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eppoli Chianti Classic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s4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qj0jje38pjazzgjz</text:p>
          </table:table-cell>
          <table:table-cell office:value-type="string">
            <text:p>RED</text:p>
          </table:table-cell>
          <table:table-cell office:value-type="string">
            <text:p>Chianti Classico Pèppoli</text:p>
          </table:table-cell>
          <table:table-cell office:value-type="string">
            <text:p>Antinori</text:p>
          </table:table-cell>
          <table:table-cell office:value-type="float" office:value="47.16609">
            <text:p>47.1660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e Promisso</text:p>
          </table:table-cell>
          <table:table-cell office:value-type="string">
            <text:p>Bel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jf3y90hjc2qekxk4a2</text:p>
          </table:table-cell>
          <table:table-cell office:value-type="string">
            <text:p>RED</text:p>
          </table:table-cell>
          <table:table-cell office:value-type="string">
            <text:p>De Promisso</text:p>
          </table:table-cell>
          <table:table-cell office:value-type="string">
            <text:p>Bellia</text:p>
          </table:table-cell>
          <table:table-cell office:value-type="float" office:value="34.29376">
            <text:p>34.293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Orange del Teso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expx9g2ggcw2qac56g</text:p>
          </table:table-cell>
          <table:table-cell office:value-type="string">
            <text:p>WHITE</text:p>
          </table:table-cell>
          <table:table-cell office:value-type="string">
            <text:p>Orange del Teso</text:p>
          </table:table-cell>
          <table:table-cell office:value-type="string">
            <text:p>Fattoria del Teso</text:p>
          </table:table-cell>
          <table:table-cell office:value-type="float" office:value="51.60852">
            <text:p>51.608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tav10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08a0efbnzj576vc7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Fiegl</text:p>
          </table:table-cell>
          <table:table-cell office:value-type="float" office:value="31.057207">
            <text:p>31.0572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duzzo</text:p>
          </table:table-cell>
          <table:table-cell office:value-type="string">
            <text:p>I Cliv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1fv9hy7mdbs5q5na0</text:p>
          </table:table-cell>
          <table:table-cell office:value-type="string">
            <text:p>WHITE</text:p>
          </table:table-cell>
          <table:table-cell office:value-type="string">
            <text:p>Verduzzo</text:p>
          </table:table-cell>
          <table:table-cell office:value-type="string">
            <text:p>I Clivi</text:p>
          </table:table-cell>
          <table:table-cell office:value-type="float" office:value="40.398422">
            <text:p>40.39842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hcm2x4xhdhxsq1zxg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Kante</text:p>
          </table:table-cell>
          <table:table-cell office:value-type="float" office:value="26.302958">
            <text:p>26.3029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hjxgfhda4ex1gp6fh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Kante</text:p>
          </table:table-cell>
          <table:table-cell office:value-type="float" office:value="25.727932">
            <text:p>25.72793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Castellad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803">
            <text:p>1803</text:p>
          </table:table-cell>
          <table:table-cell office:value-type="float" office:value="2">
            <text:p>2</text:p>
          </table:table-cell>
          <table:table-cell office:value-type="string">
            <text:p>Frigo Sala sx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f8k7vy5ffxx34j9kt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Castellada</text:p>
          </table:table-cell>
          <table:table-cell office:value-type="float" office:value="38.322845">
            <text:p>38.3228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8">
            <text:p>8</text:p>
          </table:table-cell>
          <table:table-cell office:value-type="string">
            <text:p>Frigo Sala sx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mcc77j7xxs545j5g1p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Luna Storta</text:p>
          </table:table-cell>
          <table:table-cell office:value-type="float" office:value="47.432556">
            <text:p>47.4325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2">
            <text:p>12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t2y4wyvn506nah9jw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e Monde</text:p>
          </table:table-cell>
          <table:table-cell office:value-type="float" office:value="28.035992">
            <text:p>28.03599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0">
            <text:p>10</text:p>
          </table:table-cell>
          <table:table-cell office:value-type="string">
            <text:p>s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6p0empb8e8tky0mbn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Le Monde</text:p>
          </table:table-cell>
          <table:table-cell office:value-type="float" office:value="26.842188">
            <text:p>26.8421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No Name Friulano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zvn63tak4qvz1d71</text:p>
          </table:table-cell>
          <table:table-cell office:value-type="string">
            <text:p>WHITE</text:p>
          </table:table-cell>
          <table:table-cell office:value-type="string">
            <text:p>Friulano No Name</text:p>
          </table:table-cell>
          <table:table-cell office:value-type="string">
            <text:p>Le Vigne di Zamò</text:p>
          </table:table-cell>
          <table:table-cell office:value-type="float" office:value="53.992477">
            <text:p>53.992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my30v7ht02gf3jta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Le Vigne di Zamò</text:p>
          </table:table-cell>
          <table:table-cell office:value-type="float" office:value="49.633812">
            <text:p>49.63381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bbazia di Rosazzo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>
            <text:p>Fornitore: regalo Paol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w9f9wt2tmgyg2xznx</text:p>
          </table:table-cell>
          <table:table-cell office:value-type="string">
            <text:p>WHITE</text:p>
          </table:table-cell>
          <table:table-cell office:value-type="string">
            <text:p>Abbazia di Rosazzo</text:p>
          </table:table-cell>
          <table:table-cell office:value-type="string">
            <text:p>Livio Felluga</text:p>
          </table:table-cell>
          <table:table-cell office:value-type="float" office:value="57.782333">
            <text:p>57.7823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9">
            <text:p>9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3dxfswyhynw8e7e1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ivio Felluga</text:p>
          </table:table-cell>
          <table:table-cell office:value-type="float" office:value="48.14576">
            <text:p>48.145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Marjan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300">
            <text:p>3300</text:p>
          </table:table-cell>
          <table:table-cell office:value-type="float" office:value="983">
            <text:p>983</text:p>
          </table:table-cell>
          <table:table-cell office:value-type="float" office:value="2">
            <text:p>2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zdmaty1zt92kbvgd4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Marjan Simčič</text:p>
          </table:table-cell>
          <table:table-cell office:value-type="float" office:value="48.825382">
            <text:p>48.8253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onogramma Riesling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393">
            <text:p>139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a5rxdrym6cc56j1y</text:p>
          </table:table-cell>
          <table:table-cell office:value-type="string">
            <text:p>WHITE</text:p>
          </table:table-cell>
          <table:table-cell office:value-type="string">
            <text:p>Monogramma Riesling</text:p>
          </table:table-cell>
          <table:table-cell office:value-type="string">
            <text:p>Pojer e Sandri</text:p>
          </table:table-cell>
          <table:table-cell office:value-type="float" office:value="55.399647">
            <text:p>55.3996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Seve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fs3q9v7kynnr2c26d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Severo</text:p>
          </table:table-cell>
          <table:table-cell office:value-type="float" office:value="56.487648">
            <text:p>56.4876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electus</text:p>
          </table:table-cell>
          <table:table-cell office:value-type="string">
            <text:p>Ron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1ej2zgs212qab8vya</text:p>
          </table:table-cell>
          <table:table-cell office:value-type="string">
            <text:p>WHITE</text:p>
          </table:table-cell>
          <table:table-cell office:value-type="string">
            <text:p>Selectus Chardonnay</text:p>
          </table:table-cell>
          <table:table-cell office:value-type="string">
            <text:p>RONK</text:p>
          </table:table-cell>
          <table:table-cell office:value-type="float" office:value="28.245295">
            <text:p>28.2452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Sanc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vh1waeaszvx5ssz87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Sancin</text:p>
          </table:table-cell>
          <table:table-cell office:value-type="float" office:value="35.966713">
            <text:p>35.9667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ewvawppfkq8fqqb7j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ami</text:p>
          </table:table-cell>
          <table:table-cell office:value-type="float" office:value="34.984787">
            <text:p>34.9847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re Del Fa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4">
            <text:p>4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4xghzhfhqczrp2k2q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re del Faet</text:p>
          </table:table-cell>
          <table:table-cell office:value-type="float" office:value="40.523697">
            <text:p>40.5236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Rubeôlus - Ribolla Gialla Brut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36">
            <text:p>36</text:p>
          </table:table-cell>
          <table:table-cell office:value-type="string">
            <text:p>F bianchi+totem+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vdbsxtq3zx756wxjwe</text:p>
          </table:table-cell>
          <table:table-cell office:value-type="string">
            <text:p>SPARKLING</text:p>
          </table:table-cell>
          <table:table-cell office:value-type="string">
            <text:p>Rubeŏlus Ribolla Gialla Brut</text:p>
          </table:table-cell>
          <table:table-cell office:value-type="string">
            <text:p>Ermes Botanica</text:p>
          </table:table-cell>
          <table:table-cell office:value-type="float" office:value="67.92808">
            <text:p>67.9280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ouquet Frizzante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p6sa7mz635n2cr68sv</text:p>
          </table:table-cell>
          <table:table-cell office:value-type="string">
            <text:p>SPARKLING</text:p>
          </table:table-cell>
          <table:table-cell office:value-type="string">
            <text:p>Bouquet Frizzante</text:p>
          </table:table-cell>
          <table:table-cell office:value-type="string">
            <text:p>Tenuta Rapitalà</text:p>
          </table:table-cell>
          <table:table-cell office:value-type="float" office:value="48.09352">
            <text:p>48.093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sarin - Barbaresco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>
            <text:p>Fornitore: friends???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s27p4kajygc89h1rdr</text:p>
          </table:table-cell>
          <table:table-cell office:value-type="string">
            <text:p>RED</text:p>
          </table:table-cell>
          <table:table-cell office:value-type="string">
            <text:p>Barbaresco Basarin</text:p>
          </table:table-cell>
          <table:table-cell office:value-type="string">
            <text:p>Negro Angelo</text:p>
          </table:table-cell>
          <table:table-cell office:value-type="float" office:value="53.356575">
            <text:p>53.3565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5600">
            <text:p>5600</text:p>
          </table:table-cell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3.274963">
            <text:p>43.2749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1721">
            <text:p>1721</text:p>
          </table:table-cell>
          <table:table-cell office:value-type="float" office:value="12">
            <text:p>12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12088">
            <text:p>53.1208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inot Grigio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>
            <text:p>Fornitore: zi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vgctt8akt0s1yea669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La Castellada</text:p>
          </table:table-cell>
          <table:table-cell office:value-type="float" office:value="37.64014">
            <text:p>37.640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Doro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xa1e98z3bfbvkkrbh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Doro Princic</text:p>
          </table:table-cell>
          <table:table-cell office:value-type="float" office:value="39.613766">
            <text:p>39.6137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?</text:p>
          </table:table-cell>
          <table:table-cell office:value-type="string">
            <text:p>Doro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3xgbf59yrnks5vwjaf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Doro Princic</text:p>
          </table:table-cell>
          <table:table-cell office:value-type="float" office:value="44.57114">
            <text:p>44.571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8198k3bx7wp4hkft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Cesconi</text:p>
          </table:table-cell>
          <table:table-cell office:value-type="float" office:value="39.27687">
            <text:p>39.276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  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1803">
            <text:p>180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g2v9vexazchvnnjkk7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Le Due Terre</text:p>
          </table:table-cell>
          <table:table-cell office:value-type="float" office:value="29.89231">
            <text:p>29.8923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rbis Ros Pignol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1803">
            <text:p>1803</text:p>
          </table:table-cell>
          <table:table-cell office:value-type="float" office:value="3">
            <text:p>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5v6jb7e77rwje2t8</text:p>
          </table:table-cell>
          <table:table-cell office:value-type="string">
            <text:p>RED</text:p>
          </table:table-cell>
          <table:table-cell office:value-type="string">
            <text:p>Pignolo Arbis Ròs</text:p>
          </table:table-cell>
          <table:table-cell office:value-type="string">
            <text:p>Borgo San Daniele</text:p>
          </table:table-cell>
          <table:table-cell office:value-type="float" office:value="57.199936">
            <text:p>57.1999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rbis ROS Pignol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377">
            <text:p>2377</text:p>
          </table:table-cell>
          <table:table-cell office:value-type="float" office:value="13">
            <text:p>1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5v6jb7e77rwje2t8</text:p>
          </table:table-cell>
          <table:table-cell office:value-type="string">
            <text:p>RED</text:p>
          </table:table-cell>
          <table:table-cell office:value-type="string">
            <text:p>Pignolo Arbis Ròs</text:p>
          </table:table-cell>
          <table:table-cell office:value-type="string">
            <text:p>Borgo San Daniele</text:p>
          </table:table-cell>
          <table:table-cell office:value-type="float" office:value="57.199936">
            <text:p>57.1999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luna Primitivo Salento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8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36badsv9jpbfkc4h3</text:p>
          </table:table-cell>
          <table:table-cell office:value-type="string">
            <text:p>RED</text:p>
          </table:table-cell>
          <table:table-cell office:value-type="string">
            <text:p>Primitivo Salento Pilùna</text:p>
          </table:table-cell>
          <table:table-cell office:value-type="string">
            <text:p>Castello Monaci</text:p>
          </table:table-cell>
          <table:table-cell office:value-type="float" office:value="57.305527">
            <text:p>57.3055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8t3kr0338y8df3ry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Ceretto</text:p>
          </table:table-cell>
          <table:table-cell office:value-type="float" office:value="36.32722">
            <text:p>36.3272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57qeprbbe7k7g6rg</text:p>
          </table:table-cell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float" office:value="49.832096">
            <text:p>49.83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57qeprbbe7k7g6rg</text:p>
          </table:table-cell>
          <table:table-cell office:value-type="string">
            <text:p>RED</text:p>
          </table:table-cell>
          <table:table-cell office:value-type="string">
            <text:p>Nebbiolo d'Alba Bernardina</text:p>
          </table:table-cell>
          <table:table-cell office:value-type="string">
            <text:p>Ceretto</text:p>
          </table:table-cell>
          <table:table-cell office:value-type="float" office:value="49.832096">
            <text:p>49.8320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carlo Riserva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4">
            <text:p>4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exntz9mz108jpsx0dd</text:p>
          </table:table-cell>
          <table:table-cell office:value-type="string">
            <text:p>RED</text:p>
          </table:table-cell>
          <table:table-cell office:value-type="string">
            <text:p>Montecarlo Riserva</text:p>
          </table:table-cell>
          <table:table-cell office:value-type="string">
            <text:p>Fattoria del Teso</text:p>
          </table:table-cell>
          <table:table-cell office:value-type="float" office:value="46.07253">
            <text:p>46.072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opold Merlot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1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dn46ebzqq723adb</text:p>
          </table:table-cell>
          <table:table-cell office:value-type="string">
            <text:p>RED</text:p>
          </table:table-cell>
          <table:table-cell office:value-type="string">
            <text:p>Merlot Leopold</text:p>
          </table:table-cell>
          <table:table-cell office:value-type="string">
            <text:p>Fiegl</text:p>
          </table:table-cell>
          <table:table-cell office:value-type="float" office:value="44.064495">
            <text:p>44.0644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5142gkhja8j29qa8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Fiegl</text:p>
          </table:table-cell>
          <table:table-cell office:value-type="float" office:value="32.261456">
            <text:p>32.261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lbe (Barolo)</text:p>
          </table:table-cell>
          <table:table-cell office:value-type="string">
            <text:p>G. D.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h1yg01e98qnrzvhg</text:p>
          </table:table-cell>
          <table:table-cell office:value-type="string">
            <text:p>RED</text:p>
          </table:table-cell>
          <table:table-cell office:value-type="string">
            <text:p>Barolo Albe</text:p>
          </table:table-cell>
          <table:table-cell office:value-type="string">
            <text:p>G.D. Vajra</text:p>
          </table:table-cell>
          <table:table-cell office:value-type="float" office:value="44.400898">
            <text:p>44.40089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Guido Po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t6m08zdq2c5s93mw0s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Guido Porro</text:p>
          </table:table-cell>
          <table:table-cell office:value-type="float" office:value="44.841415">
            <text:p>44.8414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000">
            <text:p>8000</text:p>
          </table:table-cell>
          <table:table-cell office:value-type="float" office:value="2540">
            <text:p>2540</text:p>
          </table:table-cell>
          <table:table-cell office:value-type="float" office:value="10">
            <text:p>10</text:p>
          </table:table-cell>
          <table:table-cell office:value-type="string">
            <text:p>s2+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59pkq80ppx53c4nvx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 Castellada</text:p>
          </table:table-cell>
          <table:table-cell office:value-type="float" office:value="33.95094">
            <text:p>33.950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 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7">
            <text:p>7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mn3g6ecvtth470bxtd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a Luna Storta</text:p>
          </table:table-cell>
          <table:table-cell office:value-type="float" office:value="43.06065">
            <text:p>43.060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qr1wdjn8dk1rj61em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Le Monde</text:p>
          </table:table-cell>
          <table:table-cell office:value-type="float" office:value="25.4721">
            <text:p>25.472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rbis Blanc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31h0r91yvwtme6rf</text:p>
          </table:table-cell>
          <table:table-cell office:value-type="string">
            <text:p>WHITE</text:p>
          </table:table-cell>
          <table:table-cell office:value-type="string">
            <text:p>Arbis Blanc</text:p>
          </table:table-cell>
          <table:table-cell office:value-type="string">
            <text:p>Borgo San Daniele</text:p>
          </table:table-cell>
          <table:table-cell office:value-type="float" office:value="44.71483">
            <text:p>44.714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M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2t0jrp196j31qqqq8p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Monde</text:p>
          </table:table-cell>
          <table:table-cell office:value-type="float" office:value="23.664085">
            <text:p>23.6640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12">
            <text:p>12</text:p>
          </table:table-cell>
          <table:table-cell office:value-type="string">
            <text:p>s2+Frigo Sala sx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53xk5s2tff6nqw82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ivio Felluga</text:p>
          </table:table-cell>
          <table:table-cell office:value-type="float" office:value="43.773853">
            <text:p>43.7738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6">
            <text:p>6</text:p>
          </table:table-cell>
          <table:table-cell office:value-type="string">
            <text:p>s2+Frigo Sala sx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pk96y45xa8mdmadx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Livio Felluga</text:p>
          </table:table-cell>
          <table:table-cell office:value-type="float" office:value="60.320427">
            <text:p>60.3204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Varneri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737">
            <text:p>737</text:p>
          </table:table-cell>
          <table:table-cell office:value-type="float" office:value="30">
            <text:p>30</text:p>
          </table:table-cell>
          <table:table-cell office:value-type="string">
            <text:p>s1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aj53g2kkswa7fr05</text:p>
          </table:table-cell>
          <table:table-cell office:value-type="string">
            <text:p>RED</text:p>
          </table:table-cell>
          <table:table-cell office:value-type="string">
            <text:p>Merlot Varneri</text:p>
          </table:table-cell>
          <table:table-cell office:value-type="string">
            <text:p>Marco Felluga</text:p>
          </table:table-cell>
          <table:table-cell office:value-type="float" office:value="50.74034">
            <text:p>50.740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ut Da Ri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tan6xtn3xzc6ct6yw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ut Da Rive</text:p>
          </table:table-cell>
          <table:table-cell office:value-type="float" office:value="42.687824">
            <text:p>42.6878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olneri Barbera d'Asti Superiore</text:p>
          </table:table-cell>
          <table:table-cell office:value-type="string">
            <text:p>Pesc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475">
            <text:p>1475</text:p>
          </table:table-cell>
          <table:table-cell office:value-type="float" office:value="5">
            <text:p>5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xqwdwkkmst6wp85989</text:p>
          </table:table-cell>
          <table:table-cell office:value-type="string">
            <text:p>RED</text:p>
          </table:table-cell>
          <table:table-cell office:value-type="string">
            <text:p>Solneri Barbera d'Asti Superiore</text:p>
          </table:table-cell>
          <table:table-cell office:value-type="string">
            <text:p>Pescaja</text:p>
          </table:table-cell>
          <table:table-cell office:value-type="float" office:value="49.99489">
            <text:p>49.9948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ed Selectus</text:p>
          </table:table-cell>
          <table:table-cell office:value-type="string">
            <text:p>Ron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0n1jh47p4c4k0jbq9</text:p>
          </table:table-cell>
          <table:table-cell office:value-type="string">
            <text:p>RED</text:p>
          </table:table-cell>
          <table:table-cell office:value-type="string">
            <text:p>Selectus Red</text:p>
          </table:table-cell>
          <table:table-cell office:value-type="string">
            <text:p>RONK</text:p>
          </table:table-cell>
          <table:table-cell office:value-type="float" office:value="29.980013">
            <text:p>29.9800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Russiz Superiore Marco Fellug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fhjssaqbjqgfd3j2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Marco Felluga - Russiz Superiore</text:p>
          </table:table-cell>
          <table:table-cell office:value-type="float" office:value="60.220127">
            <text:p>60.22012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">
            <text:p>2600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string">
            <text:p>s2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1zm91bwxeqnrt7c86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float" office:value="30.612885">
            <text:p>30.6128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1zm91bwxeqnrt7c86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Tami</text:p>
          </table:table-cell>
          <table:table-cell office:value-type="float" office:value="30.612885">
            <text:p>30.6128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6">
            <text:p>6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5vve7vqe8t0h8d3en</text:p>
          </table:table-cell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Tami</text:p>
          </table:table-cell>
          <table:table-cell office:value-type="float" office:value="34.684113">
            <text:p>34.6841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Torre dei Be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6j2g61bp99jgzzr6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Torre dei Beati</text:p>
          </table:table-cell>
          <table:table-cell office:value-type="float" office:value="46.312824">
            <text:p>46.3128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Gattinara Riserva</text:p>
          </table:table-cell>
          <table:table-cell office:value-type="string">
            <text:p>Travag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554gs5v0h51dt1ezv</text:p>
          </table:table-cell>
          <table:table-cell office:value-type="string">
            <text:p>RED</text:p>
          </table:table-cell>
          <table:table-cell office:value-type="string">
            <text:p>Gattinara Riserva</text:p>
          </table:table-cell>
          <table:table-cell office:value-type="string">
            <text:p>Travaglini</text:p>
          </table:table-cell>
          <table:table-cell office:value-type="float" office:value="42.42452">
            <text:p>42.424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remant de Bourgogne Brut</text:p>
          </table:table-cell>
          <table:table-cell office:value-type="string">
            <text:p>Veuve Amb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90">
            <text:p>90</text:p>
          </table:table-cell>
          <table:table-cell office:value-type="string">
            <text:p>Frigo Sala dx+totem+ingress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vk1m51fwzdfvaefnr</text:p>
          </table:table-cell>
          <table:table-cell office:value-type="string">
            <text:p>SPARKLING</text:p>
          </table:table-cell>
          <table:table-cell office:value-type="string">
            <text:p>Crémant de Bourgogne Brut</text:p>
          </table:table-cell>
          <table:table-cell office:value-type="string">
            <text:p>Veuve Ambal</text:p>
          </table:table-cell>
          <table:table-cell office:value-type="float" office:value="49.686424">
            <text:p>49.6864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Agricoltori del Chianti Geograf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5wxcvkyp8gx0gjxhx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Geografico</text:p>
          </table:table-cell>
          <table:table-cell office:value-type="float" office:value="37.83347">
            <text:p>37.833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della Valpolicella Classico docg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5000">
            <text:p>15000</text:p>
          </table:table-cell>
          <table:table-cell office:value-type="float" office:value="6229">
            <text:p>6229</text:p>
          </table:table-cell>
          <table:table-cell office:value-type="float" office:value="4">
            <text:p>4</text:p>
          </table:table-cell>
          <table:table-cell office:value-type="string">
            <text:p>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47.865364">
            <text:p>47.8653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della Valpolicella Classico docg 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000">
            <text:p>12000</text:p>
          </table:table-cell>
          <table:table-cell office:value-type="float" office:value="4344">
            <text:p>4344</text:p>
          </table:table-cell>
          <table:table-cell office:value-type="float" office:value="5">
            <text:p>5</text:p>
          </table:table-cell>
          <table:table-cell office:value-type="string">
            <text:p>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47.865364">
            <text:p>47.8653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 Grola igt Rosso Verones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78945">
            <text:p>44.78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 Grola igt Rosso Verones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17">
            <text:p>17</text:p>
          </table:table-cell>
          <table:table-cell office:value-type="string">
            <text:p>s4+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78945">
            <text:p>44.78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 Poja - Corvina Veronese igt V.S Cassa Luxury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6229">
            <text:p>6229</text:p>
          </table:table-cell>
          <table:table-cell office:value-type="float" office:value="5">
            <text:p>5</text:p>
          </table:table-cell>
          <table:table-cell office:value-type="string">
            <text:p>s3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k9nn59ds3pr5ma5en</text:p>
          </table:table-cell>
          <table:table-cell office:value-type="string">
            <text:p>RED</text:p>
          </table:table-cell>
          <table:table-cell office:value-type="string">
            <text:p>La Poja</text:p>
          </table:table-cell>
          <table:table-cell office:value-type="string">
            <text:p>Allegrini</text:p>
          </table:table-cell>
          <table:table-cell office:value-type="float" office:value="42.569424">
            <text:p>42.5694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alazzo della Torre igt - Corvina e Rond. Met. Alleg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1065">
            <text:p>1065</text:p>
          </table:table-cell>
          <table:table-cell office:value-type="float" office:value="4">
            <text:p>4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02ad24d2x408hzb0v</text:p>
          </table:table-cell>
          <table:table-cell office:value-type="string">
            <text:p>RED</text:p>
          </table:table-cell>
          <table:table-cell office:value-type="string">
            <text:p>Palazzo della Torre</text:p>
          </table:table-cell>
          <table:table-cell office:value-type="string">
            <text:p>Allegrini</text:p>
          </table:table-cell>
          <table:table-cell office:value-type="float" office:value="48.683804">
            <text:p>48.6838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doc Corte Giar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8bmgm4v8yks2v5np</text:p>
          </table:table-cell>
          <table:table-cell office:value-type="string">
            <text:p>RED</text:p>
          </table:table-cell>
          <table:table-cell office:value-type="string">
            <text:p>Valpolicella</text:p>
          </table:table-cell>
          <table:table-cell office:value-type="string">
            <text:p>Allegrini</text:p>
          </table:table-cell>
          <table:table-cell office:value-type="float" office:value="35.056553">
            <text:p>35.0565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docg Comune Serralunga C.Legno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000">
            <text:p>6000</text:p>
          </table:table-cell>
          <table:table-cell office:value-type="float" office:value="2540">
            <text:p>2540</text:p>
          </table:table-cell>
          <table:table-cell office:value-type="float" office:value="1">
            <text:p>1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y3y1kqf6tebnn50gnt</text:p>
          </table:table-cell>
          <table:table-cell office:value-type="string">
            <text:p>RED</text:p>
          </table:table-cell>
          <table:table-cell office:value-type="string">
            <text:p>Barolo del Comune di Serralunga d’Alba</text:p>
          </table:table-cell>
          <table:table-cell office:value-type="string">
            <text:p>Negro Angelo</text:p>
          </table:table-cell>
          <table:table-cell office:value-type="float" office:value="50.179733">
            <text:p>50.1797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sarin - Barbaresco docg Ris.C.Legno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string">
            <text:p>s3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27p4kajygc89h1rdr</text:p>
          </table:table-cell>
          <table:table-cell office:value-type="string">
            <text:p>RED</text:p>
          </table:table-cell>
          <table:table-cell office:value-type="string">
            <text:p>Barbaresco Basarin</text:p>
          </table:table-cell>
          <table:table-cell office:value-type="string">
            <text:p>Negro Angelo</text:p>
          </table:table-cell>
          <table:table-cell office:value-type="float" office:value="54.146103">
            <text:p>54.1461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rachiosso Roero docg (Omaggio)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e6yv841ms5t057ee</text:p>
          </table:table-cell>
          <table:table-cell office:value-type="string">
            <text:p>RED</text:p>
          </table:table-cell>
          <table:table-cell office:value-type="string">
            <text:p>Prachiosso Nebbiolo Roero</text:p>
          </table:table-cell>
          <table:table-cell office:value-type="string">
            <text:p>Negro Angelo</text:p>
          </table:table-cell>
          <table:table-cell office:value-type="float" office:value="54.4801">
            <text:p>54.48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udisfa' - Roero docg Riserva</text:p>
          </table:table-cell>
          <table:table-cell office:value-type="string">
            <text:p>Angelo Neg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000">
            <text:p>6000</text:p>
          </table:table-cell>
          <table:table-cell office:value-type="float" office:value="2213">
            <text:p>2213</text:p>
          </table:table-cell>
          <table:table-cell office:value-type="float" office:value="1">
            <text:p>1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f6jmyd1egy7bpg47n</text:p>
          </table:table-cell>
          <table:table-cell office:value-type="string">
            <text:p>RED</text:p>
          </table:table-cell>
          <table:table-cell office:value-type="string">
            <text:p>Nebbiolo Roero Riserva Sudisfà</text:p>
          </table:table-cell>
          <table:table-cell office:value-type="string">
            <text:p>Negro Angelo</text:p>
          </table:table-cell>
          <table:table-cell office:value-type="float" office:value="55.128696">
            <text:p>55.1286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dia a Passignano - Chianti G.S.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2786">
            <text:p>2786</text:p>
          </table:table-cell>
          <table:table-cell office:value-type="float" office:value="2">
            <text:p>2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s1s3v040zme1eh6r</text:p>
          </table:table-cell>
          <table:table-cell office:value-type="string">
            <text:p>RED</text:p>
          </table:table-cell>
          <table:table-cell office:value-type="string">
            <text:p>Chianti Classico Badia A Passignano</text:p>
          </table:table-cell>
          <table:table-cell office:value-type="string">
            <text:p>Antinori</text:p>
          </table:table-cell>
          <table:table-cell office:value-type="float" office:value="51.132317">
            <text:p>51.1323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uado al Tasso- Bolgheri Sup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8000">
            <text:p>18000</text:p>
          </table:table-cell>
          <table:table-cell office:value-type="float" office:value="7213">
            <text:p>7213</text:p>
          </table:table-cell>
          <table:table-cell office:value-type="float" office:value="6">
            <text:p>6</text:p>
          </table:table-cell>
          <table:table-cell office:value-type="string">
            <text:p>s4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pz39jjygwhhcww7b</text:p>
          </table:table-cell>
          <table:table-cell office:value-type="string">
            <text:p>RED</text:p>
          </table:table-cell>
          <table:table-cell office:value-type="string">
            <text:p>Tenuta Guado al Tasso Walfredo Syrah</text:p>
          </table:table-cell>
          <table:table-cell office:value-type="string">
            <text:p>Antinori</text:p>
          </table:table-cell>
          <table:table-cell office:value-type="float" office:value="44.04294">
            <text:p>44.042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 Sang.C.S +C.F.Barrique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5000">
            <text:p>15000</text:p>
          </table:table-cell>
          <table:table-cell office:value-type="float" office:value="5819">
            <text:p>5819</text:p>
          </table:table-cell>
          <table:table-cell office:value-type="float" office:value="4">
            <text:p>4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44244">
            <text:p>33.2442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iserva Chianti Cl.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229">
            <text:p>1229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42.481262">
            <text:p>42.4812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yder Cup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42.481262">
            <text:p>42.4812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Bruciato - Tenuta Guado al Tasso</text:p>
          </table:table-cell>
          <table:table-cell office:value-type="string">
            <text:p>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9">
            <text:p>9</text:p>
          </table:table-cell>
          <table:table-cell office:value-type="string">
            <text:p>s4+bar0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xpz39jjygwhhcww7b</text:p>
          </table:table-cell>
          <table:table-cell office:value-type="string">
            <text:p>RED</text:p>
          </table:table-cell>
          <table:table-cell office:value-type="string">
            <text:p>Tenuta Guado al Tasso Walfredo Syrah</text:p>
          </table:table-cell>
          <table:table-cell office:value-type="string">
            <text:p>Antinori</text:p>
          </table:table-cell>
          <table:table-cell office:value-type="float" office:value="49.858826">
            <text:p>49.8588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ecante - Grechetto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737">
            <text:p>737</text:p>
          </table:table-cell>
          <table:table-cell office:value-type="float" office:value="7">
            <text:p>7</text:p>
          </table:table-cell>
          <table:table-cell office:value-type="string">
            <text:p>Frigo Sala sx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qkpj5v6cdpwb49q8</text:p>
          </table:table-cell>
          <table:table-cell office:value-type="string">
            <text:p>RED</text:p>
          </table:table-cell>
          <table:table-cell office:value-type="string">
            <text:p>Grechetto</text:p>
          </table:table-cell>
          <table:table-cell office:value-type="string">
            <text:p>Arnaldo-Caprai</text:p>
          </table:table-cell>
          <table:table-cell office:value-type="float" office:value="49.115723">
            <text:p>49.1157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2 Anni Barrique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gq4pa2w8y1fjxhc</text:p>
          </table:table-cell>
          <table:table-cell office:value-type="string">
            <text:p>RED</text:p>
          </table:table-cell>
          <table:table-cell office:value-type="string">
            <text:p>Sagrantino 25 Anni</text:p>
          </table:table-cell>
          <table:table-cell office:value-type="string">
            <text:p>Arnaldo-Caprai</text:p>
          </table:table-cell>
          <table:table-cell office:value-type="float" office:value="46.382626">
            <text:p>46.3826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falco Rosso Riserva doc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311">
            <text:p>1311</text:p>
          </table:table-cell>
          <table:table-cell office:value-type="float" office:value="8">
            <text:p>8</text:p>
          </table:table-cell>
          <table:table-cell office:value-type="string">
            <text:p>s4+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dj3xcbecw69tg5d</text:p>
          </table:table-cell>
          <table:table-cell office:value-type="string">
            <text:p>RED</text:p>
          </table:table-cell>
          <table:table-cell office:value-type="string">
            <text:p>Riserva Montefalco Rosso</text:p>
          </table:table-cell>
          <table:table-cell office:value-type="string">
            <text:p>Arnaldo-Caprai</text:p>
          </table:table-cell>
          <table:table-cell office:value-type="float" office:value="53.463284">
            <text:p>53.4632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falco Rosso Riserva doc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17">
            <text:p>17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dj3xcbecw69tg5d</text:p>
          </table:table-cell>
          <table:table-cell office:value-type="string">
            <text:p>RED</text:p>
          </table:table-cell>
          <table:table-cell office:value-type="string">
            <text:p>Riserva Montefalco Rosso</text:p>
          </table:table-cell>
          <table:table-cell office:value-type="string">
            <text:p>Arnaldo-Caprai</text:p>
          </table:table-cell>
          <table:table-cell office:value-type="float" office:value="53.463284">
            <text:p>53.4632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falco Sagrantino  - 25 Anni docg 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3278">
            <text:p>3278</text:p>
          </table:table-cell>
          <table:table-cell office:value-type="float" office:value="3">
            <text:p>3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gq4pa2w8y1fjxhc</text:p>
          </table:table-cell>
          <table:table-cell office:value-type="string">
            <text:p>RED</text:p>
          </table:table-cell>
          <table:table-cell office:value-type="string">
            <text:p>Sagrantino 25 Anni</text:p>
          </table:table-cell>
          <table:table-cell office:value-type="string">
            <text:p>Arnaldo-Caprai</text:p>
          </table:table-cell>
          <table:table-cell office:value-type="float" office:value="63.174847">
            <text:p>63.1748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falco Sagrantino  - 25 Anni docg 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3278">
            <text:p>3278</text:p>
          </table:table-cell>
          <table:table-cell office:value-type="float" office:value="6">
            <text:p>6</text:p>
          </table:table-cell>
          <table:table-cell office:value-type="string">
            <text:p>s4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gq4pa2w8y1fjxhc</text:p>
          </table:table-cell>
          <table:table-cell office:value-type="string">
            <text:p>RED</text:p>
          </table:table-cell>
          <table:table-cell office:value-type="string">
            <text:p>Sagrantino 25 Anni</text:p>
          </table:table-cell>
          <table:table-cell office:value-type="string">
            <text:p>Arnaldo-Caprai</text:p>
          </table:table-cell>
          <table:table-cell office:value-type="float" office:value="63.174847">
            <text:p>63.1748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falco Sagrantino Val di Maggio docg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03">
            <text:p>1803</text:p>
          </table:table-cell>
          <table:table-cell office:value-type="float" office:value="6">
            <text:p>6</text:p>
          </table:table-cell>
          <table:table-cell office:value-type="string">
            <text:p>s4+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xztb5zxzcwneta9c0a</text:p>
          </table:table-cell>
          <table:table-cell office:value-type="string">
            <text:p>RED</text:p>
          </table:table-cell>
          <table:table-cell office:value-type="string">
            <text:p>Sagrantino di Montefalco</text:p>
          </table:table-cell>
          <table:table-cell office:value-type="string">
            <text:p>Arnaldo-Caprai</text:p>
          </table:table-cell>
          <table:table-cell office:value-type="float" office:value="57.884415">
            <text:p>57.8844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gna Flaminia Maremmana (Montefalco Rosso doc)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rp9abymnq375z6r3</text:p>
          </table:table-cell>
          <table:table-cell office:value-type="string">
            <text:p>RED</text:p>
          </table:table-cell>
          <table:table-cell office:value-type="string">
            <text:p>Montefalco Vigna Flaminia-Maremmana Rosso</text:p>
          </table:table-cell>
          <table:table-cell office:value-type="string">
            <text:p>Arnaldo-Caprai</text:p>
          </table:table-cell>
          <table:table-cell office:value-type="float" office:value="65.31348">
            <text:p>65.313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elum Malbech</text:p>
          </table:table-cell>
          <table:table-cell office:value-type="string">
            <text:p>Atlantic Bran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ycjc4wecb2yfjy4zd8</text:p>
          </table:table-cell>
          <table:table-cell office:value-type="string">
            <text:p>RED</text:p>
          </table:table-cell>
          <table:table-cell office:value-type="string">
            <text:p>Boca Malbec</text:p>
          </table:table-cell>
          <table:table-cell office:value-type="string">
            <text:p>Atlantica Gourmet</text:p>
          </table:table-cell>
          <table:table-cell office:value-type="float" office:value="24.620876">
            <text:p>24.6208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elum Cabernet sauvignon</text:p>
          </table:table-cell>
          <table:table-cell office:value-type="string">
            <text:p>Atlantic Brandca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kra57zbbbnet5z1kwq</text:p>
          </table:table-cell>
          <table:table-cell office:value-type="string">
            <text:p>RED</text:p>
          </table:table-cell>
          <table:table-cell office:value-type="string">
            <text:p>Merlot - Cabernet Sauvignon</text:p>
          </table:table-cell>
          <table:table-cell office:value-type="string">
            <text:p>Curral Atlantis</text:p>
          </table:table-cell>
          <table:table-cell office:value-type="float" office:value="25.969614">
            <text:p>25.9696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lub Privado Tempranillo - Rioja</text:p>
          </table:table-cell>
          <table:table-cell office:value-type="string">
            <text:p>Baron De 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5">
            <text:p>15</text:p>
          </table:table-cell>
          <table:table-cell office:value-type="string">
            <text:p>s4+bar008</text:p>
          </table:table-cell>
          <table:table-cell office:value-type="string">
            <text:p>Fornitore: Boli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phphjn0pfc81d9etkj</text:p>
          </table:table-cell>
          <table:table-cell office:value-type="string">
            <text:p>RED</text:p>
          </table:table-cell>
          <table:table-cell office:value-type="string">
            <text:p>Club Privado Reserva Rioja Hooks Herrgård</text:p>
          </table:table-cell>
          <table:table-cell office:value-type="string">
            <text:p>Baron de Ley</text:p>
          </table:table-cell>
          <table:table-cell office:value-type="float" office:value="38.61682">
            <text:p>38.616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inca Monasterio Baron De Ley</text:p>
          </table:table-cell>
          <table:table-cell office:value-type="string">
            <text:p>Baron De Ley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721">
            <text:p>1721</text:p>
          </table:table-cell>
          <table:table-cell office:value-type="float" office:value="2">
            <text:p>2</text:p>
          </table:table-cell>
          <table:table-cell office:value-type="string">
            <text:p>bar008</text:p>
          </table:table-cell>
          <table:table-cell office:value-type="string">
            <text:p>Fornitore: Boli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yt1swkrtcvd3k873</text:p>
          </table:table-cell>
          <table:table-cell office:value-type="string">
            <text:p>RED</text:p>
          </table:table-cell>
          <table:table-cell office:value-type="string">
            <text:p>Finca Monasterio Rioja</text:p>
          </table:table-cell>
          <table:table-cell office:value-type="string">
            <text:p>Baron de Ley</text:p>
          </table:table-cell>
          <table:table-cell office:value-type="float" office:value="40.76673">
            <text:p>40.766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ioja Reserva Tempranillo - Rioja Reserv</text:p>
          </table:table-cell>
          <table:table-cell office:value-type="string">
            <text:p>Baron De Ley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983">
            <text:p>983</text:p>
          </table:table-cell>
          <table:table-cell office:value-type="float" office:value="12">
            <text:p>12</text:p>
          </table:table-cell>
          <table:table-cell office:value-type="string">
            <text:p>s4+bar008</text:p>
          </table:table-cell>
          <table:table-cell office:value-type="string">
            <text:p>Fornitore: Boli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rvcmjwbxxa0n3fha88rf0h</text:p>
          </table:table-cell>
          <table:table-cell office:value-type="string">
            <text:p>RED</text:p>
          </table:table-cell>
          <table:table-cell office:value-type="string">
            <text:p>Rioja Reserva</text:p>
          </table:table-cell>
          <table:table-cell office:value-type="string">
            <text:p>Barón de Barbón</text:p>
          </table:table-cell>
          <table:table-cell office:value-type="float" office:value="48.000874">
            <text:p>48.0008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Valpolicella Classico docg  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5000">
            <text:p>15000</text:p>
          </table:table-cell>
          <table:table-cell office:value-type="float" office:value="5491">
            <text:p>5491</text:p>
          </table:table-cell>
          <table:table-cell office:value-type="float" office:value="6">
            <text:p>6</text:p>
          </table:table-cell>
          <table:table-cell office:value-type="string">
            <text:p>s2 - legno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0.960445">
            <text:p>40.9604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di Verona</text:p>
          </table:table-cell>
          <table:table-cell office:value-type="string">
            <text:p>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ar004+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7c67naady7khmb0v</text:p>
          </table:table-cell>
          <table:table-cell office:value-type="string">
            <text:p>RED</text:p>
          </table:table-cell>
          <table:table-cell office:value-type="string">
            <text:p>Novarè Verona</text:p>
          </table:table-cell>
          <table:table-cell office:value-type="string">
            <text:p>Bertani</text:p>
          </table:table-cell>
          <table:table-cell office:value-type="float" office:value="36.17735">
            <text:p>36.177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Jiasik Rosso Cabernet Sauvignon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3">
            <text:p>23</text:p>
          </table:table-cell>
          <table:table-cell office:value-type="string">
            <text:p>bar007+car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agn19vzr4h1zdhz</text:p>
          </table:table-cell>
          <table:table-cell office:value-type="string">
            <text:p>RED</text:p>
          </table:table-cell>
          <table:table-cell office:value-type="string">
            <text:p>Jiasik Rosso</text:p>
          </table:table-cell>
          <table:table-cell office:value-type="string">
            <text:p>Borgo San Daniele</text:p>
          </table:table-cell>
          <table:table-cell office:value-type="float" office:value="50.59685">
            <text:p>50.596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icco Dell'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2786">
            <text:p>2786</text:p>
          </table:table-cell>
          <table:table-cell office:value-type="float" office:value="3">
            <text:p>3</text:p>
          </table:table-cell>
          <table:table-cell office:value-type="string">
            <text:p>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43.773937">
            <text:p>43.7739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2000">
            <text:p>2000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0pna4n405bgzyw1a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Conte Brandolini d'Adda</text:p>
          </table:table-cell>
          <table:table-cell office:value-type="float" office:value="22.327394">
            <text:p>22.3273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om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vgngb3qncn7dgr2d</text:p>
          </table:table-cell>
          <table:table-cell office:value-type="string">
            <text:p>RED</text:p>
          </table:table-cell>
          <table:table-cell office:value-type="string">
            <text:p>Merlot Stomo Bio</text:p>
          </table:table-cell>
          <table:table-cell office:value-type="string">
            <text:p>Conte Brandolini d'Adda</text:p>
          </table:table-cell>
          <table:table-cell office:value-type="float" office:value="27.325628">
            <text:p>27.3256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om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1">
            <text:p>11</text:p>
          </table:table-cell>
          <table:table-cell office:value-type="string">
            <text:p>s2+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wvgngb3qncn7dgr2d</text:p>
          </table:table-cell>
          <table:table-cell office:value-type="string">
            <text:p>RED</text:p>
          </table:table-cell>
          <table:table-cell office:value-type="string">
            <text:p>Merlot Stomo Bio</text:p>
          </table:table-cell>
          <table:table-cell office:value-type="string">
            <text:p>Conte Brandolini d'Adda</text:p>
          </table:table-cell>
          <table:table-cell office:value-type="float" office:value="27.325628">
            <text:p>27.3256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storta Merlot igt 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803">
            <text:p>1803</text:p>
          </table:table-cell>
          <table:table-cell office:value-type="float" office:value="9">
            <text:p>9</text:p>
          </table:table-cell>
          <table:table-cell office:value-type="string">
            <text:p>s2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e8g2mjnadz4zx610y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Brandolin</text:p>
          </table:table-cell>
          <table:table-cell office:value-type="float" office:value="28.919388">
            <text:p>28.9193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983">
            <text:p>983</text:p>
          </table:table-cell>
          <table:table-cell office:value-type="float" office:value="12">
            <text:p>12</text:p>
          </table:table-cell>
          <table:table-cell office:value-type="string">
            <text:p>s2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vrjbrpvg0fmd3wk7q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Bressan</text:p>
          </table:table-cell>
          <table:table-cell office:value-type="float" office:value="29.26749">
            <text:p>29.267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qtkdvz46fcck3ccy6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Bressani Giuseppe</text:p>
          </table:table-cell>
          <table:table-cell office:value-type="float" office:value="44.29333">
            <text:p>44.293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ssesel Barbera  Omaggio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5f7mpaafs6kxeh7v47</text:p>
          </table:table-cell>
          <table:table-cell office:value-type="string">
            <text:p>RED</text:p>
          </table:table-cell>
          <table:table-cell office:value-type="string">
            <text:p>Barbera d'Asti</text:p>
          </table:table-cell>
          <table:table-cell office:value-type="string">
            <text:p>Tenimenti Ca'Bianca</text:p>
          </table:table-cell>
          <table:table-cell office:value-type="float" office:value="29.758192">
            <text:p>29.7581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'Asti Superiore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9">
            <text:p>19</text:p>
          </table:table-cell>
          <table:table-cell office:value-type="string">
            <text:p>s3+bar002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6zq8z5b7mnbbj38pq</text:p>
          </table:table-cell>
          <table:table-cell office:value-type="string">
            <text:p>RED</text:p>
          </table:table-cell>
          <table:table-cell office:value-type="string">
            <text:p>Barbera d'Asti Superiore</text:p>
          </table:table-cell>
          <table:table-cell office:value-type="string">
            <text:p>Tenimenti Ca'Bianca</text:p>
          </table:table-cell>
          <table:table-cell office:value-type="float" office:value="41.690205">
            <text:p>41.6902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string">
            <text:p>s3+bar002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5ebarpxr0m8fyf85wv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Tenimenti Ca'Bianca</text:p>
          </table:table-cell>
          <table:table-cell office:value-type="float" office:value="38.712368">
            <text:p>38.7123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4">
            <text:p>24</text:p>
          </table:table-cell>
          <table:table-cell office:value-type="string">
            <text:p>s4+abbattitore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5ebarpxr0m8fyf85wv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Tenimenti Ca'Bianca</text:p>
          </table:table-cell>
          <table:table-cell office:value-type="float" office:value="38.712368">
            <text:p>38.7123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ioravanti - Pinot Nero dell'Oltrepò Pavese doc </text:p>
          </table:table-cell>
          <table:table-cell office:value-type="string">
            <text:p>Calatr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cphwjw90tsebxe6t</text:p>
          </table:table-cell>
          <table:table-cell office:value-type="string">
            <text:p>RED</text:p>
          </table:table-cell>
          <table:table-cell office:value-type="string">
            <text:p>Pinot Nero Fioravanti</text:p>
          </table:table-cell>
          <table:table-cell office:value-type="string">
            <text:p>Calatroni</text:p>
          </table:table-cell>
          <table:table-cell office:value-type="float" office:value="48.52528">
            <text:p>48.525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(Oltrepo Pavese)</text:p>
          </table:table-cell>
          <table:table-cell office:value-type="string">
            <text:p>Calatr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pdq9jqet2wqgckbjf</text:p>
          </table:table-cell>
          <table:table-cell office:value-type="string">
            <text:p>RED</text:p>
          </table:table-cell>
          <table:table-cell office:value-type="string">
            <text:p>Il Vicario Bonarda dell'Oltrepo Pavese</text:p>
          </table:table-cell>
          <table:table-cell office:value-type="string">
            <text:p>Calatroni</text:p>
          </table:table-cell>
          <table:table-cell office:value-type="float" office:value="37.500767">
            <text:p>37.500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El Gat Ros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79z0df33htd2g0bbh</text:p>
          </table:table-cell>
          <table:table-cell office:value-type="string">
            <text:p>RED</text:p>
          </table:table-cell>
          <table:table-cell office:value-type="string">
            <text:p>El Gat Ros</text:p>
          </table:table-cell>
          <table:table-cell office:value-type="string">
            <text:p>Gatti</text:p>
          </table:table-cell>
          <table:table-cell office:value-type="float" office:value="45.988068">
            <text:p>45.9880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aboso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7x7aptpf2s9b3s6eh</text:p>
          </table:table-cell>
          <table:table-cell office:value-type="string">
            <text:p>RED</text:p>
          </table:table-cell>
          <table:table-cell office:value-type="string">
            <text:p>Raboso</text:p>
          </table:table-cell>
          <table:table-cell office:value-type="string">
            <text:p>Gatti</text:p>
          </table:table-cell>
          <table:table-cell office:value-type="float" office:value="36.477577">
            <text:p>36.4775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 Sodi di S. Nicolò</text:p>
          </table:table-cell>
          <table:table-cell office:value-type="string">
            <text:p>Castellare di Castel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</text:p>
          </table:table-cell>
          <table:table-cell office:value-type="float" office:value="49.738247">
            <text:p>49.7382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docg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14">
            <text:p>14</text:p>
          </table:table-cell>
          <table:table-cell office:value-type="string">
            <text:p>s3+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58e1b3jk0y3k9tsm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i Ama</text:p>
          </table:table-cell>
          <table:table-cell office:value-type="float" office:value="40.96326">
            <text:p>40.963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orenz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3032">
            <text:p>3032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6gja7fn0tpxa4jdv</text:p>
          </table:table-cell>
          <table:table-cell office:value-type="string">
            <text:p>RED</text:p>
          </table:table-cell>
          <table:table-cell office:value-type="string">
            <text:p>Chianti Classico Gran Selezione San Lorenzo</text:p>
          </table:table-cell>
          <table:table-cell office:value-type="string">
            <text:p>Castello di Ama</text:p>
          </table:table-cell>
          <table:table-cell office:value-type="float" office:value="39.818066">
            <text:p>39.8180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tas Primitivo del Salento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1639">
            <text:p>1639</text:p>
          </table:table-cell>
          <table:table-cell office:value-type="float" office:value="6">
            <text:p>6</text:p>
          </table:table-cell>
          <table:table-cell office:value-type="string">
            <text:p>s4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4qsdj9vggv33c33rh</text:p>
          </table:table-cell>
          <table:table-cell office:value-type="string">
            <text:p>RED</text:p>
          </table:table-cell>
          <table:table-cell office:value-type="string">
            <text:p>Primitivo Salento Artas</text:p>
          </table:table-cell>
          <table:table-cell office:value-type="string">
            <text:p>Castello Monaci</text:p>
          </table:table-cell>
          <table:table-cell office:value-type="float" office:value="56.741158">
            <text:p>56.7411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ru Negroamaro Salento igt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bar008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3atthgzhq3znk125v</text:p>
          </table:table-cell>
          <table:table-cell office:value-type="string">
            <text:p>RED</text:p>
          </table:table-cell>
          <table:table-cell office:value-type="string">
            <text:p>Negroamaro Salento Maru</text:p>
          </table:table-cell>
          <table:table-cell office:value-type="string">
            <text:p>Castello Monaci</text:p>
          </table:table-cell>
          <table:table-cell office:value-type="float" office:value="55.018864">
            <text:p>55.0188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iu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string">
            <text:p>bar008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y7hkfw57d7zez20rme</text:p>
          </table:table-cell>
          <table:table-cell office:value-type="string">
            <text:p>RED</text:p>
          </table:table-cell>
          <table:table-cell office:value-type="string">
            <text:p>Sciù Susumaniello</text:p>
          </table:table-cell>
          <table:table-cell office:value-type="string">
            <text:p>Castello Monaci</text:p>
          </table:table-cell>
          <table:table-cell office:value-type="float" office:value="47.67263">
            <text:p>47.672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docg Bi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2950">
            <text:p>2950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aqpt1hjwa1qakn53</text:p>
          </table:table-cell>
          <table:table-cell office:value-type="string">
            <text:p>RED</text:p>
          </table:table-cell>
          <table:table-cell office:value-type="string">
            <text:p>Barbaresco Bernadot Bio</text:p>
          </table:table-cell>
          <table:table-cell office:value-type="string">
            <text:p>Ceretto</text:p>
          </table:table-cell>
          <table:table-cell office:value-type="float" office:value="40.314648">
            <text:p>40.3146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docg Bio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3688">
            <text:p>3688</text:p>
          </table:table-cell>
          <table:table-cell office:value-type="float" office:value="2">
            <text:p>2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ya318dp2ab2ndw5q</text:p>
          </table:table-cell>
          <table:table-cell office:value-type="string">
            <text:p>RED</text:p>
          </table:table-cell>
          <table:table-cell office:value-type="string">
            <text:p>Barolo Bussia Bio</text:p>
          </table:table-cell>
          <table:table-cell office:value-type="string">
            <text:p>Ceretto</text:p>
          </table:table-cell>
          <table:table-cell office:value-type="float" office:value="39.521194">
            <text:p>39.5211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at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yea97wmmagbfda3y</text:p>
          </table:table-cell>
          <table:table-cell office:value-type="string">
            <text:p>RED</text:p>
          </table:table-cell>
          <table:table-cell office:value-type="string">
            <text:p>Barolo Brunate</text:p>
          </table:table-cell>
          <table:table-cell office:value-type="string">
            <text:p>Ceretto</text:p>
          </table:table-cell>
          <table:table-cell office:value-type="float" office:value="36.894783">
            <text:p>36.8947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olcetto Rossa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pdnjf9qax3c3x132</text:p>
          </table:table-cell>
          <table:table-cell office:value-type="string">
            <text:p>RED</text:p>
          </table:table-cell>
          <table:table-cell office:value-type="string">
            <text:p>Dolcetto D'Alba Rossana Bio</text:p>
          </table:table-cell>
          <table:table-cell office:value-type="string">
            <text:p>Ceretto</text:p>
          </table:table-cell>
          <table:table-cell office:value-type="float" office:value="36.43735">
            <text:p>36.437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olcetto Rossana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pdnjf9qax3c3x132</text:p>
          </table:table-cell>
          <table:table-cell office:value-type="string">
            <text:p>RED</text:p>
          </table:table-cell>
          <table:table-cell office:value-type="string">
            <text:p>Dolcetto D'Alba Rossana Bio</text:p>
          </table:table-cell>
          <table:table-cell office:value-type="string">
            <text:p>Ceretto</text:p>
          </table:table-cell>
          <table:table-cell office:value-type="float" office:value="36.43735">
            <text:p>36.437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sordo Langhe Bio doc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311">
            <text:p>1311</text:p>
          </table:table-cell>
          <table:table-cell office:value-type="float" office:value="3">
            <text:p>3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4ng9xz5qjspjhnze</text:p>
          </table:table-cell>
          <table:table-cell office:value-type="string">
            <text:p>RED</text:p>
          </table:table-cell>
          <table:table-cell office:value-type="string">
            <text:p>Rosso Monsordo</text:p>
          </table:table-cell>
          <table:table-cell office:value-type="string">
            <text:p>Ceretto</text:p>
          </table:table-cell>
          <table:table-cell office:value-type="float" office:value="40.92514">
            <text:p>40.925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sordo Langhe Bio doc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475">
            <text:p>1475</text:p>
          </table:table-cell>
          <table:table-cell office:value-type="float" office:value="6">
            <text:p>6</text:p>
          </table:table-cell>
          <table:table-cell office:value-type="string">
            <text:p>s3</text:p>
          </table:table-cell>
          <table:table-cell office:value-type="string">
            <text:p>Fornitore: O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e4ng9xz5qjspjhnze</text:p>
          </table:table-cell>
          <table:table-cell office:value-type="string">
            <text:p>RED</text:p>
          </table:table-cell>
          <table:table-cell office:value-type="string">
            <text:p>Rosso Monsordo</text:p>
          </table:table-cell>
          <table:table-cell office:value-type="string">
            <text:p>Ceretto</text:p>
          </table:table-cell>
          <table:table-cell office:value-type="float" office:value="40.92514">
            <text:p>40.925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rapo'</text:p>
          </table:table-cell>
          <table:table-cell office:value-type="string">
            <text:p>Cer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hmbxr0sw4wbs86bm</text:p>
          </table:table-cell>
          <table:table-cell office:value-type="string">
            <text:p>RED</text:p>
          </table:table-cell>
          <table:table-cell office:value-type="string">
            <text:p>Barolo Prapò</text:p>
          </table:table-cell>
          <table:table-cell office:value-type="string">
            <text:p>Ceretto</text:p>
          </table:table-cell>
          <table:table-cell office:value-type="float" office:value="39.47006">
            <text:p>39.470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atel Vigneti delle Dolomiti 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4s2eac9d3sksdwyg</text:p>
          </table:table-cell>
          <table:table-cell office:value-type="string">
            <text:p>RED</text:p>
          </table:table-cell>
          <table:table-cell office:value-type="string">
            <text:p>Dolomiti Rosso</text:p>
          </table:table-cell>
          <table:table-cell office:value-type="string">
            <text:p>Cesconi</text:p>
          </table:table-cell>
          <table:table-cell office:value-type="float" office:value="35.50657">
            <text:p>35.506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ateaunef - Du - Pape (Cote Du Rohn)</text:p>
          </table:table-cell>
          <table:table-cell office:value-type="string">
            <text:p>Chateau Mont Re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3688">
            <text:p>3688</text:p>
          </table:table-cell>
          <table:table-cell office:value-type="float" office:value="6">
            <text:p>6</text:p>
          </table:table-cell>
          <table:table-cell office:value-type="string">
            <text:p>s4</text:p>
          </table:table-cell>
          <table:table-cell office:value-type="string">
            <text:p>Fornitore: Cerett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xdbyp498dk50r5wm</text:p>
          </table:table-cell>
          <table:table-cell office:value-type="string">
            <text:p>RED</text:p>
          </table:table-cell>
          <table:table-cell office:value-type="string">
            <text:p>Châteauneuf-du-Pape</text:p>
          </table:table-cell>
          <table:table-cell office:value-type="string">
            <text:p>Château Mont-Redon</text:p>
          </table:table-cell>
          <table:table-cell office:value-type="float" office:value="52.761078">
            <text:p>52.7610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lle Duga - Collio - Merlot </text:p>
          </table:table-cell>
          <table:table-cell office:value-type="string">
            <text:p>Colle Duga di Damian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string">
            <text:p>bar006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dvg3xnwgs0bcxygspy</text:p>
          </table:table-cell>
          <table:table-cell office:value-type="string">
            <text:p>RED</text:p>
          </table:table-cell>
          <table:table-cell office:value-type="string">
            <text:p>Merlot Collio</text:p>
          </table:table-cell>
          <table:table-cell office:value-type="string">
            <text:p>Colle Duga</text:p>
          </table:table-cell>
          <table:table-cell office:value-type="float" office:value="42.653854">
            <text:p>42.6538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ordeaux Rouge</text:p>
          </table:table-cell>
          <table:table-cell office:value-type="string">
            <text:p>Comte de Dauz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00">
            <text:p>29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1y6cadpedt3ea047yp</text:p>
          </table:table-cell>
          <table:table-cell office:value-type="string">
            <text:p>RED</text:p>
          </table:table-cell>
          <table:table-cell office:value-type="string">
            <text:p>D de Dauzac Bordeaux</text:p>
          </table:table-cell>
          <table:table-cell office:value-type="string">
            <text:p>Château Dauzac</text:p>
          </table:table-cell>
          <table:table-cell office:value-type="float" office:value="27.71273">
            <text:p>27.712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an Terran -Terrano 100% Umago</text:p>
          </table:table-cell>
          <table:table-cell office:value-type="string">
            <text:p>Coronica Mor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000">
            <text:p>6000</text:p>
          </table:table-cell>
          <table:table-cell office:value-type="float" office:value="2213">
            <text:p>2213</text:p>
          </table:table-cell>
          <table:table-cell office:value-type="float" office:value="2">
            <text:p>2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6qc9qvxpnyrqq4af8</text:p>
          </table:table-cell>
          <table:table-cell office:value-type="string">
            <text:p>RED</text:p>
          </table:table-cell>
          <table:table-cell office:value-type="string">
            <text:p>Gran Teran</text:p>
          </table:table-cell>
          <table:table-cell office:value-type="string">
            <text:p>Coronica</text:p>
          </table:table-cell>
          <table:table-cell office:value-type="float" office:value="41.907814">
            <text:p>41.9078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an - Terrano (Umago)</text:p>
          </table:table-cell>
          <table:table-cell office:value-type="string">
            <text:p>Coronica Mor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1967">
            <text:p>1967</text:p>
          </table:table-cell>
          <table:table-cell office:value-type="float" office:value="7">
            <text:p>7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7m7x8zvzv1z92r6as</text:p>
          </table:table-cell>
          <table:table-cell office:value-type="string">
            <text:p>RED</text:p>
          </table:table-cell>
          <table:table-cell office:value-type="string">
            <text:p>Teran</text:p>
          </table:table-cell>
          <table:table-cell office:value-type="string">
            <text:p>Coronica</text:p>
          </table:table-cell>
          <table:table-cell office:value-type="float" office:value="40.740936">
            <text:p>40.7409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sclapade Taglio Bordolese</text:p>
          </table:table-cell>
          <table:table-cell office:value-type="string">
            <text:p>Dori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311">
            <text:p>1311</text:p>
          </table:table-cell>
          <table:table-cell office:value-type="float" office:value="3">
            <text:p>3</text:p>
          </table:table-cell>
          <table:table-cell office:value-type="string">
            <text:p>Frigo Sala sx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fx8hkgv1j5rgnzatry</text:p>
          </table:table-cell>
          <table:table-cell office:value-type="string">
            <text:p>RED</text:p>
          </table:table-cell>
          <table:table-cell office:value-type="string">
            <text:p>Montsclapade</text:p>
          </table:table-cell>
          <table:table-cell office:value-type="string">
            <text:p>Dorigo</text:p>
          </table:table-cell>
          <table:table-cell office:value-type="float" office:value="43.629333">
            <text:p>43.6293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Doro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xf3zc2q2xn2er9fng</text:p>
          </table:table-cell>
          <table:table-cell office:value-type="string">
            <text:p>RED</text:p>
          </table:table-cell>
          <table:table-cell office:value-type="string">
            <text:p>Merlot Etichetta Blu</text:p>
          </table:table-cell>
          <table:table-cell office:value-type="string">
            <text:p>Doro Princic</text:p>
          </table:table-cell>
          <table:table-cell office:value-type="float" office:value="40.108162">
            <text:p>40.1081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govone Barbera d'Asti (da Litro)</text:p>
          </table:table-cell>
          <table:table-cell office:value-type="string">
            <text:p>Elio Perrone</text:p>
          </table:table-cell>
          <table:table-cell office:value-type="string"/>
          <table:table-cell office:value-type="string">
            <text:p>LITER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369y932yma7kjm6qw</text:p>
          </table:table-cell>
          <table:table-cell office:value-type="string">
            <text:p>RED</text:p>
          </table:table-cell>
          <table:table-cell office:value-type="string">
            <text:p>Mongovone Barbera d'Asti Superiore</text:p>
          </table:table-cell>
          <table:table-cell office:value-type="string">
            <text:p>Elio Perrone</text:p>
          </table:table-cell>
          <table:table-cell office:value-type="float" office:value="61.791832">
            <text:p>61.7918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arlo Bianco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string">
            <text:p>Frigo bianchi+magazzi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kx96w4vmrgtska51w</text:p>
          </table:table-cell>
          <table:table-cell office:value-type="string">
            <text:p>RED</text:p>
          </table:table-cell>
          <table:table-cell office:value-type="string">
            <text:p>Montecarlo Rosso</text:p>
          </table:table-cell>
          <table:table-cell office:value-type="string">
            <text:p>Fattoria del Teso</text:p>
          </table:table-cell>
          <table:table-cell office:value-type="float" office:value="42.01738">
            <text:p>42.017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av10+s1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4r9wn1re1t61jy6</text:p>
          </table:table-cell>
          <table:table-cell office:value-type="string">
            <text:p>RED</text:p>
          </table:table-cell>
          <table:table-cell office:value-type="string">
            <text:p>Cabernet Franc Venezia Giulia</text:p>
          </table:table-cell>
          <table:table-cell office:value-type="string">
            <text:p>Fiegl</text:p>
          </table:table-cell>
          <table:table-cell office:value-type="float" office:value="34.44163">
            <text:p>34.441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000">
            <text:p>2000</text:p>
          </table:table-cell>
          <table:table-cell office:value-type="float" office:value="573">
            <text:p>573</text:p>
          </table:table-cell>
          <table:table-cell office:value-type="float" office:value="42">
            <text:p>4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5qpwbxfa9psjyz6h</text:p>
          </table:table-cell>
          <table:table-cell office:value-type="string">
            <text:p>RED</text:p>
          </table:table-cell>
          <table:table-cell office:value-type="string">
            <text:p>Cabernet Sauvignon Venezia Giulia</text:p>
          </table:table-cell>
          <table:table-cell office:value-type="string">
            <text:p>Fiegl</text:p>
          </table:table-cell>
          <table:table-cell office:value-type="float" office:value="32.50944">
            <text:p>32.509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dw37erszmkvhdwbzgq</text:p>
          </table:table-cell>
          <table:table-cell office:value-type="string">
            <text:p>RED</text:p>
          </table:table-cell>
          <table:table-cell office:value-type="string">
            <text:p>Pinot Noir Reserve</text:p>
          </table:table-cell>
          <table:table-cell office:value-type="string">
            <text:p>Niegl</text:p>
          </table:table-cell>
          <table:table-cell office:value-type="float" office:value="25.124105">
            <text:p>25.1241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(raduno DS 2024)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bgtavewwmkf99eg6</text:p>
          </table:table-cell>
          <table:table-cell office:value-type="string">
            <text:p>RED</text:p>
          </table:table-cell>
          <table:table-cell office:value-type="string">
            <text:p>Villa Dugo Refosco</text:p>
          </table:table-cell>
          <table:table-cell office:value-type="string">
            <text:p>Fiegl</text:p>
          </table:table-cell>
          <table:table-cell office:value-type="float" office:value="34.781113">
            <text:p>34.7811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docg Serralunga d'Alba</text:p>
          </table:table-cell>
          <table:table-cell office:value-type="string">
            <text:p>Fontanafred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2n43s6yw85t7x813</text:p>
          </table:table-cell>
          <table:table-cell office:value-type="string">
            <text:p>RED</text:p>
          </table:table-cell>
          <table:table-cell office:value-type="string">
            <text:p>Barolo Serralunga d'Alba</text:p>
          </table:table-cell>
          <table:table-cell office:value-type="string">
            <text:p>Fontanafredda</text:p>
          </table:table-cell>
          <table:table-cell office:value-type="float" office:value="46.206844">
            <text:p>46.2068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docg Serralunga d'Alba</text:p>
          </table:table-cell>
          <table:table-cell office:value-type="string">
            <text:p>Fontanafred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1885">
            <text:p>1885</text:p>
          </table:table-cell>
          <table:table-cell office:value-type="float" office:value="16">
            <text:p>16</text:p>
          </table:table-cell>
          <table:table-cell office:value-type="string">
            <text:p>s3+ingresso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2n43s6yw85t7x813</text:p>
          </table:table-cell>
          <table:table-cell office:value-type="string">
            <text:p>RED</text:p>
          </table:table-cell>
          <table:table-cell office:value-type="string">
            <text:p>Barolo Serralunga d'Alba</text:p>
          </table:table-cell>
          <table:table-cell office:value-type="string">
            <text:p>Fontanafredda</text:p>
          </table:table-cell>
          <table:table-cell office:value-type="float" office:value="46.206844">
            <text:p>46.2068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bar007+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6qvefdb8500c71kcs</text:p>
          </table:table-cell>
          <table:table-cell office:value-type="string">
            <text:p>RED</text:p>
          </table:table-cell>
          <table:table-cell office:value-type="string">
            <text:p>Collio Merlot</text:p>
          </table:table-cell>
          <table:table-cell office:value-type="string">
            <text:p>Conti Formentini</text:p>
          </table:table-cell>
          <table:table-cell office:value-type="float" office:value="27.97391">
            <text:p>27.9739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j6qvefdb8500c71kcs</text:p>
          </table:table-cell>
          <table:table-cell office:value-type="string">
            <text:p>RED</text:p>
          </table:table-cell>
          <table:table-cell office:value-type="string">
            <text:p>Collio Merlot</text:p>
          </table:table-cell>
          <table:table-cell office:value-type="string">
            <text:p>Conti Formentini</text:p>
          </table:table-cell>
          <table:table-cell office:value-type="float" office:value="27.97391">
            <text:p>27.9739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ussia - Barolo</text:p>
          </table:table-cell>
          <table:table-cell office:value-type="string">
            <text:p>Frances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131">
            <text:p>2131</text:p>
          </table:table-cell>
          <table:table-cell office:value-type="float" office:value="34">
            <text:p>34</text:p>
          </table:table-cell>
          <table:table-cell office:value-type="string">
            <text:p>s3+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h2e9x1hajed1kjt0kq</text:p>
          </table:table-cell>
          <table:table-cell office:value-type="string">
            <text:p>RED</text:p>
          </table:table-cell>
          <table:table-cell office:value-type="string">
            <text:p>Vigna Colonello Barolo Bussia</text:p>
          </table:table-cell>
          <table:table-cell office:value-type="string">
            <text:p>Clerico Francesco</text:p>
          </table:table-cell>
          <table:table-cell office:value-type="float" office:value="50.999752">
            <text:p>50.9997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Francesco 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z5050cq3dyk0sj8pj</text:p>
          </table:table-cell>
          <table:table-cell office:value-type="string">
            <text:p>RED</text:p>
          </table:table-cell>
          <table:table-cell office:value-type="string">
            <text:p>Langhe Nebbiolo Bio</text:p>
          </table:table-cell>
          <table:table-cell office:value-type="string">
            <text:p>Clerico Francesco</text:p>
          </table:table-cell>
          <table:table-cell office:value-type="float" office:value="50.310307">
            <text:p>50.3103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s Janeil - Le Petit Pas</text:p>
          </table:table-cell>
          <table:table-cell office:value-type="string">
            <text:p>Francois Lur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3">
            <text:p>13</text:p>
          </table:table-cell>
          <table:table-cell office:value-type="string">
            <text:p>s4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p6wzbcz8z8bnvh5yx9</text:p>
          </table:table-cell>
          <table:table-cell office:value-type="string">
            <text:p>RED</text:p>
          </table:table-cell>
          <table:table-cell office:value-type="string">
            <text:p>Mas Tastu Sans Soufre</text:p>
          </table:table-cell>
          <table:table-cell office:value-type="string">
            <text:p>François Lurton</text:p>
          </table:table-cell>
          <table:table-cell office:value-type="float" office:value="41.12736">
            <text:p>41.127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ucente igt</text:p>
          </table:table-cell>
          <table:table-cell office:value-type="string">
            <text:p>Frescobald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229">
            <text:p>1229</text:p>
          </table:table-cell>
          <table:table-cell office:value-type="float" office:value="20">
            <text:p>20</text:p>
          </table:table-cell>
          <table:table-cell office:value-type="string">
            <text:p>s4+Frigo Sala sx+bar0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m9t1289514mmb8xrf1</text:p>
          </table:table-cell>
          <table:table-cell office:value-type="string">
            <text:p>RED</text:p>
          </table:table-cell>
          <table:table-cell office:value-type="string">
            <text:p>Lucente</text:p>
          </table:table-cell>
          <table:table-cell office:value-type="string">
            <text:p>Frescobaldi - Tenuta Luce</text:p>
          </table:table-cell>
          <table:table-cell office:value-type="float" office:value="30.526419">
            <text:p>30.5264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Colli Trevigiani docg </text:p>
          </table:table-cell>
          <table:table-cell office:value-type="string">
            <text:p>Gregol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7">
            <text:p>17</text:p>
          </table:table-cell>
          <table:table-cell office:value-type="string">
            <text:p>bar004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mpsdvns8nvydrsf1a</text:p>
          </table:table-cell>
          <table:table-cell office:value-type="string">
            <text:p>RED</text:p>
          </table:table-cell>
          <table:table-cell office:value-type="string">
            <text:p>Cabernet</text:p>
          </table:table-cell>
          <table:table-cell office:value-type="string">
            <text:p>Gregoletto</text:p>
          </table:table-cell>
          <table:table-cell office:value-type="float" office:value="33.07304">
            <text:p>33.073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Colli Trevigiani docg</text:p>
          </table:table-cell>
          <table:table-cell office:value-type="string">
            <text:p>Gregol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573">
            <text:p>573</text:p>
          </table:table-cell>
          <table:table-cell office:value-type="float" office:value="9">
            <text:p>9</text:p>
          </table:table-cell>
          <table:table-cell office:value-type="string">
            <text:p>bar004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mh2bt5vr0mtescnx5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Gregoletto</text:p>
          </table:table-cell>
          <table:table-cell office:value-type="float" office:value="33.86823">
            <text:p>33.868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Rosso Colli Trev.Mer.+C.S.+C.F.</text:p>
          </table:table-cell>
          <table:table-cell office:value-type="string">
            <text:p>Gregol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1311">
            <text:p>1311</text:p>
          </table:table-cell>
          <table:table-cell office:value-type="float" office:value="8">
            <text:p>8</text:p>
          </table:table-cell>
          <table:table-cell office:value-type="string">
            <text:p>bar004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mzm2hab3eqfyb703c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office:value-type="string">
            <text:p>Gregoletto</text:p>
          </table:table-cell>
          <table:table-cell office:value-type="float" office:value="34.76448">
            <text:p>34.764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Galea Terreno Argilloso Vigne 80 Anni</text:p>
          </table:table-cell>
          <table:table-cell office:value-type="string">
            <text:p>I Cliv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mxhzn2wc6j2jqp73f</text:p>
          </table:table-cell>
          <table:table-cell office:value-type="string">
            <text:p>RED</text:p>
          </table:table-cell>
          <table:table-cell office:value-type="string">
            <text:p>Clivi Galea Rosso</text:p>
          </table:table-cell>
          <table:table-cell office:value-type="string">
            <text:p>I Clivi</text:p>
          </table:table-cell>
          <table:table-cell office:value-type="float" office:value="40.2015">
            <text:p>40.20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311">
            <text:p>1311</text:p>
          </table:table-cell>
          <table:table-cell office:value-type="float" office:value="8">
            <text:p>8</text:p>
          </table:table-cell>
          <table:table-cell office:value-type="string">
            <text:p>s3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3.020832">
            <text:p>53.0208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393">
            <text:p>1393</text:p>
          </table:table-cell>
          <table:table-cell office:value-type="float" office:value="24">
            <text:p>24</text:p>
          </table:table-cell>
          <table:table-cell office:value-type="string">
            <text:p>s3+bar002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3.020832">
            <text:p>53.0208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819">
            <text:p>819</text:p>
          </table:table-cell>
          <table:table-cell office:value-type="float" office:value="10">
            <text:p>10</text:p>
          </table:table-cell>
          <table:table-cell office:value-type="string">
            <text:p>s3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el Monferrato doc Superiore 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24">
            <text:p>24</text:p>
          </table:table-cell>
          <table:table-cell office:value-type="string">
            <text:p>s3+bar002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2td2bbpqmbja71b11</text:p>
          </table:table-cell>
          <table:table-cell office:value-type="string">
            <text:p>RED</text:p>
          </table:table-cell>
          <table:table-cell office:value-type="string">
            <text:p>Barbera del Monferrato Superiore</text:p>
          </table:table-cell>
          <table:table-cell office:value-type="string">
            <text:p>Il Mongetto</text:p>
          </table:table-cell>
          <table:table-cell office:value-type="float" office:value="53.91041">
            <text:p>53.910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ignolino del Moferrato doc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11">
            <text:p>11</text:p>
          </table:table-cell>
          <table:table-cell office:value-type="string">
            <text:p>s3+bar00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tsesm296h7ba03qgs4</text:p>
          </table:table-cell>
          <table:table-cell office:value-type="string">
            <text:p>RED</text:p>
          </table:table-cell>
          <table:table-cell office:value-type="string">
            <text:p>Grignolino del Monferrato Casalese</text:p>
          </table:table-cell>
          <table:table-cell office:value-type="string">
            <text:p>Il Mongetto</text:p>
          </table:table-cell>
          <table:table-cell office:value-type="float" office:value="50.96624">
            <text:p>50.966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urteis - Cortese Bianco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knvpt89tftz4av7sz</text:p>
          </table:table-cell>
          <table:table-cell office:value-type="string">
            <text:p>RED</text:p>
          </table:table-cell>
          <table:table-cell office:value-type="string">
            <text:p>Palagio Warda Liutprando Bianco Manzoni</text:p>
          </table:table-cell>
          <table:table-cell office:value-type="string">
            <text:p>Il Capolavoro Divino</text:p>
          </table:table-cell>
          <table:table-cell office:value-type="float" office:value="12.873301">
            <text:p>12.8733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App. Bourgogne Control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1557">
            <text:p>1557</text:p>
          </table:table-cell>
          <table:table-cell office:value-type="float" office:value="11">
            <text:p>11</text:p>
          </table:table-cell>
          <table:table-cell office:value-type="string">
            <text:p>s4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27762rb3wqcj6jxevb</text:p>
          </table:table-cell>
          <table:table-cell office:value-type="string">
            <text:p>RED</text:p>
          </table:table-cell>
          <table:table-cell office:value-type="string">
            <text:p>Bourgogne du Chapites Pinot Noir</text:p>
          </table:table-cell>
          <table:table-cell office:value-type="string">
            <text:p>Jaffelin</text:p>
          </table:table-cell>
          <table:table-cell office:value-type="float" office:value="32.97478">
            <text:p>32.974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Vin De France Cote D'or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23">
            <text:p>23</text:p>
          </table:table-cell>
          <table:table-cell office:value-type="string">
            <text:p>s4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dck0p73s6h69mzym1h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Jaffelin</text:p>
          </table:table-cell>
          <table:table-cell office:value-type="float" office:value="31.578289">
            <text:p>31.5782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te De Nuits (Pinot Nero)</text:p>
          </table:table-cell>
          <table:table-cell office:value-type="string">
            <text:p>Joseph Faivel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295">
            <text:p>2295</text:p>
          </table:table-cell>
          <table:table-cell office:value-type="float" office:value="4">
            <text:p>4</text:p>
          </table:table-cell>
          <table:table-cell office:value-type="string">
            <text:p>s4+bar008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jtcwxp96kh013apbsw</text:p>
          </table:table-cell>
          <table:table-cell office:value-type="string">
            <text:p>RED</text:p>
          </table:table-cell>
          <table:table-cell office:value-type="string">
            <text:p>Cote de Nuits Villages</text:p>
          </table:table-cell>
          <table:table-cell office:value-type="string">
            <text:p>Domaine Faiveley</text:p>
          </table:table-cell>
          <table:table-cell office:value-type="float" office:value="30.203554">
            <text:p>30.2035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della Castellada  - 80% Merlot +Cab.Sau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000">
            <text:p>8000</text:p>
          </table:table-cell>
          <table:table-cell office:value-type="float" office:value="2459">
            <text:p>2459</text:p>
          </table:table-cell>
          <table:table-cell office:value-type="float" office:value="3">
            <text:p>3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7rcye6mxrkgrdmn8w</text:p>
          </table:table-cell>
          <table:table-cell office:value-type="string">
            <text:p>RED</text:p>
          </table:table-cell>
          <table:table-cell office:value-type="string">
            <text:p>Rosso della Castellada</text:p>
          </table:table-cell>
          <table:table-cell office:value-type="string">
            <text:p>La Castellada</text:p>
          </table:table-cell>
          <table:table-cell office:value-type="float" office:value="50.145412">
            <text:p>50.1454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che' Croatina- Spezie, Bals. Erbe Ar. Barriq</text:p>
          </table:table-cell>
          <table:table-cell office:value-type="string">
            <text:p>La Colomb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xw1hfahn8shp8g61m</text:p>
          </table:table-cell>
          <table:table-cell office:value-type="string">
            <text:p>RED</text:p>
          </table:table-cell>
          <table:table-cell office:value-type="string">
            <text:p>Arché</text:p>
          </table:table-cell>
          <table:table-cell office:value-type="string">
            <text:p>La Colombera - Piercarlo Semino</text:p>
          </table:table-cell>
          <table:table-cell office:value-type="float" office:value="32.372944">
            <text:p>32.3729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Di Montalc.</text:p>
          </table:table-cell>
          <table:table-cell office:value-type="string">
            <text:p>La Mannella di Cort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2622">
            <text:p>2622</text:p>
          </table:table-cell>
          <table:table-cell office:value-type="float" office:value="4">
            <text:p>4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mwafe67896sa422arw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rtonesi (La Mannella)</text:p>
          </table:table-cell>
          <table:table-cell office:value-type="float" office:value="57.192356">
            <text:p>57.1923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onus Toscana Rosso</text:p>
          </table:table-cell>
          <table:table-cell office:value-type="string">
            <text:p>La Mannella di Cort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 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k5tdbqtpnhrdcnqa5</text:p>
          </table:table-cell>
          <table:table-cell office:value-type="string">
            <text:p>RED</text:p>
          </table:table-cell>
          <table:table-cell office:value-type="string">
            <text:p>Léonus</text:p>
          </table:table-cell>
          <table:table-cell office:value-type="string">
            <text:p>Cortonesi (La Mannella)</text:p>
          </table:table-cell>
          <table:table-cell office:value-type="float" office:value="59.52823">
            <text:p>59.528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Radda In Chianti</text:p>
          </table:table-cell>
          <table:table-cell office:value-type="string">
            <text:p>La Selva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g0f7sj5vthbe6gnkhc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La Mandria</text:p>
          </table:table-cell>
          <table:table-cell office:value-type="float" office:value="25.843203">
            <text:p>25.8432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Kon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700">
            <text:p>2700</text:p>
          </table:table-cell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2t0jrp196j31qqqq8p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Le Monde</text:p>
          </table:table-cell>
          <table:table-cell office:value-type="float" office:value="24.027153">
            <text:p>24.0271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cnnsygaxtvdks7jc</text:p>
          </table:table-cell>
          <table:table-cell office:value-type="string">
            <text:p>RED</text:p>
          </table:table-cell>
          <table:table-cell office:value-type="string">
            <text:p>Refosco dal Peduncolo Rosso Il Re Fosco</text:p>
          </table:table-cell>
          <table:table-cell office:value-type="string">
            <text:p>Le Vigne di Zamò</text:p>
          </table:table-cell>
          <table:table-cell office:value-type="float" office:value="41.21288">
            <text:p>41.212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nco dei Roseti Rosso</text:p>
          </table:table-cell>
          <table:table-cell office:value-type="string">
            <text:p>Le Vigne di Zamò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z73tz5r7dg72brm4</text:p>
          </table:table-cell>
          <table:table-cell office:value-type="string">
            <text:p>RED</text:p>
          </table:table-cell>
          <table:table-cell office:value-type="string">
            <text:p>Ronco dei Roseti</text:p>
          </table:table-cell>
          <table:table-cell office:value-type="string">
            <text:p>Le Vigne di Zamò</text:p>
          </table:table-cell>
          <table:table-cell office:value-type="float" office:value="52.75148">
            <text:p>52.751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ssò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6">
            <text:p>6</text:p>
          </table:table-cell>
          <table:table-cell office:value-type="string">
            <text:p>s2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d3k439cn7cg476ak</text:p>
          </table:table-cell>
          <table:table-cell office:value-type="string">
            <text:p>RED</text:p>
          </table:table-cell>
          <table:table-cell office:value-type="string">
            <text:p>Riserva Sossó</text:p>
          </table:table-cell>
          <table:table-cell office:value-type="string">
            <text:p>Livio Felluga</text:p>
          </table:table-cell>
          <table:table-cell office:value-type="float" office:value="43.789932">
            <text:p>43.7899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tigo  - Merlot e Cab.Sauvignon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901">
            <text:p>901</text:p>
          </table:table-cell>
          <table:table-cell office:value-type="float" office:value="33">
            <text:p>33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9y7t62t3vethmey1</text:p>
          </table:table-cell>
          <table:table-cell office:value-type="string">
            <text:p>RED</text:p>
          </table:table-cell>
          <table:table-cell office:value-type="string">
            <text:p>Vertigo</text:p>
          </table:table-cell>
          <table:table-cell office:value-type="string">
            <text:p>Livio Felluga</text:p>
          </table:table-cell>
          <table:table-cell office:value-type="float" office:value="53.24182">
            <text:p>53.241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son - Pinot Ner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40.68961">
            <text:p>40.6896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iserva Paja</text:p>
          </table:table-cell>
          <table:table-cell office:value-type="string">
            <text:p>Marinac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9000">
            <text:p>9000</text:p>
          </table:table-cell>
          <table:table-cell office:value-type="float" office:value="2540">
            <text:p>2540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w5k6z1f0yvgtw1w91</text:p>
          </table:table-cell>
          <table:table-cell office:value-type="string">
            <text:p>RED</text:p>
          </table:table-cell>
          <table:table-cell office:value-type="string">
            <text:p>Pajà Barbaresco</text:p>
          </table:table-cell>
          <table:table-cell office:value-type="string">
            <text:p>Manuel Marinacci</text:p>
          </table:table-cell>
          <table:table-cell office:value-type="float" office:value="44.355583">
            <text:p>44.3555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olcetto d'Alba doc</text:p>
          </table:table-cell>
          <table:table-cell office:value-type="string">
            <text:p>Marinac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2">
            <text:p>2</text:p>
          </table:table-cell>
          <table:table-cell office:value-type="string">
            <text:p>bar00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z2yckpgbjfjy4fk43</text:p>
          </table:table-cell>
          <table:table-cell office:value-type="string">
            <text:p>RED</text:p>
          </table:table-cell>
          <table:table-cell office:value-type="string">
            <text:p>Dolcetto d'Alba</text:p>
          </table:table-cell>
          <table:table-cell office:value-type="string">
            <text:p>Manuel Marinacci</text:p>
          </table:table-cell>
          <table:table-cell office:value-type="float" office:value="40.33914">
            <text:p>40.339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Zisola  (Nero D'avola doc Noto Sicilia)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600">
            <text:p>26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2cy4mhhdarbwszmaj</text:p>
          </table:table-cell>
          <table:table-cell office:value-type="string">
            <text:p>RED</text:p>
          </table:table-cell>
          <table:table-cell office:value-type="string">
            <text:p>Conte Nero Nero d'Avola</text:p>
          </table:table-cell>
          <table:table-cell office:value-type="string">
            <text:p>Andreas Mazzei</text:p>
          </table:table-cell>
          <table:table-cell office:value-type="float" office:value="34.326145">
            <text:p>34.3261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al (Tazzelenghe, Mer, C.Sau. Mariotti)</text:p>
          </table:table-cell>
          <table:table-cell office:value-type="string">
            <text:p>Mosch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re0y0r2gykrdkzgd</text:p>
          </table:table-cell>
          <table:table-cell office:value-type="string">
            <text:p>RED</text:p>
          </table:table-cell>
          <table:table-cell office:value-type="string">
            <text:p>Rosso Reâl</text:p>
          </table:table-cell>
          <table:table-cell office:value-type="string">
            <text:p>Moschioni</text:p>
          </table:table-cell>
          <table:table-cell office:value-type="float" office:value="39.14995">
            <text:p>39.149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al (Tazzelenghe, Mer, C.Sau. Mariotti)</text:p>
          </table:table-cell>
          <table:table-cell office:value-type="string">
            <text:p>Mosch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re0y0r2gykrdkzgd</text:p>
          </table:table-cell>
          <table:table-cell office:value-type="string">
            <text:p>RED</text:p>
          </table:table-cell>
          <table:table-cell office:value-type="string">
            <text:p>Rosso Reâl</text:p>
          </table:table-cell>
          <table:table-cell office:value-type="string">
            <text:p>Moschioni</text:p>
          </table:table-cell>
          <table:table-cell office:value-type="float" office:value="39.14995">
            <text:p>39.149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Celtico (Merlot e Cab Sauvignon Mariotti)</text:p>
          </table:table-cell>
          <table:table-cell office:value-type="string">
            <text:p>Moschion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7">
            <text:p>7</text:p>
          </table:table-cell>
          <table:table-cell office:value-type="string">
            <text:p>Frigo Sala sx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x6w0wx63xvrs0snr</text:p>
          </table:table-cell>
          <table:table-cell office:value-type="string">
            <text:p>RED</text:p>
          </table:table-cell>
          <table:table-cell office:value-type="string">
            <text:p>Rosso Celtico</text:p>
          </table:table-cell>
          <table:table-cell office:value-type="string">
            <text:p>Moschioni</text:p>
          </table:table-cell>
          <table:table-cell office:value-type="float" office:value="46.857727">
            <text:p>46.8577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' Guicciardi - Inferno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s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0x91qf45zg2myj5f</text:p>
          </table:table-cell>
          <table:table-cell office:value-type="string">
            <text:p>RED</text:p>
          </table:table-cell>
          <table:table-cell office:value-type="string">
            <text:p>Vigna Ca' Guicciardi Inferno Valtellina Superiore</text:p>
          </table:table-cell>
          <table:table-cell office:value-type="string">
            <text:p>Nino Negri</text:p>
          </table:table-cell>
          <table:table-cell office:value-type="float" office:value="52.74696">
            <text:p>52.746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stel Chiuro (Conf.Blu) Valt. Super.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0000">
            <text:p>10000</text:p>
          </table:table-cell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9fgprxtdf9ddpgys</text:p>
          </table:table-cell>
          <table:table-cell office:value-type="string">
            <text:p>RED</text:p>
          </table:table-cell>
          <table:table-cell office:value-type="string">
            <text:p>Castel Chiuro Valtellina</text:p>
          </table:table-cell>
          <table:table-cell office:value-type="string">
            <text:p>Nino Negri</text:p>
          </table:table-cell>
          <table:table-cell office:value-type="float" office:value="48.71453">
            <text:p>48.714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ar00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d6e4jh94f2p1kmnh</text:p>
          </table:table-cell>
          <table:table-cell office:value-type="string">
            <text:p>RED</text:p>
          </table:table-cell>
          <table:table-cell office:value-type="string">
            <text:p>Valtellina Superiore Valgella Vigna Fracia</text:p>
          </table:table-cell>
          <table:table-cell office:value-type="string">
            <text:p>Nino Negri</text:p>
          </table:table-cell>
          <table:table-cell office:value-type="float" office:value="46.86889">
            <text:p>46.868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string">
            <text:p>s4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d6e4jh94f2p1kmnh</text:p>
          </table:table-cell>
          <table:table-cell office:value-type="string">
            <text:p>RED</text:p>
          </table:table-cell>
          <table:table-cell office:value-type="string">
            <text:p>Valtellina Superiore Valgella Vigna Fracia</text:p>
          </table:table-cell>
          <table:table-cell office:value-type="string">
            <text:p>Nino Negri</text:p>
          </table:table-cell>
          <table:table-cell office:value-type="float" office:value="46.86889">
            <text:p>46.868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iuen Nebbiolo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4">
            <text:p>4</text:p>
          </table:table-cell>
          <table:table-cell office:value-type="string">
            <text:p>bar00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0fzq2qa9zwy7z1pe</text:p>
          </table:table-cell>
          <table:table-cell office:value-type="string">
            <text:p>RED</text:p>
          </table:table-cell>
          <table:table-cell office:value-type="string">
            <text:p>Rosso di Valtellina Giùen</text:p>
          </table:table-cell>
          <table:table-cell office:value-type="string">
            <text:p>Nino Negri</text:p>
          </table:table-cell>
          <table:table-cell office:value-type="float" office:value="42.65596">
            <text:p>42.655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ssorosso-Grumello 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5">
            <text:p>5</text:p>
          </table:table-cell>
          <table:table-cell office:value-type="string">
            <text:p>s4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azgwqca3yna2nbb4</text:p>
          </table:table-cell>
          <table:table-cell office:value-type="string">
            <text:p>RED</text:p>
          </table:table-cell>
          <table:table-cell office:value-type="string">
            <text:p>Valtellina Superiore Sassorosso Grumello</text:p>
          </table:table-cell>
          <table:table-cell office:value-type="string">
            <text:p>Nino Negri</text:p>
          </table:table-cell>
          <table:table-cell office:value-type="float" office:value="47.98538">
            <text:p>47.985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fursat 5 Stelle 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4672">
            <text:p>4672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s7wrcryy88b5gc8s</text:p>
          </table:table-cell>
          <table:table-cell office:value-type="string">
            <text:p>RED</text:p>
          </table:table-cell>
          <table:table-cell office:value-type="string">
            <text:p>Sforzato di Valtellina Sfursat 5 Stelle</text:p>
          </table:table-cell>
          <table:table-cell office:value-type="string">
            <text:p>Nino Negri</text:p>
          </table:table-cell>
          <table:table-cell office:value-type="float" office:value="49.87494">
            <text:p>49.874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fursat Valtellina Carlo Negri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000">
            <text:p>900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bar004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10qm2jmjmq1at2v3q</text:p>
          </table:table-cell>
          <table:table-cell office:value-type="string">
            <text:p>RED</text:p>
          </table:table-cell>
          <table:table-cell office:value-type="string">
            <text:p>Sfursat Carlo Negri</text:p>
          </table:table-cell>
          <table:table-cell office:value-type="string">
            <text:p>Nino Negri</text:p>
          </table:table-cell>
          <table:table-cell office:value-type="float" office:value="58.573124">
            <text:p>58.5731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fursat Valtellina Carlo Negri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2049">
            <text:p>2049</text:p>
          </table:table-cell>
          <table:table-cell office:value-type="float" office:value="4">
            <text:p>4</text:p>
          </table:table-cell>
          <table:table-cell office:value-type="string">
            <text:p>bar004+tav10-top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10qm2jmjmq1at2v3q</text:p>
          </table:table-cell>
          <table:table-cell office:value-type="string">
            <text:p>RED</text:p>
          </table:table-cell>
          <table:table-cell office:value-type="string">
            <text:p>Sfursat Carlo Negri</text:p>
          </table:table-cell>
          <table:table-cell office:value-type="string">
            <text:p>Nino Negri</text:p>
          </table:table-cell>
          <table:table-cell office:value-type="float" office:value="58.573124">
            <text:p>58.5731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fursat Valtellina Carlo Negri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2459">
            <text:p>2459</text:p>
          </table:table-cell>
          <table:table-cell office:value-type="float" office:value="6">
            <text:p>6</text:p>
          </table:table-cell>
          <table:table-cell office:value-type="string">
            <text:p>bar004+tav10-top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10qm2jmjmq1at2v3q</text:p>
          </table:table-cell>
          <table:table-cell office:value-type="string">
            <text:p>RED</text:p>
          </table:table-cell>
          <table:table-cell office:value-type="string">
            <text:p>Sfursat Carlo Negri</text:p>
          </table:table-cell>
          <table:table-cell office:value-type="string">
            <text:p>Nino Negri</text:p>
          </table:table-cell>
          <table:table-cell office:value-type="float" office:value="58.573124">
            <text:p>58.5731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lanotte</text:p>
          </table:table-cell>
          <table:table-cell office:value-type="string">
            <text:p>Ornella Mol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rbbvyqxayj77pfwc</text:p>
          </table:table-cell>
          <table:table-cell office:value-type="string">
            <text:p>RED</text:p>
          </table:table-cell>
          <table:table-cell office:value-type="string">
            <text:p>Raboso Piave Malanotte</text:p>
          </table:table-cell>
          <table:table-cell office:value-type="string">
            <text:p>Ornella Molon</text:p>
          </table:table-cell>
          <table:table-cell office:value-type="float" office:value="48.0283">
            <text:p>48.02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olgheri Ornellaia</text:p>
          </table:table-cell>
          <table:table-cell office:value-type="string">
            <text:p>Ornellaia 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0245">
            <text:p>1024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5557">
            <text:p>43.955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terico Nero D'avol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scyrtnrvypvf3gqdz</text:p>
          </table:table-cell>
          <table:table-cell office:value-type="string">
            <text:p>RED</text:p>
          </table:table-cell>
          <table:table-cell office:value-type="string">
            <text:p>Materico Da Uve Nero d'Avola</text:p>
          </table:table-cell>
          <table:table-cell office:value-type="string">
            <text:p>Cantine Pellegrino</text:p>
          </table:table-cell>
          <table:table-cell office:value-type="float" office:value="36.768864">
            <text:p>36.7688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inazzo - Syrah</text:p>
          </table:table-cell>
          <table:table-cell office:value-type="string">
            <text:p>Pellegrino (Rinazz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r08g4new5v0k2rwjx</text:p>
          </table:table-cell>
          <table:table-cell office:value-type="string">
            <text:p>RED</text:p>
          </table:table-cell>
          <table:table-cell office:value-type="string">
            <text:p>Syrah Rinazzo</text:p>
          </table:table-cell>
          <table:table-cell office:value-type="string">
            <text:p>Cantine Pellegrino</text:p>
          </table:table-cell>
          <table:table-cell office:value-type="float" office:value="36.901894">
            <text:p>36.9018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loluna Terre Alfieri, Bianco Arneis  </text:p>
          </table:table-cell>
          <table:table-cell office:value-type="string">
            <text:p>Pesc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5">
            <text:p>5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xee42ghcf6m99p01z0</text:p>
          </table:table-cell>
          <table:table-cell office:value-type="string">
            <text:p>RED</text:p>
          </table:table-cell>
          <table:table-cell office:value-type="string">
            <text:p>Piccaliera Terre Alfieri Nebbiolo</text:p>
          </table:table-cell>
          <table:table-cell office:value-type="string">
            <text:p>Pescaja</text:p>
          </table:table-cell>
          <table:table-cell office:value-type="float" office:value="42.412197">
            <text:p>42.4121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Maremma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900">
            <text:p>3900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pjzg4f21vwgsq2f1t</text:p>
          </table:table-cell>
          <table:table-cell office:value-type="string">
            <text:p>RED</text:p>
          </table:table-cell>
          <table:table-cell office:value-type="string">
            <text:p>Cabernet Maremma Toscana</text:p>
          </table:table-cell>
          <table:table-cell office:value-type="string">
            <text:p>Peteglia</text:p>
          </table:table-cell>
          <table:table-cell office:value-type="float" office:value="43.08969">
            <text:p>43.089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zzodi' Sangiovese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5">
            <text:p>5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n9ydxjdk0r7r4e838</text:p>
          </table:table-cell>
          <table:table-cell office:value-type="string">
            <text:p>RED</text:p>
          </table:table-cell>
          <table:table-cell office:value-type="string">
            <text:p>Mezzodi Sangiovese Maremma Toscana</text:p>
          </table:table-cell>
          <table:table-cell office:value-type="string">
            <text:p>Peteglia</text:p>
          </table:table-cell>
          <table:table-cell office:value-type="float" office:value="45.106483">
            <text:p>45.1064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ucco Sangiovese 18 Barriques 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qv620rb9bhyn26drj</text:p>
          </table:table-cell>
          <table:table-cell office:value-type="string">
            <text:p>RED</text:p>
          </table:table-cell>
          <table:table-cell office:value-type="string">
            <text:p>Sangiovese Montecucco</text:p>
          </table:table-cell>
          <table:table-cell office:value-type="string">
            <text:p>Peteglia</text:p>
          </table:table-cell>
          <table:table-cell office:value-type="float" office:value="48.405663">
            <text:p>48.4056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ucco Sangiovese Ris. 36 Barr.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311">
            <text:p>1311</text:p>
          </table:table-cell>
          <table:table-cell office:value-type="float" office:value="6">
            <text:p>6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qv620rb9bhyn26drj</text:p>
          </table:table-cell>
          <table:table-cell office:value-type="string">
            <text:p>RED</text:p>
          </table:table-cell>
          <table:table-cell office:value-type="string">
            <text:p>Sangiovese Montecucco</text:p>
          </table:table-cell>
          <table:table-cell office:value-type="string">
            <text:p>Peteglia</text:p>
          </table:table-cell>
          <table:table-cell office:value-type="float" office:value="48.405663">
            <text:p>48.4056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cucco Sangiovese 18 Barriques </text:p>
          </table:table-cell>
          <table:table-cell office:value-type="string">
            <text:p>Petegli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00">
            <text:p>2700</text:p>
          </table:table-cell>
          <table:table-cell office:value-type="float" office:value="819">
            <text:p>819</text:p>
          </table:table-cell>
          <table:table-cell office:value-type="float" office:value="11">
            <text:p>1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qv620rb9bhyn26drj</text:p>
          </table:table-cell>
          <table:table-cell office:value-type="string">
            <text:p>RED</text:p>
          </table:table-cell>
          <table:table-cell office:value-type="string">
            <text:p>Sangiovese Montecucco</text:p>
          </table:table-cell>
          <table:table-cell office:value-type="string">
            <text:p>Peteglia</text:p>
          </table:table-cell>
          <table:table-cell office:value-type="float" office:value="48.405663">
            <text:p>48.4056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Scaglia Rossa</text:p>
          </table:table-cell>
          <table:table-cell office:value-type="string">
            <text:p>Pizzu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700">
            <text:p>9700</text:p>
          </table:table-cell>
          <table:table-cell office:value-type="float" office:value="4016">
            <text:p>4016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y7ws1h94xq2nqfprxc</text:p>
          </table:table-cell>
          <table:table-cell office:value-type="string">
            <text:p>RED</text:p>
          </table:table-cell>
          <table:table-cell office:value-type="string">
            <text:p>Merlot Scaglia Rossa</text:p>
          </table:table-cell>
          <table:table-cell office:value-type="string">
            <text:p>Pizzulin Denis</text:p>
          </table:table-cell>
          <table:table-cell office:value-type="float" office:value="41.057938">
            <text:p>41.0579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amaterra doc</text:p>
          </table:table-cell>
          <table:table-cell office:value-type="string">
            <text:p>Podere Mon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1b7xvqa3p0eh7hrb5c</text:p>
          </table:table-cell>
          <table:table-cell office:value-type="string">
            <text:p>RED</text:p>
          </table:table-cell>
          <table:table-cell office:value-type="string">
            <text:p>Bramaterra Riserva</text:p>
          </table:table-cell>
          <table:table-cell office:value-type="string">
            <text:p>Tenuta Monolo Gilodi</text:p>
          </table:table-cell>
          <table:table-cell office:value-type="float" office:value="32.111774">
            <text:p>32.1117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'Alba (Antinori)</text:p>
          </table:table-cell>
          <table:table-cell office:value-type="string">
            <text:p>Prunotto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y0qb80gky3xckf99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Prunotto</text:p>
          </table:table-cell>
          <table:table-cell office:value-type="float" office:value="40.810722">
            <text:p>40.8107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(Antinori)</text:p>
          </table:table-cell>
          <table:table-cell office:value-type="string">
            <text:p>Prunotto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2704">
            <text:p>2704</text:p>
          </table:table-cell>
          <table:table-cell office:value-type="float" office:value="4">
            <text:p>4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4yfe9h6y5d801hyk</text:p>
          </table:table-cell>
          <table:table-cell office:value-type="string">
            <text:p>RED</text:p>
          </table:table-cell>
          <table:table-cell office:value-type="string">
            <text:p>Palazzo Antinori Rosso</text:p>
          </table:table-cell>
          <table:table-cell office:value-type="string">
            <text:p>Antinori</text:p>
          </table:table-cell>
          <table:table-cell office:value-type="float" office:value="35.67117">
            <text:p>35.671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glianico Del Vulture</text:p>
          </table:table-cell>
          <table:table-cell office:value-type="string">
            <text:p>Re Manfre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bar009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ygaem757z0gq36tqb</text:p>
          </table:table-cell>
          <table:table-cell office:value-type="string">
            <text:p>RED</text:p>
          </table:table-cell>
          <table:table-cell office:value-type="string">
            <text:p>Vultur Aglianico del Vulture</text:p>
          </table:table-cell>
          <table:table-cell office:value-type="string">
            <text:p>Terra dei Re</text:p>
          </table:table-cell>
          <table:table-cell office:value-type="float" office:value="29.502274">
            <text:p>29.5022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azzelenghe doc</text:p>
          </table:table-cell>
          <table:table-cell office:value-type="string">
            <text:p>Ri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000">
            <text:p>4000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yy1thmkmmsqy4xerk1</text:p>
          </table:table-cell>
          <table:table-cell office:value-type="string">
            <text:p>RED</text:p>
          </table:table-cell>
          <table:table-cell office:value-type="string">
            <text:p>Tazzelenghe</text:p>
          </table:table-cell>
          <table:table-cell office:value-type="string">
            <text:p>Rieppi</text:p>
          </table:table-cell>
          <table:table-cell office:value-type="float" office:value="49.417572">
            <text:p>49.4175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Russiz Superiore Marco Fellug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string">
            <text:p>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exgp2k36a037vt01</text:p>
          </table:table-cell>
          <table:table-cell office:value-type="string">
            <text:p>RED</text:p>
          </table:table-cell>
          <table:table-cell office:value-type="string">
            <text:p>Cabernet Franc Collio</text:p>
          </table:table-cell>
          <table:table-cell office:value-type="string">
            <text:p>Marco Felluga - Russiz Superiore</text:p>
          </table:table-cell>
          <table:table-cell office:value-type="float" office:value="63.334507">
            <text:p>63.3345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di Montepulciano+C295</text:p>
          </table:table-cell>
          <table:table-cell office:value-type="string">
            <text:p>Salche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4">
            <text:p>4</text:p>
          </table:table-cell>
          <table:table-cell office:value-type="string">
            <text:p>bar0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ah55sy8tc96evxpnxe</text:p>
          </table:table-cell>
          <table:table-cell office:value-type="string">
            <text:p>RED</text:p>
          </table:table-cell>
          <table:table-cell office:value-type="string">
            <text:p>Rosso di Montepulciano</text:p>
          </table:table-cell>
          <table:table-cell office:value-type="string">
            <text:p>Salcheto</text:p>
          </table:table-cell>
          <table:table-cell office:value-type="float" office:value="41.664772">
            <text:p>41.6647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Sanc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dnfsyr6ssp2y3rxzm6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Sancin</text:p>
          </table:table-cell>
          <table:table-cell office:value-type="float" office:value="34.510963">
            <text:p>34.5109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mpus Soave Soc Colli Scaligeri</text:p>
          </table:table-cell>
          <table:table-cell office:value-type="string">
            <text:p>Sandro De Bru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ad0w1km30390k8dk2n</text:p>
          </table:table-cell>
          <table:table-cell office:value-type="string">
            <text:p>RED</text:p>
          </table:table-cell>
          <table:table-cell office:value-type="string">
            <text:p>Colle Cesi Montepulciano d'Abruzzo</text:p>
          </table:table-cell>
          <table:table-cell office:value-type="string">
            <text:p>Cantina Sangro</text:p>
          </table:table-cell>
          <table:table-cell office:value-type="float" office:value="21.45839">
            <text:p>21.458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iardino Rose' igt Rosato</text:p>
          </table:table-cell>
          <table:table-cell office:value-type="string">
            <text:p>Santa Cristina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6eq76k1zgpqtqagm61</text:p>
          </table:table-cell>
          <table:table-cell office:value-type="string">
            <text:p>RED</text:p>
          </table:table-cell>
          <table:table-cell office:value-type="string">
            <text:p>Rosa d'Inverno</text:p>
          </table:table-cell>
          <table:table-cell office:value-type="string">
            <text:p>Santa Giustina</text:p>
          </table:table-cell>
          <table:table-cell office:value-type="float" office:value="14.83911">
            <text:p>14.839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704">
            <text:p>2704</text:p>
          </table:table-cell>
          <table:table-cell office:value-type="float" office:value="0">
            <text:p>0</text:p>
          </table:table-cell>
          <table:table-cell office:value-type="string">
            <text:p>Frigo bianch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twqvdsqzk1x20zxn1j</text:p>
          </table:table-cell>
          <table:table-cell office:value-type="string">
            <text:p>RED</text:p>
          </table:table-cell>
          <table:table-cell office:value-type="string">
            <text:p>Amarone della Valpolicella Proemio</text:p>
          </table:table-cell>
          <table:table-cell office:value-type="string">
            <text:p>Santi</text:p>
          </table:table-cell>
          <table:table-cell office:value-type="float" office:value="21.322008">
            <text:p>21.3220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rlo Santi 1843 Amarone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868">
            <text:p>2868</text:p>
          </table:table-cell>
          <table:table-cell office:value-type="float" office:value="5">
            <text:p>5</text:p>
          </table:table-cell>
          <table:table-cell office:value-type="string">
            <text:p>s4 - legno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564vqehm2fedqssccqe</text:p>
          </table:table-cell>
          <table:table-cell office:value-type="string">
            <text:p>RED</text:p>
          </table:table-cell>
          <table:table-cell office:value-type="string">
            <text:p>Carlo Santi 1843 Amarone della Valpolicella</text:p>
          </table:table-cell>
          <table:table-cell office:value-type="string">
            <text:p>Santi</text:p>
          </table:table-cell>
          <table:table-cell office:value-type="float" office:value="39.425846">
            <text:p>39.4258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rinaia Cab. Sauv.Franc E Merlot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5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2t50xnepccnaa3npy</text:p>
          </table:table-cell>
          <table:table-cell office:value-type="string">
            <text:p>RED</text:p>
          </table:table-cell>
          <table:table-cell office:value-type="string">
            <text:p>E</text:p>
          </table:table-cell>
          <table:table-cell office:value-type="string">
            <text:p>Santa Inés</text:p>
          </table:table-cell>
          <table:table-cell office:value-type="float" office:value="19.981092">
            <text:p>19.9810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lane (Valpolicella Ripasso-Corvina, Rondinella)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00">
            <text:p>2900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string">
            <text:p>bar005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13azgy2d7kqcryyt5</text:p>
          </table:table-cell>
          <table:table-cell office:value-type="string">
            <text:p>RED</text:p>
          </table:table-cell>
          <table:table-cell office:value-type="string">
            <text:p>Valpolicella Ripasso Classico Superiore Solane</text:p>
          </table:table-cell>
          <table:table-cell office:value-type="string">
            <text:p>Santi</text:p>
          </table:table-cell>
          <table:table-cell office:value-type="float" office:value="33.90119">
            <text:p>33.901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ntale Valpolicellacorvina, Rond.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700">
            <text:p>2700</text:p>
          </table:table-cell>
          <table:table-cell office:value-type="float" office:value="737">
            <text:p>737</text:p>
          </table:table-cell>
          <table:table-cell office:value-type="float" office:value="9">
            <text:p>9</text:p>
          </table:table-cell>
          <table:table-cell office:value-type="string">
            <text:p>s4+bar005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5ptzhns0hc8wgqd6j</text:p>
          </table:table-cell>
          <table:table-cell office:value-type="string">
            <text:p>RED</text:p>
          </table:table-cell>
          <table:table-cell office:value-type="string">
            <text:p>Ventale Valpolicella Superiore</text:p>
          </table:table-cell>
          <table:table-cell office:value-type="string">
            <text:p>Santi</text:p>
          </table:table-cell>
          <table:table-cell office:value-type="float" office:value="21.869337">
            <text:p>21.8693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poccia Ciliegiolo</text:p>
          </table:table-cell>
          <table:table-cell office:value-type="string">
            <text:p>Scans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8">
            <text:p>8</text:p>
          </table:table-cell>
          <table:table-cell office:value-type="string">
            <text:p>bar009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n6gdhx8tqtdcakpsg</text:p>
          </table:table-cell>
          <table:table-cell office:value-type="string">
            <text:p>RED</text:p>
          </table:table-cell>
          <table:table-cell office:value-type="string">
            <text:p>Capoccia  Ciliegiolo Maremma Toscana</text:p>
          </table:table-cell>
          <table:table-cell office:value-type="string">
            <text:p>Cantina Vignaioli del Morellino di Scansano</text:p>
          </table:table-cell>
          <table:table-cell office:value-type="float" office:value="30.759499">
            <text:p>30.7594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983">
            <text:p>983</text:p>
          </table:table-cell>
          <table:table-cell office:value-type="float" office:value="14">
            <text:p>14</text:p>
          </table:table-cell>
          <table:table-cell office:value-type="string">
            <text:p>s2+bar007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gj9qbq1cf8pwef6t</text:p>
          </table:table-cell>
          <table:table-cell office:value-type="string">
            <text:p>RED</text:p>
          </table:table-cell>
          <table:table-cell office:value-type="string">
            <text:p>Merlot Bio</text:p>
          </table:table-cell>
          <table:table-cell office:value-type="string">
            <text:p>Simon di Brazzan</text:p>
          </table:table-cell>
          <table:table-cell office:value-type="float" office:value="41.21133">
            <text:p>41.211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oscana Rosso</text:p>
          </table:table-cell>
          <table:table-cell office:value-type="string">
            <text:p>Società Agricola Franc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w5fkc4jmjwa1634gz</text:p>
          </table:table-cell>
          <table:table-cell office:value-type="string">
            <text:p>RED</text:p>
          </table:table-cell>
          <table:table-cell office:value-type="string">
            <text:p>Toscana Rosso</text:p>
          </table:table-cell>
          <table:table-cell office:value-type="string">
            <text:p>Società Agricola San Pietro Sillano</text:p>
          </table:table-cell>
          <table:table-cell office:value-type="float" office:value="31.228233">
            <text:p>31.2282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600">
            <text:p>2600</text:p>
          </table:table-cell>
          <table:table-cell office:value-type="float" office:value="737">
            <text:p>737</text:p>
          </table:table-cell>
          <table:table-cell office:value-type="float" office:value="9">
            <text:p>9</text:p>
          </table:table-cell>
          <table:table-cell office:value-type="string">
            <text:p>s2+bar008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6h6ekqg56jj48s4tc2</text:p>
          </table:table-cell>
          <table:table-cell office:value-type="string">
            <text:p>RED</text:p>
          </table:table-cell>
          <table:table-cell office:value-type="string">
            <text:p>Refosco</text:p>
          </table:table-cell>
          <table:table-cell office:value-type="string">
            <text:p>Tami</text:p>
          </table:table-cell>
          <table:table-cell office:value-type="float" office:value="35.80787">
            <text:p>35.80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Fortino (Syrah)</text:p>
          </table:table-cell>
          <table:table-cell office:value-type="string">
            <text:p>Tenuta del Buonam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2bdgbq8rajbtdadw1</text:p>
          </table:table-cell>
          <table:table-cell office:value-type="string">
            <text:p>RED</text:p>
          </table:table-cell>
          <table:table-cell office:value-type="string">
            <text:p>Il Fortino</text:p>
          </table:table-cell>
          <table:table-cell office:value-type="string">
            <text:p>Tenuta del Buonamico</text:p>
          </table:table-cell>
          <table:table-cell office:value-type="float" office:value="50.293507">
            <text:p>50.2935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sario igt (Pinot Bianco)</text:p>
          </table:table-cell>
          <table:table-cell office:value-type="string">
            <text:p>Tenuta del Buonam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r2hc89s5daz5k84fv3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Tenuta del Pizzolo</text:p>
          </table:table-cell>
          <table:table-cell office:value-type="float" office:value="18.022999">
            <text:p>18.0229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nte Hugues Chardonnay igt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1557">
            <text:p>1557</text:p>
          </table:table-cell>
          <table:table-cell office:value-type="float" office:value="2">
            <text:p>2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j9032mgrch5wakdbsf</text:p>
          </table:table-cell>
          <table:table-cell office:value-type="string">
            <text:p>RED</text:p>
          </table:table-cell>
          <table:table-cell office:value-type="string">
            <text:p>Conti Merli Rubino</text:p>
          </table:table-cell>
          <table:table-cell office:value-type="string">
            <text:p>Tenuta Masone</text:p>
          </table:table-cell>
          <table:table-cell office:value-type="float" office:value="16.394512">
            <text:p>16.3945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Hugonis Cab.Sauvig.+Nero D'avola doc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557">
            <text:p>1557</text:p>
          </table:table-cell>
          <table:table-cell office:value-type="float" office:value="5">
            <text:p>5</text:p>
          </table:table-cell>
          <table:table-cell office:value-type="string">
            <text:p>s3 - legn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0vzqjrfqj736kvgyt</text:p>
          </table:table-cell>
          <table:table-cell office:value-type="string">
            <text:p>RED</text:p>
          </table:table-cell>
          <table:table-cell office:value-type="string">
            <text:p>Hugonis</text:p>
          </table:table-cell>
          <table:table-cell office:value-type="string">
            <text:p>Tenuta Rapitalà</text:p>
          </table:table-cell>
          <table:table-cell office:value-type="float" office:value="50.194393">
            <text:p>50.1943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ies  doc Riserva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ach7bbmsg2nehj3</text:p>
          </table:table-cell>
          <table:table-cell office:value-type="string">
            <text:p>RED</text:p>
          </table:table-cell>
          <table:table-cell office:value-type="string">
            <text:p>Lagrein Riserva Gries</text:p>
          </table:table-cell>
          <table:table-cell office:value-type="string">
            <text:p>Kellerei Terlan / Cantina Terlano</text:p>
          </table:table-cell>
          <table:table-cell office:value-type="float" office:value="36.263836">
            <text:p>36.2638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ies doc Riserva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ach7bbmsg2nehj3</text:p>
          </table:table-cell>
          <table:table-cell office:value-type="string">
            <text:p>RED</text:p>
          </table:table-cell>
          <table:table-cell office:value-type="string">
            <text:p>Lagrein Riserva Gries</text:p>
          </table:table-cell>
          <table:table-cell office:value-type="string">
            <text:p>Kellerei Terlan / Cantina Terlano</text:p>
          </table:table-cell>
          <table:table-cell office:value-type="float" office:value="36.263836">
            <text:p>36.2638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doc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m0e7ce1fcdzegd7s</text:p>
          </table:table-cell>
          <table:table-cell office:value-type="string">
            <text:p>RED</text:p>
          </table:table-cell>
          <table:table-cell office:value-type="string">
            <text:p>Lagrein Tradition</text:p>
          </table:table-cell>
          <table:table-cell office:value-type="string">
            <text:p>Kellerei Terlan / Cantina Terlano</text:p>
          </table:table-cell>
          <table:table-cell office:value-type="float" office:value="36.441147">
            <text:p>36.4411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icol Pinot Nero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2049">
            <text:p>2049</text:p>
          </table:table-cell>
          <table:table-cell office:value-type="float" office:value="10">
            <text:p>10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Kellerei Terlan / Cantina Terlano</text:p>
          </table:table-cell>
          <table:table-cell office:value-type="float" office:value="41.6332">
            <text:p>41.63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icol Pinot Nero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2049">
            <text:p>2049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Kellerei Terlan / Cantina Terlano</text:p>
          </table:table-cell>
          <table:table-cell office:value-type="float" office:value="41.6332">
            <text:p>41.63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oir Tradition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229">
            <text:p>1229</text:p>
          </table:table-cell>
          <table:table-cell office:value-type="float" office:value="14">
            <text:p>14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rzeq3gy8dcj154h2z</text:p>
          </table:table-cell>
          <table:table-cell office:value-type="string">
            <text:p>RED</text:p>
          </table:table-cell>
          <table:table-cell office:value-type="string">
            <text:p>Pinot Noir Tradition</text:p>
          </table:table-cell>
          <table:table-cell office:value-type="string">
            <text:p>Kellerei Terlan / Cantina Terlano</text:p>
          </table:table-cell>
          <table:table-cell office:value-type="float" office:value="39.905243">
            <text:p>39.9052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ebenich - Merlot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6.104618">
            <text:p>46.1046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ebenich - Merlot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1557">
            <text:p>1557</text:p>
          </table:table-cell>
          <table:table-cell office:value-type="float" office:value="4">
            <text:p>4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6.104618">
            <text:p>46.1046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ebenich - Merlot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46.104618">
            <text:p>46.1046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orilan Merlot E Cabernet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6">
            <text:p>6</text:p>
          </table:table-cell>
          <table:table-cell office:value-type="string">
            <text:p>tav11+bar00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 Tradition</text:p>
          </table:table-cell>
          <table:table-cell office:value-type="string">
            <text:p>Kellerei Terlan / Cantina Terlano</text:p>
          </table:table-cell>
          <table:table-cell office:value-type="float" office:value="42.219147">
            <text:p>42.2191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orilan Merlot E Cabernet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7">
            <text:p>7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krczaydj3qa1wznz</text:p>
          </table:table-cell>
          <table:table-cell office:value-type="string">
            <text:p>RED</text:p>
          </table:table-cell>
          <table:table-cell office:value-type="string">
            <text:p>Torilan Tradition</text:p>
          </table:table-cell>
          <table:table-cell office:value-type="string">
            <text:p>Kellerei Terlan / Cantina Terlano</text:p>
          </table:table-cell>
          <table:table-cell office:value-type="float" office:value="42.219147">
            <text:p>42.2191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(Regalo) e Rosso</text:p>
          </table:table-cell>
          <table:table-cell office:value-type="string">
            <text:p>Tonu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sarpi terr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mgeejzsekfyvgnnpx</text:p>
          </table:table-cell>
          <table:table-cell office:value-type="string">
            <text:p>RED</text:p>
          </table:table-cell>
          <table:table-cell office:value-type="string">
            <text:p>Refosco dal Peduncolo Rosso Friuli Aquileia</text:p>
          </table:table-cell>
          <table:table-cell office:value-type="string">
            <text:p>Togut</text:p>
          </table:table-cell>
          <table:table-cell office:value-type="float" office:value="30.380407">
            <text:p>30.380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rjun Pinot Nero Riserva 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19">
            <text:p>19</text:p>
          </table:table-cell>
          <table:table-cell office:value-type="string">
            <text:p>tav11+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ta5xywnmvtvrdg6ep</text:p>
          </table:table-cell>
          <table:table-cell office:value-type="string">
            <text:p>RED</text:p>
          </table:table-cell>
          <table:table-cell office:value-type="string">
            <text:p>Marjon Pinot Noir Riserva</text:p>
          </table:table-cell>
          <table:table-cell office:value-type="string">
            <text:p>Kellerei Tramin / Cantina Tramin</text:p>
          </table:table-cell>
          <table:table-cell office:value-type="float" office:value="29.451607">
            <text:p>29.4516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ungg Merlot + Cabernet doc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500">
            <text:p>45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3b58xtbd7181s02w</text:p>
          </table:table-cell>
          <table:table-cell office:value-type="string">
            <text:p>RED</text:p>
          </table:table-cell>
          <table:table-cell office:value-type="string">
            <text:p>Rungg Cabernet - Merlot</text:p>
          </table:table-cell>
          <table:table-cell office:value-type="string">
            <text:p>Kellerei Tramin / Cantina Tramin</text:p>
          </table:table-cell>
          <table:table-cell office:value-type="float" office:value="36.064568">
            <text:p>36.0645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ungg Merlot + Cabernet doc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065">
            <text:p>1065</text:p>
          </table:table-cell>
          <table:table-cell office:value-type="float" office:value="5">
            <text:p>5</text:p>
          </table:table-cell>
          <table:table-cell office:value-type="string">
            <text:p>bar001+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3b58xtbd7181s02w</text:p>
          </table:table-cell>
          <table:table-cell office:value-type="string">
            <text:p>RED</text:p>
          </table:table-cell>
          <table:table-cell office:value-type="string">
            <text:p>Rungg Cabernet - Merlot</text:p>
          </table:table-cell>
          <table:table-cell office:value-type="string">
            <text:p>Kellerei Tramin / Cantina Tramin</text:p>
          </table:table-cell>
          <table:table-cell office:value-type="float" office:value="36.064568">
            <text:p>36.0645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Urban Lagrein Riserva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131">
            <text:p>2131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xk56xm9rbe5d0q07</text:p>
          </table:table-cell>
          <table:table-cell office:value-type="string">
            <text:p>RED</text:p>
          </table:table-cell>
          <table:table-cell office:value-type="string">
            <text:p>Lagrein Riserva Urban</text:p>
          </table:table-cell>
          <table:table-cell office:value-type="string">
            <text:p>Kellerei Tramin / Cantina Tramin</text:p>
          </table:table-cell>
          <table:table-cell office:value-type="float" office:value="37.249416">
            <text:p>37.249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Vignalta Colli Eugan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string">
            <text:p>bar00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kq9m6mbx5kcqfgr1k</text:p>
          </table:table-cell>
          <table:table-cell office:value-type="string">
            <text:p>RED</text:p>
          </table:table-cell>
          <table:table-cell office:value-type="string">
            <text:p>Rosso Riserva</text:p>
          </table:table-cell>
          <table:table-cell office:value-type="string">
            <text:p>Vignalta</text:p>
          </table:table-cell>
          <table:table-cell office:value-type="float" office:value="35.851357">
            <text:p>35.8513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urple Haze Igp Paestum Aglianico</text:p>
          </table:table-cell>
          <table:table-cell office:value-type="string">
            <text:p>Viticoltori De Concili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bar009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thb6qqvbpbv4r48ab</text:p>
          </table:table-cell>
          <table:table-cell office:value-type="string">
            <text:p>RED</text:p>
          </table:table-cell>
          <table:table-cell office:value-type="string">
            <text:p>Sisifo Aglianico</text:p>
          </table:table-cell>
          <table:table-cell office:value-type="string">
            <text:p>Viticoltori de Conciliis</text:p>
          </table:table-cell>
          <table:table-cell office:value-type="float" office:value="44.688076">
            <text:p>44.6880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Viticoltori De Concili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tmrb6t9b0hbh5wy33</text:p>
          </table:table-cell>
          <table:table-cell office:value-type="string">
            <text:p>RED</text:p>
          </table:table-cell>
          <table:table-cell office:value-type="string">
            <text:p>Jacine Red</text:p>
          </table:table-cell>
          <table:table-cell office:value-type="string">
            <text:p>Viticoltori de Conciliis</text:p>
          </table:table-cell>
          <table:table-cell office:value-type="float" office:value="41.735886">
            <text:p>41.7358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My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065">
            <text:p>1065</text:p>
          </table:table-cell>
          <table:table-cell office:value-type="float" office:value="18">
            <text:p>18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6h2x2jt15y6sw82nce</text:p>
          </table:table-cell>
          <table:table-cell office:value-type="string">
            <text:p>RED</text:p>
          </table:table-cell>
          <table:table-cell office:value-type="string">
            <text:p>Refosco Selezione</text:p>
          </table:table-cell>
          <table:table-cell office:value-type="string">
            <text:p>Zorzettig Vini</text:p>
          </table:table-cell>
          <table:table-cell office:value-type="float" office:value="30.078781">
            <text:p>30.0787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hioppettino My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229">
            <text:p>1229</text:p>
          </table:table-cell>
          <table:table-cell office:value-type="float" office:value="9">
            <text:p>9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pfdhe1df7wfpy9cr9g</text:p>
          </table:table-cell>
          <table:table-cell office:value-type="string">
            <text:p>RED</text:p>
          </table:table-cell>
          <table:table-cell office:value-type="string">
            <text:p>Schioppettino</text:p>
          </table:table-cell>
          <table:table-cell office:value-type="string">
            <text:p>Zorzettig Vini</text:p>
          </table:table-cell>
          <table:table-cell office:value-type="float" office:value="33.58575">
            <text:p>33.585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Muffato della Sala</text:p>
          </table:table-cell>
          <table:table-cell office:value-type="string">
            <text:p>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2213">
            <text:p>2213</text:p>
          </table:table-cell>
          <table:table-cell office:value-type="float" office:value="8">
            <text:p>8</text:p>
          </table:table-cell>
          <table:table-cell office:value-type="string">
            <text:p>tav10+cartone a lato 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55ytexachj17ewzz</text:p>
          </table:table-cell>
          <table:table-cell office:value-type="string">
            <text:p>DESSERT</text:p>
          </table:table-cell>
          <table:table-cell office:value-type="string">
            <text:p>Muffato della Sala</text:p>
          </table:table-cell>
          <table:table-cell office:value-type="string">
            <text:p>Antinori - Castello della Sala</text:p>
          </table:table-cell>
          <table:table-cell office:value-type="float" office:value="40.004204">
            <text:p>40.0042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Santon Bianco (Vermout)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2svrxqaf2sxj1wz5</text:p>
          </table:table-cell>
          <table:table-cell office:value-type="string">
            <text:p>FORTIFIED</text:p>
          </table:table-cell>
          <table:table-cell office:value-type="string">
            <text:p>Santòn Vermouth Bianco Aromatico</text:p>
          </table:table-cell>
          <table:table-cell office:value-type="string">
            <text:p>Borgo San Daniele</text:p>
          </table:table-cell>
          <table:table-cell office:value-type="float" office:value="47.12262">
            <text:p>47.122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Brachetto d'Aqui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string">
            <text:p>s4+bar003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5e61j0mgby5sx7gm74</text:p>
          </table:table-cell>
          <table:table-cell office:value-type="string">
            <text:p>DESSERT</text:p>
          </table:table-cell>
          <table:table-cell office:value-type="string">
            <text:p>Brachetto d'Acqui</text:p>
          </table:table-cell>
          <table:table-cell office:value-type="string">
            <text:p>Braida</text:p>
          </table:table-cell>
          <table:table-cell office:value-type="float" office:value="44.954384">
            <text:p>44.9543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Brachetto d'Aqui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office:value-type="string">
            <text:p>s4+bar003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5e61j0mgby5sx7gm74</text:p>
          </table:table-cell>
          <table:table-cell office:value-type="string">
            <text:p>DESSERT</text:p>
          </table:table-cell>
          <table:table-cell office:value-type="string">
            <text:p>Brachetto d'Acqui</text:p>
          </table:table-cell>
          <table:table-cell office:value-type="string">
            <text:p>Braida</text:p>
          </table:table-cell>
          <table:table-cell office:value-type="float" office:value="44.954384">
            <text:p>44.9543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r8f74dnt9gwz97nxz</text:p>
          </table:table-cell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 Giuseppe</text:p>
          </table:table-cell>
          <table:table-cell office:value-type="float" office:value="36.119682">
            <text:p>36.1196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6">
            <text:p>6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r8f74dnt9gwz97nxz</text:p>
          </table:table-cell>
          <table:table-cell office:value-type="string">
            <text:p>DESSERT</text:p>
          </table:table-cell>
          <table:table-cell office:value-type="string">
            <text:p>Ramandolo</text:p>
          </table:table-cell>
          <table:table-cell office:value-type="string">
            <text:p>Bressani Giuseppe</text:p>
          </table:table-cell>
          <table:table-cell office:value-type="float" office:value="36.119682">
            <text:p>36.1196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eq0jc5hnpnad79zb2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Tenimenti Ca'Bianca</text:p>
          </table:table-cell>
          <table:table-cell office:value-type="float" office:value="37.955902">
            <text:p>37.9559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Sauternes-Semillon 0,375</text:p>
          </table:table-cell>
          <table:table-cell office:value-type="string">
            <text:p>Chateau Gravas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1967">
            <text:p>1967</text:p>
          </table:table-cell>
          <table:table-cell office:value-type="float" office:value="6">
            <text:p>6</text:p>
          </table:table-cell>
          <table:table-cell office:value-type="string">
            <text:p>Frigo Sala dx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d4nv67mfa75zmn58q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Gravas</text:p>
          </table:table-cell>
          <table:table-cell office:value-type="float" office:value="34.656857">
            <text:p>34.6568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Sauternes-Semillon 0,75</text:p>
          </table:table-cell>
          <table:table-cell office:value-type="string">
            <text:p>Chateau Grav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967">
            <text:p>1967</text:p>
          </table:table-cell>
          <table:table-cell office:value-type="float" office:value="3">
            <text:p>3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d4nv67mfa75zmn58q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Gravas</text:p>
          </table:table-cell>
          <table:table-cell office:value-type="float" office:value="34.656857">
            <text:p>34.6568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Venryè Passito di Pantelleria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0c9h7hjs4tx9h1jfzs</text:p>
          </table:table-cell>
          <table:table-cell office:value-type="string">
            <text:p>WHITE</text:p>
          </table:table-cell>
          <table:table-cell office:value-type="string">
            <text:p>Fiano di Avellino</text:p>
          </table:table-cell>
          <table:table-cell office:value-type="string">
            <text:p>Donna Paolina</text:p>
          </table:table-cell>
          <table:table-cell office:value-type="float" office:value="19.651482">
            <text:p>19.6514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Venryè Passito di Pantelleria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0c9h7hjs4tx9h1jfzs</text:p>
          </table:table-cell>
          <table:table-cell office:value-type="string">
            <text:p>WHITE</text:p>
          </table:table-cell>
          <table:table-cell office:value-type="string">
            <text:p>Fiano di Avellino</text:p>
          </table:table-cell>
          <table:table-cell office:value-type="string">
            <text:p>Donna Paolina</text:p>
          </table:table-cell>
          <table:table-cell office:value-type="float" office:value="19.651482">
            <text:p>19.6514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Montecarlo Vin Santo</text:p>
          </table:table-cell>
          <table:table-cell office:value-type="string">
            <text:p>Fattoria del Te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m4kwr2bqdnge80x6c</text:p>
          </table:table-cell>
          <table:table-cell office:value-type="string">
            <text:p>WHITE</text:p>
          </table:table-cell>
          <table:table-cell office:value-type="string">
            <text:p>Montecarlo Bianco</text:p>
          </table:table-cell>
          <table:table-cell office:value-type="string">
            <text:p>Fattoria del Teso</text:p>
          </table:table-cell>
          <table:table-cell office:value-type="float" office:value="41.22785">
            <text:p>41.227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Moscato d'Asti docg </text:p>
          </table:table-cell>
          <table:table-cell office:value-type="string">
            <text:p>I Vignaioli di Santo Stef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6">
            <text:p>6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qvfh4dm4fq51pwrhqny45ke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Ceretto - I Vignaioli di Santo Stefano</text:p>
          </table:table-cell>
          <table:table-cell office:value-type="float" office:value="47.5195">
            <text:p>47.51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Carignano del Sulcis - Passito Forterosso</text:p>
          </table:table-cell>
          <table:table-cell office:value-type="string">
            <text:p>Me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05cgxytbg1cgmds8n</text:p>
          </table:table-cell>
          <table:table-cell office:value-type="string">
            <text:p>DESSERT</text:p>
          </table:table-cell>
          <table:table-cell office:value-type="string">
            <text:p>Passito Carignano Forte Rosso</text:p>
          </table:table-cell>
          <table:table-cell office:value-type="string">
            <text:p>Mesa</text:p>
          </table:table-cell>
          <table:table-cell office:value-type="float" office:value="33.190556">
            <text:p>33.1905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Gruner Veltliner - Eis Wein 0,375</text:p>
          </table:table-cell>
          <table:table-cell office:value-type="string">
            <text:p>Niegl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7000">
            <text:p>7000</text:p>
          </table:table-cell>
          <table:table-cell office:value-type="float" office:value="2540">
            <text:p>2540</text:p>
          </table:table-cell>
          <table:table-cell office:value-type="float" office:value="2">
            <text:p>2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w0y1ejh2612tfcdg3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Nigl</text:p>
          </table:table-cell>
          <table:table-cell office:value-type="float" office:value="30.825901">
            <text:p>30.8259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Giardino Pantesco - Passito di Pantelleri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t3vvfam1nhxse0vnr</text:p>
          </table:table-cell>
          <table:table-cell office:value-type="string">
            <text:p>DESSERT</text:p>
          </table:table-cell>
          <table:table-cell office:value-type="string">
            <text:p>Giardino Pantesco Passito di Pantelleria</text:p>
          </table:table-cell>
          <table:table-cell office:value-type="string">
            <text:p>Cantine Pellegrino</text:p>
          </table:table-cell>
          <table:table-cell office:value-type="float" office:value="51.43799">
            <text:p>51.437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Giardino Pantesco - Passito di Pantelleri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1065">
            <text:p>1065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t3vvfam1nhxse0vnr</text:p>
          </table:table-cell>
          <table:table-cell office:value-type="string">
            <text:p>DESSERT</text:p>
          </table:table-cell>
          <table:table-cell office:value-type="string">
            <text:p>Giardino Pantesco Passito di Pantelleria</text:p>
          </table:table-cell>
          <table:table-cell office:value-type="string">
            <text:p>Cantine Pellegrino</text:p>
          </table:table-cell>
          <table:table-cell office:value-type="float" office:value="51.43799">
            <text:p>51.437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Old John - Marsala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szvmnkm6p6g2se288</text:p>
          </table:table-cell>
          <table:table-cell office:value-type="string">
            <text:p>FORTIFIED</text:p>
          </table:table-cell>
          <table:table-cell office:value-type="string">
            <text:p>Old John Marsala Superiore Riserva Ambra Semisecco</text:p>
          </table:table-cell>
          <table:table-cell office:value-type="string">
            <text:p>Cantine Pellegrino</text:p>
          </table:table-cell>
          <table:table-cell office:value-type="float" office:value="32.87401">
            <text:p>32.874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Ramandolo 0,50</text:p>
          </table:table-cell>
          <table:table-cell office:value-type="string">
            <text:p>Tami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83">
            <text:p>983</text:p>
          </table:table-cell>
          <table:table-cell office:value-type="float" office:value="5">
            <text:p>5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eshxbyhsd7bmet0bft</text:p>
          </table:table-cell>
          <table:table-cell office:value-type="string">
            <text:p>SPARKLING</text:p>
          </table:table-cell>
          <table:table-cell office:value-type="string">
            <text:p>Ramandolo</text:p>
          </table:table-cell>
          <table:table-cell office:value-type="string">
            <text:p>Tami</text:p>
          </table:table-cell>
          <table:table-cell office:value-type="float" office:value="38.985813">
            <text:p>38.9858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Fior d'arancio Moscato Giallo Charmat</text:p>
          </table:table-cell>
          <table:table-cell office:value-type="string">
            <text:p>Vignalta Colli Eugan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totem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dv3a64hz5d2n558f</text:p>
          </table:table-cell>
          <table:table-cell office:value-type="string">
            <text:p>WHITE</text:p>
          </table:table-cell>
          <table:table-cell office:value-type="string">
            <text:p>Fior d'Arancio Secco</text:p>
          </table:table-cell>
          <table:table-cell office:value-type="string">
            <text:p>Cantina Colli Euganei</text:p>
          </table:table-cell>
          <table:table-cell office:value-type="float" office:value="47.82515">
            <text:p>47.825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Picolit 0,50 Lt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377">
            <text:p>2377</text:p>
          </table:table-cell>
          <table:table-cell office:value-type="float" office:value="4">
            <text:p>4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pjnh3df536fm71hjnt</text:p>
          </table:table-cell>
          <table:table-cell office:value-type="string">
            <text:p>DESSERT</text:p>
          </table:table-cell>
          <table:table-cell office:value-type="string">
            <text:p>Picolit</text:p>
          </table:table-cell>
          <table:table-cell office:value-type="string">
            <text:p>Zorzettig Vini</text:p>
          </table:table-cell>
          <table:table-cell office:value-type="float" office:value="33.01773">
            <text:p>33.017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blis Vieilles Vignes</text:p>
          </table:table-cell>
          <table:table-cell office:value-type="string">
            <text:p>Alain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557">
            <text:p>1557</text:p>
          </table:table-cell>
          <table:table-cell office:value-type="float" office:value="4">
            <text:p>4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2hddbefsyh459f9h</text:p>
          </table:table-cell>
          <table:table-cell office:value-type="string">
            <text:p>WHITE</text:p>
          </table:table-cell>
          <table:table-cell office:value-type="string">
            <text:p>Cuvée Vieilles Vignes Chablis</text:p>
          </table:table-cell>
          <table:table-cell office:value-type="string">
            <text:p>Alain Geoffroy</text:p>
          </table:table-cell>
          <table:table-cell office:value-type="float" office:value="47.250877">
            <text:p>47.2508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9tenscbmk0p6chz</text:p>
          </table:table-cell>
          <table:table-cell office:value-type="string">
            <text:p>WHITE</text:p>
          </table:table-cell>
          <table:table-cell office:value-type="string">
            <text:p>Tocai Friulano</text:p>
          </table:table-cell>
          <table:table-cell office:value-type="string">
            <text:p>Borgo San Daniele</text:p>
          </table:table-cell>
          <table:table-cell office:value-type="float" office:value="40.78669">
            <text:p>40.786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147">
            <text:p>1147</text:p>
          </table:table-cell>
          <table:table-cell office:value-type="float" office:value="24">
            <text:p>24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9tenscbmk0p6chz</text:p>
          </table:table-cell>
          <table:table-cell office:value-type="string">
            <text:p>WHITE</text:p>
          </table:table-cell>
          <table:table-cell office:value-type="string">
            <text:p>Tocai Friulano</text:p>
          </table:table-cell>
          <table:table-cell office:value-type="string">
            <text:p>Borgo San Daniele</text:p>
          </table:table-cell>
          <table:table-cell office:value-type="float" office:value="40.78669">
            <text:p>40.786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Jiasik Bianco Riesling e Malvasia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0">
            <text:p>20</text:p>
          </table:table-cell>
          <table:table-cell office:value-type="string">
            <text:p>carni terra+Frigo bianchi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50s7h60h8ws75t4r</text:p>
          </table:table-cell>
          <table:table-cell office:value-type="string">
            <text:p>WHITE</text:p>
          </table:table-cell>
          <table:table-cell office:value-type="string">
            <text:p>Jiasik Bianco</text:p>
          </table:table-cell>
          <table:table-cell office:value-type="string">
            <text:p>Borgo San Daniele</text:p>
          </table:table-cell>
          <table:table-cell office:value-type="float" office:value="50.298275">
            <text:p>50.2982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 doc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7">
            <text:p>7</text:p>
          </table:table-cell>
          <table:table-cell office:value-type="string">
            <text:p>carni terra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jy3jvxry3fwf7t2h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Borgo San Daniele</text:p>
          </table:table-cell>
          <table:table-cell office:value-type="float" office:value="41.06534">
            <text:p>41.065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fa495mxaxapemxhf</text:p>
          </table:table-cell>
          <table:table-cell office:value-type="string">
            <text:p>WHITE</text:p>
          </table:table-cell>
          <table:table-cell office:value-type="string">
            <text:p>I Am Mauri Pinot Grigio</text:p>
          </table:table-cell>
          <table:table-cell office:value-type="string">
            <text:p>Borgo San Daniele</text:p>
          </table:table-cell>
          <table:table-cell office:value-type="float" office:value="38.704296">
            <text:p>38.7042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a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4">
            <text:p>4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hhn56gyy61m0021gwdz9dsr</text:p>
          </table:table-cell>
          <table:table-cell office:value-type="string">
            <text:p>WHITE</text:p>
          </table:table-cell>
          <table:table-cell office:value-type="string">
            <text:p>Friulano Bianca</text:p>
          </table:table-cell>
          <table:table-cell office:value-type="string">
            <text:p>Conte Brandolini d'Adda</text:p>
          </table:table-cell>
          <table:table-cell office:value-type="float" office:value="20.389248">
            <text:p>20.3892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ea53shhxahj7fnpdh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randolin</text:p>
          </table:table-cell>
          <table:table-cell office:value-type="float" office:value="33.29129">
            <text:p>33.291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rat (Tocai-Malvasia-Ribolla)</text:p>
          </table:table-cell>
          <table:table-cell office:value-type="string">
            <text:p>Bress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2622">
            <text:p>2622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rddvc7b1h9qe8c0cb</text:p>
          </table:table-cell>
          <table:table-cell office:value-type="string">
            <text:p>WHITE</text:p>
          </table:table-cell>
          <table:table-cell office:value-type="string">
            <text:p>Carat Bianco</text:p>
          </table:table-cell>
          <table:table-cell office:value-type="string">
            <text:p>Bressan</text:p>
          </table:table-cell>
          <table:table-cell office:value-type="float" office:value="36.49339">
            <text:p>36.493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swg6z82ctts5b4tcr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Bressani Giuseppe</text:p>
          </table:table-cell>
          <table:table-cell office:value-type="float" office:value="32.11866">
            <text:p>32.118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olle Bandite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6d7v8vxbjns5skvv7</text:p>
          </table:table-cell>
          <table:table-cell office:value-type="string">
            <text:p>SPARKLING</text:p>
          </table:table-cell>
          <table:table-cell office:value-type="string">
            <text:p>Bolle Bandite</text:p>
          </table:table-cell>
          <table:table-cell office:value-type="string">
            <text:p>Gatti</text:p>
          </table:table-cell>
          <table:table-cell office:value-type="float" office:value="45.8114">
            <text:p>45.81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naja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7badjaj5xary70fr4</text:p>
          </table:table-cell>
          <table:table-cell office:value-type="string">
            <text:p>WHITE</text:p>
          </table:table-cell>
          <table:table-cell office:value-type="string">
            <text:p>Canàja</text:p>
          </table:table-cell>
          <table:table-cell office:value-type="string">
            <text:p>Gatti</text:p>
          </table:table-cell>
          <table:table-cell office:value-type="float" office:value="38.506912">
            <text:p>38.5069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siola Vigneti Dolomiti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gnqmze5ts2y7nd4p</text:p>
          </table:table-cell>
          <table:table-cell office:value-type="string">
            <text:p>WHITE</text:p>
          </table:table-cell>
          <table:table-cell office:value-type="string">
            <text:p>Nosiola Bio</text:p>
          </table:table-cell>
          <table:table-cell office:value-type="string">
            <text:p>Cesconi</text:p>
          </table:table-cell>
          <table:table-cell office:value-type="float" office:value="35.670822">
            <text:p>35.6708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olle Duga - Collio - Friulano - Vigna del Rolat</text:p>
          </table:table-cell>
          <table:table-cell office:value-type="string">
            <text:p>Colle Duga di Damian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065">
            <text:p>1065</text:p>
          </table:table-cell>
          <table:table-cell office:value-type="float" office:value="9">
            <text:p>9</text:p>
          </table:table-cell>
          <table:table-cell office:value-type="string">
            <text:p>Frigo friulani+tav10-top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dvhb4jtw5hv0yf842d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Colle Duga</text:p>
          </table:table-cell>
          <table:table-cell office:value-type="float" office:value="46.22831">
            <text:p>46.228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olle Duga - Collio - Ribolla Gialla</text:p>
          </table:table-cell>
          <table:table-cell office:value-type="string">
            <text:p>Colle Duga di Damian Pri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dv6wft8e5jhhhvvqps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Colle Duga</text:p>
          </table:table-cell>
          <table:table-cell office:value-type="float" office:value="46.99585">
            <text:p>46.995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000">
            <text:p>2000</text:p>
          </table:table-cell>
          <table:table-cell office:value-type="float" office:value="573">
            <text:p>573</text:p>
          </table:table-cell>
          <table:table-cell office:value-type="float" office:value="13">
            <text:p>13</text:p>
          </table:table-cell>
          <table:table-cell office:value-type="string">
            <text:p>Frigo friulani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shmar36q7pastqf7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Fiegl</text:p>
          </table:table-cell>
          <table:table-cell office:value-type="float" office:value="35.094208">
            <text:p>35.0942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xxvb8sn7mndz5k4g</text:p>
          </table:table-cell>
          <table:table-cell office:value-type="string">
            <text:p>WHITE</text:p>
          </table:table-cell>
          <table:table-cell office:value-type="string">
            <text:p>Malvasia Collio</text:p>
          </table:table-cell>
          <table:table-cell office:value-type="string">
            <text:p>Fiegl</text:p>
          </table:table-cell>
          <table:table-cell office:value-type="float" office:value="34.028454">
            <text:p>34.0284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rigo bianchi+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yp960kvnxr6wtbrp</text:p>
          </table:table-cell>
          <table:table-cell office:value-type="string">
            <text:p>WHITE</text:p>
          </table:table-cell>
          <table:table-cell office:value-type="string">
            <text:p>Pinot Grigio Collio</text:p>
          </table:table-cell>
          <table:table-cell office:value-type="string">
            <text:p>Fiegl</text:p>
          </table:table-cell>
          <table:table-cell office:value-type="float" office:value="34.708847">
            <text:p>34.7088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000">
            <text:p>3000</text:p>
          </table:table-cell>
          <table:table-cell office:value-type="float" office:value="819">
            <text:p>819</text:p>
          </table:table-cell>
          <table:table-cell office:value-type="float" office:value="8">
            <text:p>8</text:p>
          </table:table-cell>
          <table:table-cell office:value-type="string">
            <text:p>tav10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pmrxje3pkp48wjxt</text:p>
          </table:table-cell>
          <table:table-cell office:value-type="string">
            <text:p>WHITE</text:p>
          </table:table-cell>
          <table:table-cell office:value-type="string">
            <text:p>Dugo Ribolla Gialla</text:p>
          </table:table-cell>
          <table:table-cell office:value-type="string">
            <text:p>Fiegl</text:p>
          </table:table-cell>
          <table:table-cell office:value-type="float" office:value="41.256996">
            <text:p>41.2569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Macerata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pmrxje3pkp48wjxt</text:p>
          </table:table-cell>
          <table:table-cell office:value-type="string">
            <text:p>WHITE</text:p>
          </table:table-cell>
          <table:table-cell office:value-type="string">
            <text:p>Dugo Ribolla Gialla</text:p>
          </table:table-cell>
          <table:table-cell office:value-type="string">
            <text:p>Fiegl</text:p>
          </table:table-cell>
          <table:table-cell office:value-type="float" office:value="34.01358">
            <text:p>34.013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tav10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zkf70kvhars9k508</text:p>
          </table:table-cell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Fiegl</text:p>
          </table:table-cell>
          <table:table-cell office:value-type="float" office:value="29.893402">
            <text:p>29.8934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  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Frigo bianchi+sarp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j36w66syb1b9t3dvx6</text:p>
          </table:table-cell>
          <table:table-cell office:value-type="string">
            <text:p>WHITE</text:p>
          </table:table-cell>
          <table:table-cell office:value-type="string">
            <text:p>Collio Chardonnay</text:p>
          </table:table-cell>
          <table:table-cell office:value-type="string">
            <text:p>Conti Formentini</text:p>
          </table:table-cell>
          <table:table-cell office:value-type="float" office:value="26.833738">
            <text:p>26.8337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  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11">
            <text:p>11</text:p>
          </table:table-cell>
          <table:table-cell office:value-type="string">
            <text:p>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36w66syb1b9t3dvx6</text:p>
          </table:table-cell>
          <table:table-cell office:value-type="string">
            <text:p>WHITE</text:p>
          </table:table-cell>
          <table:table-cell office:value-type="string">
            <text:p>Collio Chardonnay</text:p>
          </table:table-cell>
          <table:table-cell office:value-type="string">
            <text:p>Conti Formentini</text:p>
          </table:table-cell>
          <table:table-cell office:value-type="float" office:value="26.833738">
            <text:p>26.8337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 doc Collio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28">
            <text:p>28</text:p>
          </table:table-cell>
          <table:table-cell office:value-type="string">
            <text:p>s1+Frigo friulani+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39w7pe6hxvcvj69hw</text:p>
          </table:table-cell>
          <table:table-cell office:value-type="string">
            <text:p>WHITE</text:p>
          </table:table-cell>
          <table:table-cell office:value-type="string">
            <text:p>Friulano Furlanâ</text:p>
          </table:table-cell>
          <table:table-cell office:value-type="string">
            <text:p>Conti Formentini</text:p>
          </table:table-cell>
          <table:table-cell office:value-type="float" office:value="31.548363">
            <text:p>31.5483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6">
            <text:p>6</text:p>
          </table:table-cell>
          <table:table-cell office:value-type="string">
            <text:p>sarp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2ss11s8vh09wynmhy</text:p>
          </table:table-cell>
          <table:table-cell office:value-type="string">
            <text:p>WHITE</text:p>
          </table:table-cell>
          <table:table-cell office:value-type="string">
            <text:p>Collio Pinot Grigio</text:p>
          </table:table-cell>
          <table:table-cell office:value-type="string">
            <text:p>Conti Formentini</text:p>
          </table:table-cell>
          <table:table-cell office:value-type="float" office:value="31.163">
            <text:p>31.1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 Collio 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j4s7kx9nk0v80y74e5</text:p>
          </table:table-cell>
          <table:table-cell office:value-type="string">
            <text:p>WHITE</text:p>
          </table:table-cell>
          <table:table-cell office:value-type="string">
            <text:p>Collio Ribolla Gialla</text:p>
          </table:table-cell>
          <table:table-cell office:value-type="string">
            <text:p>Conti Formentini</text:p>
          </table:table-cell>
          <table:table-cell office:value-type="float" office:value="44.33631">
            <text:p>44.336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uscadet Sèvre Et Maine - Loira</text:p>
          </table:table-cell>
          <table:table-cell office:value-type="string">
            <text:p>Hermines Du Cardin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6bnkprwssfnb2kctrf</text:p>
          </table:table-cell>
          <table:table-cell office:value-type="string">
            <text:p>WHITE</text:p>
          </table:table-cell>
          <table:table-cell office:value-type="string">
            <text:p>Muscadet-Sevre et Maine</text:p>
          </table:table-cell>
          <table:table-cell office:value-type="string">
            <text:p>Domaine du Rubis</text:p>
          </table:table-cell>
          <table:table-cell office:value-type="float" office:value="27.436222">
            <text:p>27.4362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uscadet Sèvre Et Maine - Loira</text:p>
          </table:table-cell>
          <table:table-cell office:value-type="string">
            <text:p>Hermines Du Cardin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6bnkprwssfnb2kctrf</text:p>
          </table:table-cell>
          <table:table-cell office:value-type="string">
            <text:p>WHITE</text:p>
          </table:table-cell>
          <table:table-cell office:value-type="string">
            <text:p>Muscadet-Sevre et Maine</text:p>
          </table:table-cell>
          <table:table-cell office:value-type="string">
            <text:p>Domaine du Rubis</text:p>
          </table:table-cell>
          <table:table-cell office:value-type="float" office:value="27.436222">
            <text:p>27.4362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los Les Montys Muscadet-Melon Bourgo</text:p>
          </table:table-cell>
          <table:table-cell office:value-type="string">
            <text:p>Huchet Jerem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2">
            <text:p>2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e8pe8h61nfxxptbv9</text:p>
          </table:table-cell>
          <table:table-cell office:value-type="string">
            <text:p>WHITE</text:p>
          </table:table-cell>
          <table:table-cell office:value-type="string">
            <text:p>Les Montys le Parc Muscadet</text:p>
          </table:table-cell>
          <table:table-cell office:value-type="string">
            <text:p>Jérémie Huchet</text:p>
          </table:table-cell>
          <table:table-cell office:value-type="float" office:value="56.890446">
            <text:p>56.8904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Heartbreaker - Riesling Renano Trevenezie</text:p>
          </table:table-cell>
          <table:table-cell office:value-type="string">
            <text:p>IT-V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v58dkkvwbt1kqra3mnr</text:p>
          </table:table-cell>
          <table:table-cell office:value-type="string">
            <text:p>WHITE</text:p>
          </table:table-cell>
          <table:table-cell office:value-type="string">
            <text:p>Heartbreak White</text:p>
          </table:table-cell>
          <table:table-cell office:value-type="string">
            <text:p>Mt. Lehman Winery</text:p>
          </table:table-cell>
          <table:table-cell office:value-type="float" office:value="15.412943">
            <text:p>15.4129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blis - Cote D'or - Beaun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1721">
            <text:p>1721</text:p>
          </table:table-cell>
          <table:table-cell office:value-type="float" office:value="6">
            <text:p>6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0ty5g12mp4y9qvtsbm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Jaffelin</text:p>
          </table:table-cell>
          <table:table-cell office:value-type="float" office:value="31.282684">
            <text:p>31.2826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Vin De Franc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1">
            <text:p>11</text:p>
          </table:table-cell>
          <table:table-cell office:value-type="string">
            <text:p>Frigo Sala sx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v8846f005d5ev8yxjz</text:p>
          </table:table-cell>
          <table:table-cell office:value-type="string">
            <text:p>DESSERT</text:p>
          </table:table-cell>
          <table:table-cell office:value-type="string">
            <text:p>Chardonnay</text:p>
          </table:table-cell>
          <table:table-cell office:value-type="string">
            <text:p>Jaffelin</text:p>
          </table:table-cell>
          <table:table-cell office:value-type="float" office:value="27.774977">
            <text:p>27.7749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Vin De France</text:p>
          </table:table-cell>
          <table:table-cell office:value-type="string">
            <text:p>Jaffelin Borgog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v8846f005d5ev8yxjz</text:p>
          </table:table-cell>
          <table:table-cell office:value-type="string">
            <text:p>DESSERT</text:p>
          </table:table-cell>
          <table:table-cell office:value-type="string">
            <text:p>Chardonnay</text:p>
          </table:table-cell>
          <table:table-cell office:value-type="string">
            <text:p>Jaffelin</text:p>
          </table:table-cell>
          <table:table-cell office:value-type="float" office:value="27.774977">
            <text:p>27.7749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onte Lucio Pinot Grigio</text:p>
          </table:table-cell>
          <table:table-cell office:value-type="string">
            <text:p>La Bella N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400">
            <text:p>3400</text:p>
          </table:table-cell>
          <table:table-cell office:value-type="float" office:value="1229">
            <text:p>1229</text:p>
          </table:table-cell>
          <table:table-cell office:value-type="float" office:value="6">
            <text:p>6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s5t0vgv3xdnk4bcm5b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Bella di Notte</text:p>
          </table:table-cell>
          <table:table-cell office:value-type="float" office:value="35.693142">
            <text:p>35.6931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una De Ronchi Sauvignon</text:p>
          </table:table-cell>
          <table:table-cell office:value-type="string">
            <text:p>La Bella N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700">
            <text:p>2700</text:p>
          </table:table-cell>
          <table:table-cell office:value-type="float" office:value="983">
            <text:p>983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j82kpnzat5pbt1xs68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arneros Della Notte</text:p>
          </table:table-cell>
          <table:table-cell office:value-type="float" office:value="27.3168">
            <text:p>27.31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nte Lucem Bianco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5">
            <text:p>5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wk490dx7j60m0n6sy</text:p>
          </table:table-cell>
          <table:table-cell office:value-type="string">
            <text:p>WHITE</text:p>
          </table:table-cell>
          <table:table-cell office:value-type="string">
            <text:p>Ante Lucem</text:p>
          </table:table-cell>
          <table:table-cell office:value-type="string">
            <text:p>La Luna Storta</text:p>
          </table:table-cell>
          <table:table-cell office:value-type="float" office:value="55.703545">
            <text:p>55.7035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haris - Chardonnay + Ribolla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655">
            <text:p>655</text:p>
          </table:table-cell>
          <table:table-cell office:value-type="float" office:value="16">
            <text:p>16</text:p>
          </table:table-cell>
          <table:table-cell office:value-type="string">
            <text:p>s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vdx4mbc559tkc254n</text:p>
          </table:table-cell>
          <table:table-cell office:value-type="string">
            <text:p>WHITE</text:p>
          </table:table-cell>
          <table:table-cell office:value-type="string">
            <text:p>Sharis</text:p>
          </table:table-cell>
          <table:table-cell office:value-type="string">
            <text:p>Livio Felluga</text:p>
          </table:table-cell>
          <table:table-cell office:value-type="float" office:value="52.582558">
            <text:p>52.5825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blis - Chardonnay/Bourgogne</text:p>
          </table:table-cell>
          <table:table-cell office:value-type="string">
            <text:p>Louis Mo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1885">
            <text:p>1885</text:p>
          </table:table-cell>
          <table:table-cell office:value-type="float" office:value="6">
            <text:p>6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27pydt79dy7q7p7v61</text:p>
          </table:table-cell>
          <table:table-cell office:value-type="string">
            <text:p>WHITE</text:p>
          </table:table-cell>
          <table:table-cell office:value-type="string">
            <text:p>Bourgogne Chardonnay</text:p>
          </table:table-cell>
          <table:table-cell office:value-type="string">
            <text:p>Louis Moreau</text:p>
          </table:table-cell>
          <table:table-cell office:value-type="float" office:value="35.219414">
            <text:p>35.2194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5.982292">
            <text:p>35.9822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annenberg - Sauvignon Blanc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03">
            <text:p>1803</text:p>
          </table:table-cell>
          <table:table-cell office:value-type="float" office:value="2">
            <text:p>2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gf3nsnzy6tbmskh6</text:p>
          </table:table-cell>
          <table:table-cell office:value-type="string">
            <text:p>WHITE</text:p>
          </table:table-cell>
          <table:table-cell office:value-type="string">
            <text:p>Sauvignon Blanc Tannenberg Bio</text:p>
          </table:table-cell>
          <table:table-cell office:value-type="string">
            <text:p>Manincor</text:p>
          </table:table-cell>
          <table:table-cell office:value-type="float" office:value="38.878666">
            <text:p>38.8786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mani Friulano</text:p>
          </table:table-cell>
          <table:table-cell office:value-type="string">
            <text:p>Marco Fellu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700">
            <text:p>2700</text:p>
          </table:table-cell>
          <table:table-cell office:value-type="float" office:value="737">
            <text:p>737</text:p>
          </table:table-cell>
          <table:table-cell office:value-type="float" office:value="35">
            <text:p>35</text:p>
          </table:table-cell>
          <table:table-cell office:value-type="string">
            <text:p>s1+Frigo friulani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w2r65ewb7hh5fy8tx</text:p>
          </table:table-cell>
          <table:table-cell office:value-type="string">
            <text:p>WHITE</text:p>
          </table:table-cell>
          <table:table-cell office:value-type="string">
            <text:p>Amani Friulano Collio</text:p>
          </table:table-cell>
          <table:table-cell office:value-type="string">
            <text:p>Marco Felluga</text:p>
          </table:table-cell>
          <table:table-cell office:value-type="float" office:value="52.083336">
            <text:p>52.0833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Brda</text:p>
          </table:table-cell>
          <table:table-cell office:value-type="string">
            <text:p>Marjan Sim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ypr8ssbgks1t13j1y</text:p>
          </table:table-cell>
          <table:table-cell office:value-type="string">
            <text:p>WHITE</text:p>
          </table:table-cell>
          <table:table-cell office:value-type="string">
            <text:p>Ribolla</text:p>
          </table:table-cell>
          <table:table-cell office:value-type="string">
            <text:p>Marjan Simčič</text:p>
          </table:table-cell>
          <table:table-cell office:value-type="float" office:value="49.57167">
            <text:p>49.571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eroi Bianco</text:p>
          </table:table-cell>
          <table:table-cell office:value-type="string">
            <text:p>Meroi Bian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46v9hzcs40t9rh1zkn5</text:p>
          </table:table-cell>
          <table:table-cell office:value-type="string">
            <text:p>DESSERT</text:p>
          </table:table-cell>
          <table:table-cell office:value-type="string">
            <text:p>Port Meron Cabernet Sauvignon</text:p>
          </table:table-cell>
          <table:table-cell office:value-type="string">
            <text:p>Meron</text:p>
          </table:table-cell>
          <table:table-cell office:value-type="float" office:value="29.010622">
            <text:p>29.0106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Colli Orientali </text:p>
          </table:table-cell>
          <table:table-cell office:value-type="string">
            <text:p>Mosch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1393">
            <text:p>1393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jy6ykq8qasagtad6m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Moschioni</text:p>
          </table:table-cell>
          <table:table-cell office:value-type="float" office:value="34.46856">
            <text:p>34.468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Urgenstein - Riesling</text:p>
          </table:table-cell>
          <table:table-cell office:value-type="string">
            <text:p>Nie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000">
            <text:p>6000</text:p>
          </table:table-cell>
          <table:table-cell office:value-type="float" office:value="1967">
            <text:p>1967</text:p>
          </table:table-cell>
          <table:table-cell office:value-type="float" office:value="6">
            <text:p>6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2pb0xvtq6fehhw0p7d</text:p>
          </table:table-cell>
          <table:table-cell office:value-type="string">
            <text:p>WHITE</text:p>
          </table:table-cell>
          <table:table-cell office:value-type="string">
            <text:p>Urgestein Riesling</text:p>
          </table:table-cell>
          <table:table-cell office:value-type="string">
            <text:p>Nigl</text:p>
          </table:table-cell>
          <table:table-cell office:value-type="float" office:value="31.649418">
            <text:p>31.6494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lpi Retiche Igp-Nebbiolo In Bianco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5">
            <text:p>5</text:p>
          </table:table-cell>
          <table:table-cell office:value-type="string">
            <text:p>tav10-top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wt3xn4p50wjaxv2q</text:p>
          </table:table-cell>
          <table:table-cell office:value-type="string">
            <text:p>WHITE</text:p>
          </table:table-cell>
          <table:table-cell office:value-type="string">
            <text:p>Nebbiolo Bianco Alpi Retiche</text:p>
          </table:table-cell>
          <table:table-cell office:value-type="string">
            <text:p>Nino Negri</text:p>
          </table:table-cell>
          <table:table-cell office:value-type="float" office:value="57.643898">
            <text:p>57.6438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onogramma Mueller Thurgau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2gyde6v2khcsrhgm</text:p>
          </table:table-cell>
          <table:table-cell office:value-type="string">
            <text:p>WHITE</text:p>
          </table:table-cell>
          <table:table-cell office:value-type="string">
            <text:p>Monogramma Müller Thurgau</text:p>
          </table:table-cell>
          <table:table-cell office:value-type="string">
            <text:p>Pojer e Sandri</text:p>
          </table:table-cell>
          <table:table-cell office:value-type="float" office:value="60.634453">
            <text:p>60.6344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ebula Brda</text:p>
          </table:table-cell>
          <table:table-cell office:value-type="string">
            <text:p>Pule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c1jemtnxx66en37zte</text:p>
          </table:table-cell>
          <table:table-cell office:value-type="string">
            <text:p>WHITE</text:p>
          </table:table-cell>
          <table:table-cell office:value-type="string">
            <text:p>Rebula</text:p>
          </table:table-cell>
          <table:table-cell office:value-type="string">
            <text:p>Pulec</text:p>
          </table:table-cell>
          <table:table-cell office:value-type="float" office:value="39.864258">
            <text:p>39.8642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tisfaction - Verdicchio Cast. Jesi Marche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>
            <text:p>Fornitore: Area 6 sr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qs9tykk1ffy1f2q2ah</text:p>
          </table:table-cell>
          <table:table-cell office:value-type="string">
            <text:p>WHITE</text:p>
          </table:table-cell>
          <table:table-cell office:value-type="string">
            <text:p>Verdicchio dei Castelli di Jesi Satisfaction</text:p>
          </table:table-cell>
          <table:table-cell office:value-type="string">
            <text:p>Azienda Santa Barbara - Stefano Antonucci</text:p>
          </table:table-cell>
          <table:table-cell office:value-type="float" office:value="37.619564">
            <text:p>37.6195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 igt</text:p>
          </table:table-cell>
          <table:table-cell office:value-type="string">
            <text:p>Santa Cristina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Frigo bianchi+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vc6vdgtw75cf4nszx</text:p>
          </table:table-cell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Santa Cristina</text:p>
          </table:table-cell>
          <table:table-cell office:value-type="float" office:value="39.45198">
            <text:p>39.451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qcb5pvevmfry1h2yq3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Schiopetto</text:p>
          </table:table-cell>
          <table:table-cell office:value-type="float" office:value="33.464172">
            <text:p>33.4641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Colterenzio (Oscar)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7m9wgzbasn8qbmg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Schreckbichl / Colterenzio</text:p>
          </table:table-cell>
          <table:table-cell office:value-type="float" office:value="22.784245">
            <text:p>22.7842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ouilly Fumé - Sauvignon Blanc/Loire</text:p>
          </table:table-cell>
          <table:table-cell office:value-type="string">
            <text:p>Serge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000">
            <text:p>5000</text:p>
          </table:table-cell>
          <table:table-cell office:value-type="float" office:value="1967">
            <text:p>1967</text:p>
          </table:table-cell>
          <table:table-cell office:value-type="float" office:value="4">
            <text:p>4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6sv48ht2mxp15z8ha</text:p>
          </table:table-cell>
          <table:table-cell office:value-type="string">
            <text:p>WHITE</text:p>
          </table:table-cell>
          <table:table-cell office:value-type="string">
            <text:p>Pouilly-Fumé Blanc</text:p>
          </table:table-cell>
          <table:table-cell office:value-type="string">
            <text:p>Serge Dagueneau &amp; Filles</text:p>
          </table:table-cell>
          <table:table-cell office:value-type="float" office:value="48.358334">
            <text:p>48.3583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</text:p>
          </table:table-cell>
          <table:table-cell office:value-type="string">
            <text:p>Simon di Braz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6rmhaq3m2wg84xaax</text:p>
          </table:table-cell>
          <table:table-cell office:value-type="string">
            <text:p>WHITE</text:p>
          </table:table-cell>
          <table:table-cell office:value-type="string">
            <text:p>Friulano Blanc de Simon</text:p>
          </table:table-cell>
          <table:table-cell office:value-type="string">
            <text:p>Simon di Brazzan</text:p>
          </table:table-cell>
          <table:table-cell office:value-type="float" office:value="42.797478">
            <text:p>42.7974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Andritz igt</text:p>
          </table:table-cell>
          <table:table-cell office:value-type="string">
            <text:p>Stur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pjhp7hh4jdnd09qy2d</text:p>
          </table:table-cell>
          <table:table-cell office:value-type="string">
            <text:p>WHITE</text:p>
          </table:table-cell>
          <table:table-cell office:value-type="string">
            <text:p>Chardonnay Andritz</text:p>
          </table:table-cell>
          <table:table-cell office:value-type="string">
            <text:p>Sturm</text:p>
          </table:table-cell>
          <table:table-cell office:value-type="float" office:value="41.837692">
            <text:p>41.8376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dicchio Castelli di Jesi</text:p>
          </table:table-cell>
          <table:table-cell office:value-type="string">
            <text:p>Tenuta di Tavign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737">
            <text:p>737</text:p>
          </table:table-cell>
          <table:table-cell office:value-type="float" office:value="15">
            <text:p>15</text:p>
          </table:table-cell>
          <table:table-cell office:value-type="string">
            <text:p>s4+tav10-top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17d6rrc3936p19czfz</text:p>
          </table:table-cell>
          <table:table-cell office:value-type="string">
            <text:p>WHITE</text:p>
          </table:table-cell>
          <table:table-cell office:value-type="string">
            <text:p>Vigne Verde Verdicchio dei Castelli di Jesi</text:p>
          </table:table-cell>
          <table:table-cell office:value-type="string">
            <text:p>Tenuta di Tavignano</text:p>
          </table:table-cell>
          <table:table-cell office:value-type="float" office:value="49.989357">
            <text:p>49.9893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rigo bianchi+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qsgk0g2wxb8dd8s</text:p>
          </table:table-cell>
          <table:table-cell office:value-type="string">
            <text:p>WHITE</text:p>
          </table:table-cell>
          <table:table-cell office:value-type="string">
            <text:p>Chardonnay Tradition</text:p>
          </table:table-cell>
          <table:table-cell office:value-type="string">
            <text:p>Kellerei Terlan / Cantina Terlano</text:p>
          </table:table-cell>
          <table:table-cell office:value-type="float" office:value="30.82431">
            <text:p>30.824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12">
            <text:p>12</text:p>
          </table:table-cell>
          <table:table-cell office:value-type="string">
            <text:p>tav1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qsgk0g2wxb8dd8s</text:p>
          </table:table-cell>
          <table:table-cell office:value-type="string">
            <text:p>WHITE</text:p>
          </table:table-cell>
          <table:table-cell office:value-type="string">
            <text:p>Chardonnay Tradition</text:p>
          </table:table-cell>
          <table:table-cell office:value-type="string">
            <text:p>Kellerei Terlan / Cantina Terlano</text:p>
          </table:table-cell>
          <table:table-cell office:value-type="float" office:value="30.82431">
            <text:p>30.824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2">
            <text:p>2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61s9k2pc90arxrh8</text:p>
          </table:table-cell>
          <table:table-cell office:value-type="string">
            <text:p>WHITE</text:p>
          </table:table-cell>
          <table:table-cell office:value-type="string">
            <text:p>Neurauth Pinot Bianco</text:p>
          </table:table-cell>
          <table:table-cell office:value-type="string">
            <text:p>Kellerei Terlan / Cantina Terlano</text:p>
          </table:table-cell>
          <table:table-cell office:value-type="float" office:value="34.71087">
            <text:p>34.71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 Classico doc 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8">
            <text:p>8</text:p>
          </table:table-cell>
          <table:table-cell office:value-type="string">
            <text:p>tav11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hrrj46e95x5nft46</text:p>
          </table:table-cell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>
            <text:p>Kellerei Terlan / Cantina Terlano</text:p>
          </table:table-cell>
          <table:table-cell office:value-type="float" office:value="45.236214">
            <text:p>45.2362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orberg Riserva Pinot Bianco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2131">
            <text:p>2131</text:p>
          </table:table-cell>
          <table:table-cell office:value-type="float" office:value="6">
            <text:p>6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4.98812">
            <text:p>44.988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inkl  Sauvignon Blanc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500">
            <text:p>4500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41.047226">
            <text:p>41.0472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inkl  Sauvignon Blanc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983">
            <text:p>983</text:p>
          </table:table-cell>
          <table:table-cell office:value-type="float" office:value="9">
            <text:p>9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fkhy5h5v8sa71dfk</text:p>
          </table:table-cell>
          <table:table-cell office:value-type="string">
            <text:p>WHITE</text:p>
          </table:table-cell>
          <table:table-cell office:value-type="string">
            <text:p>Sauvignon Selection Winkl</text:p>
          </table:table-cell>
          <table:table-cell office:value-type="string">
            <text:p>Kellerei Terlan / Cantina Terlano</text:p>
          </table:table-cell>
          <table:table-cell office:value-type="float" office:value="41.047226">
            <text:p>41.0472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Blend - Suo Tempo</text:p>
          </table:table-cell>
          <table:table-cell office:value-type="string">
            <text:p>Tonu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500">
            <text:p>250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aetcrvfx9psnthpg7s</text:p>
          </table:table-cell>
          <table:table-cell office:value-type="string">
            <text:p>WHITE</text:p>
          </table:table-cell>
          <table:table-cell office:value-type="string">
            <text:p>Corte Colombicchio Pinot Bianco</text:p>
          </table:table-cell>
          <table:table-cell office:value-type="string">
            <text:p>Tonut</text:p>
          </table:table-cell>
          <table:table-cell office:value-type="float" office:value="30.793137">
            <text:p>30.7931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oros Friulano</text:p>
          </table:table-cell>
          <table:table-cell office:value-type="string">
            <text:p>Toros Friul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229">
            <text:p>1229</text:p>
          </table:table-cell>
          <table:table-cell office:value-type="float" office:value="2">
            <text:p>2</text:p>
          </table:table-cell>
          <table:table-cell office:value-type="string">
            <text:p>Frigo friulani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x095ns4s3qs8j5kpb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oros Franco</text:p>
          </table:table-cell>
          <table:table-cell office:value-type="float" office:value="25.781994">
            <text:p>25.7819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larea Chardonnay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string">
            <text:p>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taben7v4bqz0drhr</text:p>
          </table:table-cell>
          <table:table-cell office:value-type="string">
            <text:p>WHITE</text:p>
          </table:table-cell>
          <table:table-cell office:value-type="string">
            <text:p>Chardonnay Glarea</text:p>
          </table:table-cell>
          <table:table-cell office:value-type="string">
            <text:p>Kellerei Tramin / Cantina Tramin</text:p>
          </table:table-cell>
          <table:table-cell office:value-type="float" office:value="28.97787">
            <text:p>28.977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ussbaumer Gewuerztramin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5">
            <text:p>5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33.953423">
            <text:p>33.9534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epi Sauvigno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065">
            <text:p>1065</text:p>
          </table:table-cell>
          <table:table-cell office:value-type="float" office:value="6">
            <text:p>6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syyyyza4b81pgf2p</text:p>
          </table:table-cell>
          <table:table-cell office:value-type="string">
            <text:p>WHITE</text:p>
          </table:table-cell>
          <table:table-cell office:value-type="string">
            <text:p>Sauvignon Pepi</text:p>
          </table:table-cell>
          <table:table-cell office:value-type="string">
            <text:p>Kellerei Tramin / Cantina Tramin</text:p>
          </table:table-cell>
          <table:table-cell office:value-type="float" office:value="30.231401">
            <text:p>30.2314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Unterebener Pinot Grigio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721">
            <text:p>1721</text:p>
          </table:table-cell>
          <table:table-cell office:value-type="float" office:value="6">
            <text:p>6</text:p>
          </table:table-cell>
          <table:table-cell office:value-type="string">
            <text:p>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35.867737">
            <text:p>35.8677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My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901">
            <text:p>901</text:p>
          </table:table-cell>
          <table:table-cell office:value-type="float" office:value="30">
            <text:p>30</text:p>
          </table:table-cell>
          <table:table-cell office:value-type="string">
            <text:p>s1+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pdjgp2651hfby16dcf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Zorzettig Vini</text:p>
          </table:table-cell>
          <table:table-cell office:value-type="float" office:value="30.800035">
            <text:p>30.8000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nnon Riesling Tuzko</text:p>
          </table:table-cell>
          <table:table-cell office:value-type="string">
            <text:p>Tuzko (Antinori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gftt3qkk2q76a6t3gt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Tűzkő</text:p>
          </table:table-cell>
          <table:table-cell office:value-type="float" office:value="32.004673">
            <text:p>32.0046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sco di Gica Brut Valdobbiadene docg Prosecco Superiore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89">
            <text:p>89</text:p>
          </table:table-cell>
          <table:table-cell office:value-type="string">
            <text:p>Frigo bianchi+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89g7jej0y9waazvt</text:p>
          </table:table-cell>
          <table:table-cell office:value-type="string">
            <text:p>SPARKLING</text:p>
          </table:table-cell>
          <table:table-cell office:value-type="string">
            <text:p>Bosco di Gica Valdobbiadene Prosecco Superiore Brut</text:p>
          </table:table-cell>
          <table:table-cell office:value-type="string">
            <text:p>Adami</text:p>
          </table:table-cell>
          <table:table-cell office:value-type="float" office:value="48.73748">
            <text:p>48.737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l Credas (Extra Brut)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737">
            <text:p>737</text:p>
          </table:table-cell>
          <table:table-cell office:value-type="float" office:value="66">
            <text:p>66</text:p>
          </table:table-cell>
          <table:table-cell office:value-type="string">
            <text:p>Frigo bianchi+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9xtf23pgh67zkhcbh</text:p>
          </table:table-cell>
          <table:table-cell office:value-type="string">
            <text:p>SPARKLING</text:p>
          </table:table-cell>
          <table:table-cell office:value-type="string">
            <text:p>Col Credas Rive di Farra di Soligo Valdobbiadene Extra Brut</text:p>
          </table:table-cell>
          <table:table-cell office:value-type="string">
            <text:p>Adami</text:p>
          </table:table-cell>
          <table:table-cell office:value-type="float" office:value="34.171555">
            <text:p>34.1715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l Fondo Brut Nature Valdobbiadene docg Prosecco Superiore Sui Lieviti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9">
            <text:p>9</text:p>
          </table:table-cell>
          <table:table-cell office:value-type="string">
            <text:p>ingresso+Frigo bianch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9ven2xapcx9zmhtpe</text:p>
          </table:table-cell>
          <table:table-cell office:value-type="string">
            <text:p>SPARKLING</text:p>
          </table:table-cell>
          <table:table-cell office:value-type="string">
            <text:p>Col Fondo Valdobbiadene Prosecco Superiore Sui Lieviti Brut Nature</text:p>
          </table:table-cell>
          <table:table-cell office:value-type="string">
            <text:p>Adami</text:p>
          </table:table-cell>
          <table:table-cell office:value-type="float" office:value="52.951927">
            <text:p>52.9519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ta Langa Met.Classico</text:p>
          </table:table-cell>
          <table:table-cell office:value-type="string">
            <text:p>Ca Bian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frmj9xr3jb3d840x9d</text:p>
          </table:table-cell>
          <table:table-cell office:value-type="string">
            <text:p>SPARKLING</text:p>
          </table:table-cell>
          <table:table-cell office:value-type="string">
            <text:p>Alta Langa Metodo Classico</text:p>
          </table:table-cell>
          <table:table-cell office:value-type="string">
            <text:p>Conti Bianco di San Secondo</text:p>
          </table:table-cell>
          <table:table-cell office:value-type="float" office:value="26.38308">
            <text:p>26.383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naja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hcdmf2qp94wbngahf</text:p>
          </table:table-cell>
          <table:table-cell office:value-type="string">
            <text:p>RED</text:p>
          </table:table-cell>
          <table:table-cell office:value-type="string">
            <text:p>Calata delle Brecce Pinot Nero</text:p>
          </table:table-cell>
          <table:table-cell office:value-type="string">
            <text:p>Terra dei Re</text:p>
          </table:table-cell>
          <table:table-cell office:value-type="float" office:value="12.281297">
            <text:p>12.2812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gajo Rosé 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3">
            <text:p>3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wr0m71z053mhvdmj24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Campo Marin</text:p>
          </table:table-cell>
          <table:table-cell office:value-type="float" office:value="15.912235">
            <text:p>15.9122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schera</text:p>
          </table:table-cell>
          <table:table-cell office:value-type="string">
            <text:p>Gregolet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02ts8qbjv7gzrwessm</text:p>
          </table:table-cell>
          <table:table-cell office:value-type="string">
            <text:p>SPARKLING</text:p>
          </table:table-cell>
          <table:table-cell office:value-type="string">
            <text:p>Boschera Sui Lievi Erti</text:p>
          </table:table-cell>
          <table:table-cell office:value-type="string">
            <text:p>Gregoletto</text:p>
          </table:table-cell>
          <table:table-cell office:value-type="float" office:value="37.892365">
            <text:p>37.8923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Sui Lieviti Erti doc Tv</text:p>
          </table:table-cell>
          <table:table-cell office:value-type="string">
            <text:p>Gregolet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string">
            <text:p>Frigo Sala s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m01qa333vfye4zdb9</text:p>
          </table:table-cell>
          <table:table-cell office:value-type="string">
            <text:p>SPARKLING</text:p>
          </table:table-cell>
          <table:table-cell office:value-type="string">
            <text:p>Prosecco Sui Lieviti</text:p>
          </table:table-cell>
          <table:table-cell office:value-type="string">
            <text:p>Gregoletto</text:p>
          </table:table-cell>
          <table:table-cell office:value-type="float" office:value="49.34284">
            <text:p>49.342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Zero Infinito - Solaris-Bio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983">
            <text:p>983</text:p>
          </table:table-cell>
          <table:table-cell office:value-type="float" office:value="12">
            <text:p>12</text:p>
          </table:table-cell>
          <table:table-cell office:value-type="string">
            <text:p>totem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y4wftxc3709gvxsk</text:p>
          </table:table-cell>
          <table:table-cell office:value-type="string">
            <text:p>SPARKLING</text:p>
          </table:table-cell>
          <table:table-cell office:value-type="string">
            <text:p>Metodo Ancestrale Zero Infinito Bio</text:p>
          </table:table-cell>
          <table:table-cell office:value-type="string">
            <text:p>Pojer e Sandri</text:p>
          </table:table-cell>
          <table:table-cell office:value-type="float" office:value="55.956184">
            <text:p>55.9561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Zero Infinito - Solaris-Bio</text:p>
          </table:table-cell>
          <table:table-cell office:value-type="string">
            <text:p>Pojer e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983">
            <text:p>983</text:p>
          </table:table-cell>
          <table:table-cell office:value-type="float" office:value="11">
            <text:p>11</text:p>
          </table:table-cell>
          <table:table-cell office:value-type="string">
            <text:p>totem+totem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y4wftxc3709gvxsk</text:p>
          </table:table-cell>
          <table:table-cell office:value-type="string">
            <text:p>SPARKLING</text:p>
          </table:table-cell>
          <table:table-cell office:value-type="string">
            <text:p>Metodo Ancestrale Zero Infinito Bio</text:p>
          </table:table-cell>
          <table:table-cell office:value-type="string">
            <text:p>Pojer e Sandri</text:p>
          </table:table-cell>
          <table:table-cell office:value-type="float" office:value="55.956184">
            <text:p>55.9561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ibolla Gialla (Caneva di Sacile)</text:p>
          </table:table-cell>
          <table:table-cell office:value-type="string">
            <text:p>Tenute Cadorin Le Fav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8ekxyck2632089g3c</text:p>
          </table:table-cell>
          <table:table-cell office:value-type="string">
            <text:p>SPARKLING</text:p>
          </table:table-cell>
          <table:table-cell office:value-type="string">
            <text:p>Giallo di Roccia Brut</text:p>
          </table:table-cell>
          <table:table-cell office:value-type="string">
            <text:p>Tenute Cadorin Le Favole</text:p>
          </table:table-cell>
          <table:table-cell office:value-type="float" office:value="52.471016">
            <text:p>52.4710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Don PX Cosecha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213">
            <text:p>2213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3d8erhrf5tygfaenc</text:p>
          </table:table-cell>
          <table:table-cell office:value-type="string">
            <text:p>FORTIFIED</text:p>
          </table:table-cell>
          <table:table-cell office:value-type="string">
            <text:p>Don PX Vieja Cosecha</text:p>
          </table:table-cell>
          <table:table-cell office:value-type="string">
            <text:p>Toro Albalá</text:p>
          </table:table-cell>
          <table:table-cell office:value-type="float" office:value="57.81243">
            <text:p>57.812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Don PX Cosecha 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295">
            <text:p>2295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3d8erhrf5tygfaenc</text:p>
          </table:table-cell>
          <table:table-cell office:value-type="string">
            <text:p>FORTIFIED</text:p>
          </table:table-cell>
          <table:table-cell office:value-type="string">
            <text:p>Don PX Vieja Cosecha</text:p>
          </table:table-cell>
          <table:table-cell office:value-type="string">
            <text:p>Toro Albalá</text:p>
          </table:table-cell>
          <table:table-cell office:value-type="float" office:value="57.81243">
            <text:p>57.812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Don PX G.R. Magnum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2jfh12qfc94bqqjyb</text:p>
          </table:table-cell>
          <table:table-cell office:value-type="string">
            <text:p>FORTIFIED</text:p>
          </table:table-cell>
          <table:table-cell office:value-type="string">
            <text:p>Don PX Selección</text:p>
          </table:table-cell>
          <table:table-cell office:value-type="string">
            <text:p>Toro Albalá</text:p>
          </table:table-cell>
          <table:table-cell office:value-type="float" office:value="52.74473">
            <text:p>52.744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Don PX Gran Reserva (Do-Montilla-Moriles)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yttd1nbmxrqzetpzp</text:p>
          </table:table-cell>
          <table:table-cell office:value-type="string">
            <text:p>FORTIFIED</text:p>
          </table:table-cell>
          <table:table-cell office:value-type="string">
            <text:p>Don PX Gran Reserva</text:p>
          </table:table-cell>
          <table:table-cell office:value-type="string">
            <text:p>Toro Albalá</text:p>
          </table:table-cell>
          <table:table-cell office:value-type="float" office:value="57.59444">
            <text:p>57.594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Don PX Pedro Ximenez</text:p>
          </table:table-cell>
          <table:table-cell office:value-type="string">
            <text:p>Bodegas Toro Albala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8400">
            <text:p>8400</text:p>
          </table:table-cell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8c8a4z1jdmzd4t8dy</text:p>
          </table:table-cell>
          <table:table-cell office:value-type="string">
            <text:p>FORTIFIED</text:p>
          </table:table-cell>
          <table:table-cell office:value-type="string">
            <text:p>Don PX Pedro Ximenez</text:p>
          </table:table-cell>
          <table:table-cell office:value-type="string">
            <text:p>Toro Albalá</text:p>
          </table:table-cell>
          <table:table-cell office:value-type="float" office:value="64.76107">
            <text:p>64.761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Il Vermut Ribolla Gialla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vdbsxtq3zx756wxjwe</text:p>
          </table:table-cell>
          <table:table-cell office:value-type="string">
            <text:p>SPARKLING</text:p>
          </table:table-cell>
          <table:table-cell office:value-type="string">
            <text:p>Rubeŏlus Ribolla Gialla Brut</text:p>
          </table:table-cell>
          <table:table-cell office:value-type="string">
            <text:p>Ermes Botanica</text:p>
          </table:table-cell>
          <table:table-cell office:value-type="float" office:value="54.955738">
            <text:p>54.9557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H. Fuente Rum Nicaragua 15 Anni</text:p>
          </table:table-cell>
          <table:table-cell office:value-type="string">
            <text:p>H. Fuente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62">
            <text:p>4262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qbwcga1x03gwxhwa9t</text:p>
          </table:table-cell>
          <table:table-cell office:value-type="string">
            <text:p>FORTIFIED</text:p>
          </table:table-cell>
          <table:table-cell office:value-type="string">
            <text:p>Don Pepe de Cortijo La Fuente Seco</text:p>
          </table:table-cell>
          <table:table-cell office:value-type="string">
            <text:p>Cortijo La Fuente</text:p>
          </table:table-cell>
          <table:table-cell office:value-type="float" office:value="22.407757">
            <text:p>22.4077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Rhum Agricole Guadalupe</text:p>
          </table:table-cell>
          <table:table-cell office:value-type="string">
            <text:p>J.Trefois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36">
            <text:p>4836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yx9dww3jggdjstag9</text:p>
          </table:table-cell>
          <table:table-cell office:value-type="string">
            <text:p>WHITE</text:p>
          </table:table-cell>
          <table:table-cell office:value-type="string">
            <text:p>A Ciassa Apricale Bianco</text:p>
          </table:table-cell>
          <table:table-cell office:value-type="string">
            <text:p>Adriano Marco e Vittorio</text:p>
          </table:table-cell>
          <table:table-cell office:value-type="float" office:value="7.3995094">
            <text:p>7.39950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Calvados Pays d'Auge 5 ans</text:p>
          </table:table-cell>
          <table:table-cell office:value-type="string">
            <text:p>Le Lieu Chéri (Ceretto)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e23qeyrkyj45qhfef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Ceretto</text:p>
          </table:table-cell>
          <table:table-cell office:value-type="float" office:value="29.802607">
            <text:p>29.8026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e' Franciacorta (Tenuta Montenisa)</text:p>
          </table:table-cell>
          <table:table-cell office:value-type="string">
            <text:p>Antinor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721">
            <text:p>1721</text:p>
          </table:table-cell>
          <table:table-cell office:value-type="float" office:value="2">
            <text:p>2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r5ktvrqfnfp1p4dr</text:p>
          </table:table-cell>
          <table:table-cell office:value-type="string">
            <text:p>SPARKLING</text:p>
          </table:table-cell>
          <table:table-cell office:value-type="string">
            <text:p>Tenuta Montenisa Franciacorta Brut</text:p>
          </table:table-cell>
          <table:table-cell office:value-type="string">
            <text:p>Antinori</text:p>
          </table:table-cell>
          <table:table-cell office:value-type="float" office:value="46.738617">
            <text:p>46.7386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P.Nero E Chard. 20 Mesi Sui Lieviti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065">
            <text:p>1065</text:p>
          </table:table-cell>
          <table:table-cell office:value-type="float" office:value="5">
            <text:p>5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gb4311f9bf4v43vy</text:p>
          </table:table-cell>
          <table:table-cell office:value-type="string">
            <text:p>RED</text:p>
          </table:table-cell>
          <table:table-cell office:value-type="string">
            <text:p>Nero Outsider Umbria</text:p>
          </table:table-cell>
          <table:table-cell office:value-type="string">
            <text:p>Arnaldo-Caprai</text:p>
          </table:table-cell>
          <table:table-cell office:value-type="float" office:value="42.523464">
            <text:p>42.5234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Brut Rosè Pinot Nero e Chardonnay</text:p>
          </table:table-cell>
          <table:table-cell office:value-type="string">
            <text:p>Bell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xeqfb19ye91qtnt5nv</text:p>
          </table:table-cell>
          <table:table-cell office:value-type="string">
            <text:p>SPARKLING</text:p>
          </table:table-cell>
          <table:table-cell office:value-type="string">
            <text:p>Cuvée Brut Rosé</text:p>
          </table:table-cell>
          <table:table-cell office:value-type="string">
            <text:p>Francesco Bellei &amp; C</text:p>
          </table:table-cell>
          <table:table-cell office:value-type="float" office:value="22.381458">
            <text:p>22.3814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ina Rosè Brut Millesimato Glera Raboso</text:p>
          </table:table-cell>
          <table:table-cell office:value-type="string">
            <text:p>Bozzon Emi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573">
            <text:p>573</text:p>
          </table:table-cell>
          <table:table-cell office:value-type="float" office:value="6">
            <text:p>6</text:p>
          </table:table-cell>
          <table:table-cell office:value-type="string">
            <text:p>totem+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7jw495fwech2hvdedn</text:p>
          </table:table-cell>
          <table:table-cell office:value-type="string">
            <text:p>RED</text:p>
          </table:table-cell>
          <table:table-cell office:value-type="string">
            <text:p>Raboso</text:p>
          </table:table-cell>
          <table:table-cell office:value-type="string">
            <text:p>Emilio Bozzon</text:p>
          </table:table-cell>
          <table:table-cell office:value-type="float" office:value="51.997475">
            <text:p>51.9974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gajo Rose, Bolle Bandite</text:p>
          </table:table-cell>
          <table:table-cell office:value-type="string">
            <text:p>Carolina Ga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819">
            <text:p>819</text:p>
          </table:table-cell>
          <table:table-cell office:value-type="float" office:value="5">
            <text:p>5</text:p>
          </table:table-cell>
          <table:table-cell office:value-type="string">
            <text:p>totem+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6d7v8vxbjns5skvv7</text:p>
          </table:table-cell>
          <table:table-cell office:value-type="string">
            <text:p>SPARKLING</text:p>
          </table:table-cell>
          <table:table-cell office:value-type="string">
            <text:p>Bolle Bandite</text:p>
          </table:table-cell>
          <table:table-cell office:value-type="string">
            <text:p>Gatti</text:p>
          </table:table-cell>
          <table:table-cell office:value-type="float" office:value="45.8114">
            <text:p>45.81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ogram (Franciacorta)</text:p>
          </table:table-cell>
          <table:table-cell office:value-type="string">
            <text:p>Castel Fa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229">
            <text:p>1229</text:p>
          </table:table-cell>
          <table:table-cell office:value-type="float" office:value="35">
            <text:p>35</text:p>
          </table:table-cell>
          <table:table-cell office:value-type="string">
            <text:p>totem+ingresso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twqc05nhd2wcfepk6</text:p>
          </table:table-cell>
          <table:table-cell office:value-type="string">
            <text:p>SPARKLING</text:p>
          </table:table-cell>
          <table:table-cell office:value-type="string">
            <text:p>Fior Fiore Cuvée Monogram Franciacorta Pas Dosé</text:p>
          </table:table-cell>
          <table:table-cell office:value-type="string">
            <text:p>Castel Faglia</text:p>
          </table:table-cell>
          <table:table-cell office:value-type="float" office:value="49.878014">
            <text:p>49.8780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ratti Oltrepò Pavese</text:p>
          </table:table-cell>
          <table:table-cell office:value-type="string">
            <text:p>Castello di Cigogno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11">
            <text:p>1311</text:p>
          </table:table-cell>
          <table:table-cell office:value-type="float" office:value="20">
            <text:p>20</text:p>
          </table:table-cell>
          <table:table-cell office:value-type="string">
            <text:p>Frigo Sala dx+totem+ingress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bcd9taxsa099bam97</text:p>
          </table:table-cell>
          <table:table-cell office:value-type="string">
            <text:p>SPARKLING</text:p>
          </table:table-cell>
          <table:table-cell office:value-type="string">
            <text:p>Moratti Rosè</text:p>
          </table:table-cell>
          <table:table-cell office:value-type="string">
            <text:p>Castello di Cigognola</text:p>
          </table:table-cell>
          <table:table-cell office:value-type="float" office:value="47.487404">
            <text:p>47.4874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wal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5mt69xpp0hfnhw3v</text:p>
          </table:table-cell>
          <table:table-cell office:value-type="string">
            <text:p>SPARKLING</text:p>
          </table:table-cell>
          <table:table-cell office:value-type="string">
            <text:p>Blauwal Nature</text:p>
          </table:table-cell>
          <table:table-cell office:value-type="string">
            <text:p>Cesconi</text:p>
          </table:table-cell>
          <table:table-cell office:value-type="float" office:value="37.29903">
            <text:p>37.299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er Blauwal Riserva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377">
            <text:p>2377</text:p>
          </table:table-cell>
          <table:table-cell office:value-type="float" office:value="3">
            <text:p>3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8x6jbd5f7a5e2hnn1cmt4s</text:p>
          </table:table-cell>
          <table:table-cell office:value-type="string">
            <text:p>SPARKLING</text:p>
          </table:table-cell>
          <table:table-cell office:value-type="string">
            <text:p>Metodo Classico Riserva Der Blauwal Extra Brut</text:p>
          </table:table-cell>
          <table:table-cell office:value-type="string">
            <text:p>Cesconi</text:p>
          </table:table-cell>
          <table:table-cell office:value-type="float" office:value="42.287895">
            <text:p>42.2878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ta Langa Anniversario 166</text:p>
          </table:table-cell>
          <table:table-cell office:value-type="string">
            <text:p>Fontanafred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39">
            <text:p>1639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ey0x7v6a3k95qwcgj</text:p>
          </table:table-cell>
          <table:table-cell office:value-type="string">
            <text:p>SPARKLING</text:p>
          </table:table-cell>
          <table:table-cell office:value-type="string">
            <text:p>Alta Langa Brut</text:p>
          </table:table-cell>
          <table:table-cell office:value-type="string">
            <text:p>Fontanafredda</text:p>
          </table:table-cell>
          <table:table-cell office:value-type="float" office:value="37.690445">
            <text:p>37.6904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osaggio Zero Chardonnay E Malvasia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hyxkaex30ewe7619k</text:p>
          </table:table-cell>
          <table:table-cell office:value-type="string">
            <text:p>SPARKLING</text:p>
          </table:table-cell>
          <table:table-cell office:value-type="string">
            <text:p>Edi Kante Dosaggio Zero</text:p>
          </table:table-cell>
          <table:table-cell office:value-type="string">
            <text:p>Kante</text:p>
          </table:table-cell>
          <table:table-cell office:value-type="float" office:value="34.20135">
            <text:p>34.201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ochon Doppiozero 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b722xws08gjdh23ch</text:p>
          </table:table-cell>
          <table:table-cell office:value-type="string">
            <text:p>SPARKLING</text:p>
          </table:table-cell>
          <table:table-cell office:value-type="string">
            <text:p>Cabochon Brut Rosé</text:p>
          </table:table-cell>
          <table:table-cell office:value-type="string">
            <text:p>Monte Rossa</text:p>
          </table:table-cell>
          <table:table-cell office:value-type="float" office:value="38.867302">
            <text:p>38.86730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ochon Fuoriserie n° 021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tvvznqsveqsssdt7f</text:p>
          </table:table-cell>
          <table:table-cell office:value-type="string">
            <text:p>SPARKLING</text:p>
          </table:table-cell>
          <table:table-cell office:value-type="string">
            <text:p>Franciacorta Cabochon Fuoriserie Brut</text:p>
          </table:table-cell>
          <table:table-cell office:value-type="string">
            <text:p>Monte Rossa</text:p>
          </table:table-cell>
          <table:table-cell office:value-type="float" office:value="48.820766">
            <text:p>48.8207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ochon Fuoriserie n° 023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0+totem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tvvznqsveqsssdt7f</text:p>
          </table:table-cell>
          <table:table-cell office:value-type="string">
            <text:p>SPARKLING</text:p>
          </table:table-cell>
          <table:table-cell office:value-type="string">
            <text:p>Franciacorta Cabochon Fuoriserie Brut</text:p>
          </table:table-cell>
          <table:table-cell office:value-type="string">
            <text:p>Monte Rossa</text:p>
          </table:table-cell>
          <table:table-cell office:value-type="float" office:value="48.820766">
            <text:p>48.8207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ochon Fuoriserie n° 025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3442">
            <text:p>3442</text:p>
          </table:table-cell>
          <table:table-cell office:value-type="float" office:value="4">
            <text:p>4</text:p>
          </table:table-cell>
          <table:table-cell office:value-type="string">
            <text:p>totem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tvvznqsveqsssdt7f</text:p>
          </table:table-cell>
          <table:table-cell office:value-type="string">
            <text:p>SPARKLING</text:p>
          </table:table-cell>
          <table:table-cell office:value-type="string">
            <text:p>Franciacorta Cabochon Fuoriserie Brut</text:p>
          </table:table-cell>
          <table:table-cell office:value-type="string">
            <text:p>Monte Rossa</text:p>
          </table:table-cell>
          <table:table-cell office:value-type="float" office:value="48.820766">
            <text:p>48.8207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ochon Fuoriserie n° 06 Rosé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tvvznqsveqsssdt7f</text:p>
          </table:table-cell>
          <table:table-cell office:value-type="string">
            <text:p>SPARKLING</text:p>
          </table:table-cell>
          <table:table-cell office:value-type="string">
            <text:p>Franciacorta Cabochon Fuoriserie Brut</text:p>
          </table:table-cell>
          <table:table-cell office:value-type="string">
            <text:p>Monte Rossa</text:p>
          </table:table-cell>
          <table:table-cell office:value-type="float" office:value="48.820766">
            <text:p>48.82076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upe' Brut Nature - Chardonnay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557">
            <text:p>1557</text:p>
          </table:table-cell>
          <table:table-cell office:value-type="float" office:value="84">
            <text:p>84</text:p>
          </table:table-cell>
          <table:table-cell office:value-type="string">
            <text:p>totem+Frigo car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pma2pkj9dk7pws9cy</text:p>
          </table:table-cell>
          <table:table-cell office:value-type="string">
            <text:p>SPARKLING</text:p>
          </table:table-cell>
          <table:table-cell office:value-type="string">
            <text:p>Franciacorta Coupé Non Dosato</text:p>
          </table:table-cell>
          <table:table-cell office:value-type="string">
            <text:p>Monte Rossa</text:p>
          </table:table-cell>
          <table:table-cell office:value-type="float" office:value="35.590538">
            <text:p>35.5905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lamingo Rosé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 office:value-type="string">
            <text:p>totem+Frigo car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xpryymbyfdtv43q425</text:p>
          </table:table-cell>
          <table:table-cell office:value-type="string">
            <text:p>SPARKLING</text:p>
          </table:table-cell>
          <table:table-cell office:value-type="string">
            <text:p>Flamingo Brut Rosé</text:p>
          </table:table-cell>
          <table:table-cell office:value-type="string">
            <text:p>Monte Rossa</text:p>
          </table:table-cell>
          <table:table-cell office:value-type="float" office:value="40.443306">
            <text:p>40.443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illesimato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cj2jsp403r0xmv42h</text:p>
          </table:table-cell>
          <table:table-cell office:value-type="string">
            <text:p>SPARKLING</text:p>
          </table:table-cell>
          <table:table-cell office:value-type="string">
            <text:p>Pietra Miliare Spumante Millesimato Extra Dry</text:p>
          </table:table-cell>
          <table:table-cell office:value-type="string">
            <text:p>Rocca Rossa</text:p>
          </table:table-cell>
          <table:table-cell office:value-type="float" office:value="20.040367">
            <text:p>20.0403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seveè</text:p>
          </table:table-cell>
          <table:table-cell office:value-type="string">
            <text:p>Monte Ro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em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qnvdq5kscwabbx3c1</text:p>
          </table:table-cell>
          <table:table-cell office:value-type="string">
            <text:p>SPARKLING</text:p>
          </table:table-cell>
          <table:table-cell office:value-type="string">
            <text:p>Franciacorta Sansevè Brut Satèn</text:p>
          </table:table-cell>
          <table:table-cell office:value-type="string">
            <text:p>Monte Rossa</text:p>
          </table:table-cell>
          <table:table-cell office:value-type="float" office:value="37.271538">
            <text:p>37.2715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gneto Giardino Asciutto Prosecco di Valdobbiadene docg Rive di Colbertaldo</text:p>
          </table:table-cell>
          <table:table-cell office:value-type="string">
            <text:p>Adam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5r6jrprwqzs593r3e</text:p>
          </table:table-cell>
          <table:table-cell office:value-type="string">
            <text:p>SPARKLING</text:p>
          </table:table-cell>
          <table:table-cell office:value-type="string">
            <text:p>Vigneto Giardino Rive di Colbertaldo Valdobbiadene Prosecco Superiore Dry</text:p>
          </table:table-cell>
          <table:table-cell office:value-type="string">
            <text:p>Adami</text:p>
          </table:table-cell>
          <table:table-cell office:value-type="float" office:value="50.270042">
            <text:p>50.2700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Magnum</text:p>
          </table:table-cell>
          <table:table-cell office:value-type="string">
            <text:p>Adami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90p7rf5jessfyh9dc</text:p>
          </table:table-cell>
          <table:table-cell office:value-type="string">
            <text:p>SPARKLING</text:p>
          </table:table-cell>
          <table:table-cell office:value-type="string">
            <text:p>Prosecco Treviso</text:p>
          </table:table-cell>
          <table:table-cell office:value-type="string">
            <text:p>Adami</text:p>
          </table:table-cell>
          <table:table-cell office:value-type="float" office:value="26.23507">
            <text:p>26.235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o 3 Litri</text:p>
          </table:table-cell>
          <table:table-cell office:value-type="string">
            <text:p>Adami 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7786">
            <text:p>7786</text:p>
          </table:table-cell>
          <table:table-cell office:value-type="float" office:value="1">
            <text:p>1</text:p>
          </table:table-cell>
          <table:table-cell office:value-type="string">
            <text:p>braceria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c90p7rf5jessfyh9dc</text:p>
          </table:table-cell>
          <table:table-cell office:value-type="string">
            <text:p>SPARKLING</text:p>
          </table:table-cell>
          <table:table-cell office:value-type="string">
            <text:p>Prosecco Treviso</text:p>
          </table:table-cell>
          <table:table-cell office:value-type="string">
            <text:p>Adami</text:p>
          </table:table-cell>
          <table:table-cell office:value-type="float" office:value="25.386497">
            <text:p>25.3864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Grola igt Rosso Verones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3032">
            <text:p>3032</text:p>
          </table:table-cell>
          <table:table-cell office:value-type="float" office:value="3">
            <text:p>3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3.99992">
            <text:p>43.999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lazzo della Torre - Veronese igt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1721">
            <text:p>1721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02ad24d2x408hzb0v</text:p>
          </table:table-cell>
          <table:table-cell office:value-type="string">
            <text:p>RED</text:p>
          </table:table-cell>
          <table:table-cell office:value-type="string">
            <text:p>Palazzo della Torre</text:p>
          </table:table-cell>
          <table:table-cell office:value-type="string">
            <text:p>Allegrini</text:p>
          </table:table-cell>
          <table:table-cell office:value-type="float" office:value="47.89427">
            <text:p>47.894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9000">
            <text:p>29000</text:p>
          </table:table-cell>
          <table:table-cell office:value-type="float" office:value="13524">
            <text:p>13524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1pq3nb7tbcms1x4f</text:p>
          </table:table-cell>
          <table:table-cell office:value-type="string">
            <text:p>DESSERT</text:p>
          </table:table-cell>
          <table:table-cell office:value-type="string">
            <text:p>Grappa Tignanello</text:p>
          </table:table-cell>
          <table:table-cell office:value-type="string">
            <text:p>Antinori</text:p>
          </table:table-cell>
          <table:table-cell office:value-type="float" office:value="37.74117">
            <text:p>37.741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tefalco Rosso Riserva In Cassa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tdj3xcbecw69tg5d</text:p>
          </table:table-cell>
          <table:table-cell office:value-type="string">
            <text:p>RED</text:p>
          </table:table-cell>
          <table:table-cell office:value-type="string">
            <text:p>Riserva Montefalco Rosso</text:p>
          </table:table-cell>
          <table:table-cell office:value-type="string">
            <text:p>Arnaldo-Caprai</text:p>
          </table:table-cell>
          <table:table-cell office:value-type="float" office:value="52.67375">
            <text:p>52.673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tefalco Val di Maggio docg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000">
            <text:p>10000</text:p>
          </table:table-cell>
          <table:table-cell office:value-type="float" office:value="3934">
            <text:p>3934</text:p>
          </table:table-cell>
          <table:table-cell office:value-type="float" office:value="6">
            <text:p>6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xztb5zxzcwneta9c0a</text:p>
          </table:table-cell>
          <table:table-cell office:value-type="string">
            <text:p>RED</text:p>
          </table:table-cell>
          <table:table-cell office:value-type="string">
            <text:p>Sagrantino di Montefalco</text:p>
          </table:table-cell>
          <table:table-cell office:value-type="string">
            <text:p>Arnaldo-Caprai</text:p>
          </table:table-cell>
          <table:table-cell office:value-type="float" office:value="49.01008">
            <text:p>49.010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igna Flaminia Maremmana (Montefalco Rosso doc)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grp9abymnq375z6r3</text:p>
          </table:table-cell>
          <table:table-cell office:value-type="string">
            <text:p>RED</text:p>
          </table:table-cell>
          <table:table-cell office:value-type="string">
            <text:p>Montefalco Vigna Flaminia-Maremmana Rosso</text:p>
          </table:table-cell>
          <table:table-cell office:value-type="string">
            <text:p>Arnaldo-Caprai</text:p>
          </table:table-cell>
          <table:table-cell office:value-type="float" office:value="64.52395">
            <text:p>64.523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Jiasik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agn19vzr4h1zdhz</text:p>
          </table:table-cell>
          <table:table-cell office:value-type="string">
            <text:p>RED</text:p>
          </table:table-cell>
          <table:table-cell office:value-type="string">
            <text:p>Jiasik Rosso</text:p>
          </table:table-cell>
          <table:table-cell office:value-type="string">
            <text:p>Borgo San Daniele</text:p>
          </table:table-cell>
          <table:table-cell office:value-type="float" office:value="44.99068">
            <text:p>44.990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Jiasik (3 Litri)</text:p>
          </table:table-cell>
          <table:table-cell office:value-type="string">
            <text:p>Borgo San Daniel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w21agn19vzr4h1zdhz</text:p>
          </table:table-cell>
          <table:table-cell office:value-type="string">
            <text:p>RED</text:p>
          </table:table-cell>
          <table:table-cell office:value-type="string">
            <text:p>Jiasik Rosso</text:p>
          </table:table-cell>
          <table:table-cell office:value-type="string">
            <text:p>Borgo San Daniele</text:p>
          </table:table-cell>
          <table:table-cell office:value-type="float" office:value="44.99068">
            <text:p>44.9906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2">
            <text:p>2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s6ve1f24wtyvfcpvq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Bressani Giuseppe</text:p>
          </table:table-cell>
          <table:table-cell office:value-type="float" office:value="30.270676">
            <text:p>30.2706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efosco Riserva</text:p>
          </table:table-cell>
          <table:table-cell office:value-type="string">
            <text:p>Bress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2868">
            <text:p>2868</text:p>
          </table:table-cell>
          <table:table-cell office:value-type="float" office:value="3">
            <text:p>3</text:p>
          </table:table-cell>
          <table:table-cell office:value-type="string">
            <text:p>s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8vvvtkt5k6eqbexkcp</text:p>
          </table:table-cell>
          <table:table-cell office:value-type="string">
            <text:p>RED</text:p>
          </table:table-cell>
          <table:table-cell office:value-type="string">
            <text:p>Refosco dal Peduncolo Rosso Riserva</text:p>
          </table:table-cell>
          <table:table-cell office:value-type="string">
            <text:p>Bressani Giuseppe</text:p>
          </table:table-cell>
          <table:table-cell office:value-type="float" office:value="30.702137">
            <text:p>30.7021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rtas Primitivo del Salento</text:p>
          </table:table-cell>
          <table:table-cell office:value-type="string">
            <text:p>Castello Monac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606">
            <text:p>360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4qsdj9vggv33c33rh</text:p>
          </table:table-cell>
          <table:table-cell office:value-type="string">
            <text:p>RED</text:p>
          </table:table-cell>
          <table:table-cell office:value-type="string">
            <text:p>Primitivo Salento Artas</text:p>
          </table:table-cell>
          <table:table-cell office:value-type="string">
            <text:p>Castello Monaci</text:p>
          </table:table-cell>
          <table:table-cell office:value-type="float" office:value="55.951626">
            <text:p>55.9516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Serserve</text:p>
          </table:table-cell>
          <table:table-cell office:value-type="string">
            <text:p>Castelnau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5491">
            <text:p>5491</text:p>
          </table:table-cell>
          <table:table-cell office:value-type="float" office:value="3">
            <text:p>3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9jpa1ra3fsrajbba</text:p>
          </table:table-cell>
          <table:table-cell office:value-type="string">
            <text:p>SPARKLING</text:p>
          </table:table-cell>
          <table:table-cell office:value-type="string">
            <text:p>Réserve Brut Champagne</text:p>
          </table:table-cell>
          <table:table-cell office:value-type="string">
            <text:p>Castelnau</text:p>
          </table:table-cell>
          <table:table-cell office:value-type="float" office:value="35.644142">
            <text:p>35.6441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doc Magn</text:p>
          </table:table-cell>
          <table:table-cell office:value-type="string">
            <text:p>Ceretto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4000">
            <text:p>14000</text:p>
          </table:table-cell>
          <table:table-cell office:value-type="float" office:value="5573">
            <text:p>5573</text:p>
          </table:table-cell>
          <table:table-cell office:value-type="float" office:value="9">
            <text:p>9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dg12ga74cyqmag57t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eretto</text:p>
          </table:table-cell>
          <table:table-cell office:value-type="float" office:value="34.454258">
            <text:p>34.4542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doc</text:p>
          </table:table-cell>
          <table:table-cell office:value-type="string">
            <text:p>Ceretto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8000">
            <text:p>18000</text:p>
          </table:table-cell>
          <table:table-cell office:value-type="float" office:value="7377">
            <text:p>7377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>
            <text:p>Fornitore: O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dg12ga74cyqmag57t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Ceretto</text:p>
          </table:table-cell>
          <table:table-cell office:value-type="float" office:value="34.454258">
            <text:p>34.4542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wal Trento doc Cuvee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3032">
            <text:p>3032</text:p>
          </table:table-cell>
          <table:table-cell office:value-type="float" office:value="2">
            <text:p>2</text:p>
          </table:table-cell>
          <table:table-cell office:value-type="string">
            <text:p>tav10-top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nc6r0e6jxerxr9ky</text:p>
          </table:table-cell>
          <table:table-cell office:value-type="string">
            <text:p>SPARKLING</text:p>
          </table:table-cell>
          <table:table-cell office:value-type="string">
            <text:p>Metodo Classico Blauwal Cuvée Extra Brut Bio</text:p>
          </table:table-cell>
          <table:table-cell office:value-type="string">
            <text:p>Cesconi</text:p>
          </table:table-cell>
          <table:table-cell office:value-type="float" office:value="39.17255">
            <text:p>39.172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inot Bianco?</text:p>
          </table:table-cell>
          <table:table-cell office:value-type="string">
            <text:p>Comel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wep4rs7knjcgewpcd</text:p>
          </table:table-cell>
          <table:table-cell office:value-type="string">
            <text:p>WHITE</text:p>
          </table:table-cell>
          <table:table-cell office:value-type="string">
            <text:p>Esprimo Bianco</text:p>
          </table:table-cell>
          <table:table-cell office:value-type="string">
            <text:p>Comelli Paolino</text:p>
          </table:table-cell>
          <table:table-cell office:value-type="float" office:value="26.547012">
            <text:p>26.5470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Rouge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3edhsar99k5r5spa</text:p>
          </table:table-cell>
          <table:table-cell office:value-type="string">
            <text:p>RED</text:p>
          </table:table-cell>
          <table:table-cell office:value-type="string">
            <text:p>Cuvée Rouge Leopold</text:p>
          </table:table-cell>
          <table:table-cell office:value-type="string">
            <text:p>Fiegl</text:p>
          </table:table-cell>
          <table:table-cell office:value-type="float" office:value="34.310513">
            <text:p>34.3105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Rouge</text:p>
          </table:table-cell>
          <table:table-cell office:value-type="string">
            <text:p>Fieg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93edhsar99k5r5spa</text:p>
          </table:table-cell>
          <table:table-cell office:value-type="string">
            <text:p>RED</text:p>
          </table:table-cell>
          <table:table-cell office:value-type="string">
            <text:p>Cuvée Rouge Leopold</text:p>
          </table:table-cell>
          <table:table-cell office:value-type="string">
            <text:p>Fiegl</text:p>
          </table:table-cell>
          <table:table-cell office:value-type="float" office:value="34.310513">
            <text:p>34.3105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4918">
            <text:p>4918</text:p>
          </table:table-cell>
          <table:table-cell office:value-type="float" office:value="4">
            <text:p>4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 Della Topanera C.L.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 Della Topanera C.L. PORTOFINO</text:p>
          </table:table-cell>
          <table:table-cell office:value-type="string">
            <text:p>Gino Fuso Carmign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office:value-type="float" office:value="1">
            <text:p>1</text:p>
          </table:table-cell>
          <table:table-cell office:value-type="string">
            <text:p>tra frigo e tav1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spzg1zrkmkpjtk820w</text:p>
          </table:table-cell>
          <table:table-cell office:value-type="string">
            <text:p>RED</text:p>
          </table:table-cell>
          <table:table-cell office:value-type="string">
            <text:p>Merlo della Topanera Rosso</text:p>
          </table:table-cell>
          <table:table-cell office:value-type="string">
            <text:p>G. Fuso</text:p>
          </table:table-cell>
          <table:table-cell office:value-type="float" office:value="40.63971">
            <text:p>40.6397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osset Extra Brut</text:p>
          </table:table-cell>
          <table:table-cell office:value-type="string">
            <text:p>Gosset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7377">
            <text:p>7377</text:p>
          </table:table-cell>
          <table:table-cell office:value-type="float" office:value="2">
            <text:p>2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t0m9fwkwy9qde52r2</text:p>
          </table:table-cell>
          <table:table-cell office:value-type="string">
            <text:p>SPARKLING</text:p>
          </table:table-cell>
          <table:table-cell office:value-type="string">
            <text:p>Champagne Extra Brut</text:p>
          </table:table-cell>
          <table:table-cell office:value-type="string">
            <text:p>Gosset</text:p>
          </table:table-cell>
          <table:table-cell office:value-type="float" office:value="33.484264">
            <text:p>33.4842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4">
            <text:p>2004</text:p>
          </table:table-cell>
          <table:table-cell office:value-type="float" office:value="13000">
            <text:p>13000</text:p>
          </table:table-cell>
          <table:table-cell office:value-type="float" office:value="4016">
            <text:p>4016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2.2313">
            <text:p>52.2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6">
            <text:p>2006</text:p>
          </table:table-cell>
          <table:table-cell office:value-type="float" office:value="11000">
            <text:p>11000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2.2313">
            <text:p>52.2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1000">
            <text:p>11000</text:p>
          </table:table-cell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office:value-type="string">
            <text:p>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2.2313">
            <text:p>52.2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2.2313">
            <text:p>52.2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2950">
            <text:p>2950</text:p>
          </table:table-cell>
          <table:table-cell office:value-type="float" office:value="4">
            <text:p>4</text:p>
          </table:table-cell>
          <table:table-cell office:value-type="string">
            <text:p>s3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2.2313">
            <text:p>52.2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"Guera" Barbera d'Asti Superiore docg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3+cheba giù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j01xvtbc4vfaasq410</text:p>
          </table:table-cell>
          <table:table-cell office:value-type="string">
            <text:p>RED</text:p>
          </table:table-cell>
          <table:table-cell office:value-type="string">
            <text:p>Vigneto Guera Barbera d'Asti</text:p>
          </table:table-cell>
          <table:table-cell office:value-type="string">
            <text:p>Il Mongetto</text:p>
          </table:table-cell>
          <table:table-cell office:value-type="float" office:value="52.2313">
            <text:p>52.23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pe Nero Schioppettino E Pinot Nero</text:p>
          </table:table-cell>
          <table:table-cell office:value-type="string">
            <text:p>La Luna Stort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pkykdcz53xwq9pb0nk</text:p>
          </table:table-cell>
          <table:table-cell office:value-type="string">
            <text:p>RED</text:p>
          </table:table-cell>
          <table:table-cell office:value-type="string">
            <text:p>Pepe Nero</text:p>
          </table:table-cell>
          <table:table-cell office:value-type="string">
            <text:p>La Luna Storta</text:p>
          </table:table-cell>
          <table:table-cell office:value-type="float" office:value="57.311993">
            <text:p>57.3119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Radda In Chianti</text:p>
          </table:table-cell>
          <table:table-cell office:value-type="string">
            <text:p>La Selvanell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3442">
            <text:p>3442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g0f7sj5vthbe6gnkhc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La Mandria</text:p>
          </table:table-cell>
          <table:table-cell office:value-type="float" office:value="25.053673">
            <text:p>25.0536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ssò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1">
            <text:p>2001</text:p>
          </table:table-cell>
          <table:table-cell office:value-type="float" office:value="20000">
            <text:p>20000</text:p>
          </table:table-cell>
          <table:table-cell office:value-type="float" office:value="5737">
            <text:p>5737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d3k439cn7cg476ak</text:p>
          </table:table-cell>
          <table:table-cell office:value-type="string">
            <text:p>RED</text:p>
          </table:table-cell>
          <table:table-cell office:value-type="string">
            <text:p>Riserva Sossó</text:p>
          </table:table-cell>
          <table:table-cell office:value-type="string">
            <text:p>Livio Felluga</text:p>
          </table:table-cell>
          <table:table-cell office:value-type="float" office:value="43.000404">
            <text:p>43.0004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ssò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6000">
            <text:p>16000</text:p>
          </table:table-cell>
          <table:table-cell office:value-type="float" office:value="5983">
            <text:p>5983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wd3k439cn7cg476ak</text:p>
          </table:table-cell>
          <table:table-cell office:value-type="string">
            <text:p>RED</text:p>
          </table:table-cell>
          <table:table-cell office:value-type="string">
            <text:p>Riserva Sossó</text:p>
          </table:table-cell>
          <table:table-cell office:value-type="string">
            <text:p>Livio Felluga</text:p>
          </table:table-cell>
          <table:table-cell office:value-type="float" office:value="43.000404">
            <text:p>43.0004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' Guicciardi - Inferno docg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4098">
            <text:p>4098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0x91qf45zg2myj5f</text:p>
          </table:table-cell>
          <table:table-cell office:value-type="string">
            <text:p>RED</text:p>
          </table:table-cell>
          <table:table-cell office:value-type="string">
            <text:p>Vigna Ca' Guicciardi Inferno Valtellina Superiore</text:p>
          </table:table-cell>
          <table:table-cell office:value-type="string">
            <text:p>Nino Negri</text:p>
          </table:table-cell>
          <table:table-cell office:value-type="float" office:value="51.957428">
            <text:p>51.9574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000">
            <text:p>10000</text:p>
          </table:table-cell>
          <table:table-cell office:value-type="float" office:value="4098">
            <text:p>4098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d6e4jh94f2p1kmnh</text:p>
          </table:table-cell>
          <table:table-cell office:value-type="string">
            <text:p>RED</text:p>
          </table:table-cell>
          <table:table-cell office:value-type="string">
            <text:p>Valtellina Superiore Valgella Vigna Fracia</text:p>
          </table:table-cell>
          <table:table-cell office:value-type="string">
            <text:p>Nino Negri</text:p>
          </table:table-cell>
          <table:table-cell office:value-type="float" office:value="46.079357">
            <text:p>46.0793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cia Valgella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4426">
            <text:p>4426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d6e4jh94f2p1kmnh</text:p>
          </table:table-cell>
          <table:table-cell office:value-type="string">
            <text:p>RED</text:p>
          </table:table-cell>
          <table:table-cell office:value-type="string">
            <text:p>Valtellina Superiore Valgella Vigna Fracia</text:p>
          </table:table-cell>
          <table:table-cell office:value-type="string">
            <text:p>Nino Negri</text:p>
          </table:table-cell>
          <table:table-cell office:value-type="float" office:value="46.079357">
            <text:p>46.07935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ssorosso-Grumello </text:p>
          </table:table-cell>
          <table:table-cell office:value-type="string">
            <text:p>Nino Neg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000">
            <text:p>10000</text:p>
          </table:table-cell>
          <table:table-cell office:value-type="float" office:value="4098">
            <text:p>4098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1azgwqca3yna2nbb4</text:p>
          </table:table-cell>
          <table:table-cell office:value-type="string">
            <text:p>RED</text:p>
          </table:table-cell>
          <table:table-cell office:value-type="string">
            <text:p>Valtellina Superiore Sassorosso Grumello</text:p>
          </table:table-cell>
          <table:table-cell office:value-type="string">
            <text:p>Nino Negri</text:p>
          </table:table-cell>
          <table:table-cell office:value-type="float" office:value="47.195847">
            <text:p>47.1958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tecucco Sangiovese 18 Mesi Barr</text:p>
          </table:table-cell>
          <table:table-cell office:value-type="string">
            <text:p>Petegl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800">
            <text:p>7800</text:p>
          </table:table-cell>
          <table:table-cell office:value-type="float" office:value="2622">
            <text:p>2622</text:p>
          </table:table-cell>
          <table:table-cell office:value-type="float" office:value="4">
            <text:p>4</text:p>
          </table:table-cell>
          <table:table-cell office:value-type="string">
            <text:p>tav10-top+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qv620rb9bhyn26drj</text:p>
          </table:table-cell>
          <table:table-cell office:value-type="string">
            <text:p>RED</text:p>
          </table:table-cell>
          <table:table-cell office:value-type="string">
            <text:p>Sangiovese Montecucco</text:p>
          </table:table-cell>
          <table:table-cell office:value-type="string">
            <text:p>Peteglia</text:p>
          </table:table-cell>
          <table:table-cell office:value-type="float" office:value="47.61613">
            <text:p>47.616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Trento doc</text:p>
          </table:table-cell>
          <table:table-cell office:value-type="string">
            <text:p>Rot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cpbndxjhn0pqbz9y</text:p>
          </table:table-cell>
          <table:table-cell office:value-type="string">
            <text:p>SPARKLING</text:p>
          </table:table-cell>
          <table:table-cell office:value-type="string">
            <text:p>Talento Trento Brut</text:p>
          </table:table-cell>
          <table:table-cell office:value-type="string">
            <text:p>Rotari</text:p>
          </table:table-cell>
          <table:table-cell office:value-type="float" office:value="38.61989">
            <text:p>38.619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(dedica Il Bottegon)</text:p>
          </table:table-cell>
          <table:table-cell office:value-type="string">
            <text:p>Sant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eba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twqvdsqzk1x20zxn1j</text:p>
          </table:table-cell>
          <table:table-cell office:value-type="string">
            <text:p>RED</text:p>
          </table:table-cell>
          <table:table-cell office:value-type="string">
            <text:p>Amarone della Valpolicella Proemio</text:p>
          </table:table-cell>
          <table:table-cell office:value-type="string">
            <text:p>Santi</text:p>
          </table:table-cell>
          <table:table-cell office:value-type="float" office:value="20.532476">
            <text:p>20.5324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ugonis Rosso igt C.L.</text:p>
          </table:table-cell>
          <table:table-cell office:value-type="string">
            <text:p>Tenuta Rapitalà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9000">
            <text:p>9000</text:p>
          </table:table-cell>
          <table:table-cell office:value-type="float" office:value="3442">
            <text:p>3442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0vzqjrfqj736kvgyt</text:p>
          </table:table-cell>
          <table:table-cell office:value-type="string">
            <text:p>RED</text:p>
          </table:table-cell>
          <table:table-cell office:value-type="string">
            <text:p>Hugonis</text:p>
          </table:table-cell>
          <table:table-cell office:value-type="string">
            <text:p>Tenuta Rapitalà</text:p>
          </table:table-cell>
          <table:table-cell office:value-type="float" office:value="49.40486">
            <text:p>49.404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ianco Uve Autoctone</text:p>
          </table:table-cell>
          <table:table-cell office:value-type="string">
            <text:p>Terre Del Fae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2540">
            <text:p>2540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g98ypp6rzsdcdmzw5r</text:p>
          </table:table-cell>
          <table:table-cell office:value-type="string">
            <text:p>WHITE</text:p>
          </table:table-cell>
          <table:table-cell office:value-type="string">
            <text:p>Da Uve Autoctone</text:p>
          </table:table-cell>
          <table:table-cell office:value-type="string">
            <text:p>Terre del Faet</text:p>
          </table:table-cell>
          <table:table-cell office:value-type="float" office:value="49.912426">
            <text:p>49.9124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aglen Blauburg.Riserva 1,5 Lt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extx2bt5q0y3cr2n</text:p>
          </table:table-cell>
          <table:table-cell office:value-type="string">
            <text:p>RED</text:p>
          </table:table-cell>
          <table:table-cell office:value-type="string">
            <text:p>Pinot Noir Riserva Maglen</text:p>
          </table:table-cell>
          <table:table-cell office:value-type="string">
            <text:p>Kellerei Tramin / Cantina Tramin</text:p>
          </table:table-cell>
          <table:table-cell office:value-type="float" office:value="28.724297">
            <text:p>28.7242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leur  De Meunier - P.Meunier</text:p>
          </table:table-cell>
          <table:table-cell office:value-type="string">
            <text:p>Beau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606">
            <text:p>3606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GIV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dmtvvw3cbs1p3221dya</text:p>
          </table:table-cell>
          <table:table-cell office:value-type="string">
            <text:p>SPARKLING</text:p>
          </table:table-cell>
          <table:table-cell office:value-type="string">
            <text:p>Fleur de Meunier Brut Nature Champagne</text:p>
          </table:table-cell>
          <table:table-cell office:value-type="string">
            <text:p>Champagne Beaumont des Crayeres</text:p>
          </table:table-cell>
          <table:table-cell office:value-type="float" office:value="30.809124">
            <text:p>30.8091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illecart Salmon Brut Reserve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2868">
            <text:p>2868</text:p>
          </table:table-cell>
          <table:table-cell office:value-type="float" office:value="4">
            <text:p>4</text:p>
          </table:table-cell>
          <table:table-cell office:value-type="string">
            <text:p>Frigo Sala dx+totem+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47t0v6fdnbct0gb2x</text:p>
          </table:table-cell>
          <table:table-cell office:value-type="string">
            <text:p>SPARKLING</text:p>
          </table:table-cell>
          <table:table-cell office:value-type="string">
            <text:p>Les Rendez-Vous de Billecart-Salmon No 1 Meunier Extra Brut Champagne</text:p>
          </table:table-cell>
          <table:table-cell office:value-type="string">
            <text:p>Billecart-Salmon</text:p>
          </table:table-cell>
          <table:table-cell office:value-type="float" office:value="50.61599">
            <text:p>50.615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linger 30/10/24 Special Cuvée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3524">
            <text:p>3524</text:p>
          </table:table-cell>
          <table:table-cell office:value-type="float" office:value="10">
            <text:p>10</text:p>
          </table:table-cell>
          <table:table-cell office:value-type="string">
            <text:p>Frigo Sala dx+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77wsdabt6vnn27vs4y</text:p>
          </table:table-cell>
          <table:table-cell office:value-type="string">
            <text:p>SPARKLING</text:p>
          </table:table-cell>
          <table:table-cell office:value-type="string">
            <text:p>Champagne Special Cuvée Brut</text:p>
          </table:table-cell>
          <table:table-cell office:value-type="string">
            <text:p>Bollinger</text:p>
          </table:table-cell>
          <table:table-cell office:value-type="float" office:value="35.271816">
            <text:p>35.27181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eserve</text:p>
          </table:table-cell>
          <table:table-cell office:value-type="string">
            <text:p>Casteln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2377">
            <text:p>2377</text:p>
          </table:table-cell>
          <table:table-cell office:value-type="float" office:value="8">
            <text:p>8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p9jpa1ra3fsrajbba</text:p>
          </table:table-cell>
          <table:table-cell office:value-type="string">
            <text:p>SPARKLING</text:p>
          </table:table-cell>
          <table:table-cell office:value-type="string">
            <text:p>Réserve Brut Champagne</text:p>
          </table:table-cell>
          <table:table-cell office:value-type="string">
            <text:p>Castelnau</text:p>
          </table:table-cell>
          <table:table-cell office:value-type="float" office:value="32.598923">
            <text:p>32.5989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les Heidsieck</text:p>
          </table:table-cell>
          <table:table-cell office:value-type="string">
            <text:p>Charles Heidsi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114">
            <text:p>3114</text:p>
          </table:table-cell>
          <table:table-cell office:value-type="float" office:value="3">
            <text:p>3</text:p>
          </table:table-cell>
          <table:table-cell office:value-type="string">
            <text:p>Frigo Sala dx+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qgcrmdre3hcma7z7aq</text:p>
          </table:table-cell>
          <table:table-cell office:value-type="string">
            <text:p>ROSE_SPARKLING</text:p>
          </table:table-cell>
          <table:table-cell office:value-type="string">
            <text:p>Champagne Charlie</text:p>
          </table:table-cell>
          <table:table-cell office:value-type="string">
            <text:p>Charles Heidsieck</text:p>
          </table:table-cell>
          <table:table-cell office:value-type="float" office:value="36.544037">
            <text:p>36.5440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114">
            <text:p>3114</text:p>
          </table:table-cell>
          <table:table-cell office:value-type="float" office:value="51">
            <text:p>51</text:p>
          </table:table-cell>
          <table:table-cell office:value-type="string">
            <text:p>Frigo Sala dx+totem+ingresso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dc5gtv9hgzwy2zwxj6pp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Delamotte</text:p>
          </table:table-cell>
          <table:table-cell office:value-type="float" office:value="34.213688">
            <text:p>34.2136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lon Champagne Cuvee's</text:p>
          </table:table-cell>
          <table:table-cell office:value-type="string">
            <text:p>Delam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70000">
            <text:p>70000</text:p>
          </table:table-cell>
          <table:table-cell office:value-type="float" office:value="1">
            <text:p>1</text:p>
          </table:table-cell>
          <table:table-cell office:value-type="string">
            <text:p>Frigo Sala d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sdc5gtv9hgzwy2zwxj6pp</text:p>
          </table:table-cell>
          <table:table-cell office:value-type="string">
            <text:p>SPARKLING</text:p>
          </table:table-cell>
          <table:table-cell office:value-type="string">
            <text:p>Champagne Brut</text:p>
          </table:table-cell>
          <table:table-cell office:value-type="string">
            <text:p>Delamotte</text:p>
          </table:table-cell>
          <table:table-cell office:value-type="float" office:value="34.213688">
            <text:p>34.2136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om Perignon Vintage </text:p>
          </table:table-cell>
          <table:table-cell office:value-type="string">
            <text:p>Dom Perigno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0000">
            <text:p>30000</text:p>
          </table:table-cell>
          <table:table-cell office:value-type="float" office:value="12295">
            <text:p>12295</text:p>
          </table:table-cell>
          <table:table-cell office:value-type="float" office:value="17">
            <text:p>17</text:p>
          </table:table-cell>
          <table:table-cell office:value-type="string">
            <text:p>Frigo Sala dx+totem+tav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0.30532">
            <text:p>40.305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osset Extra Brut P.N+ P.M.+ Ch</text:p>
          </table:table-cell>
          <table:table-cell office:value-type="string">
            <text:p>Gosset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t0m9fwkwy9qde52r2</text:p>
          </table:table-cell>
          <table:table-cell office:value-type="string">
            <text:p>SPARKLING</text:p>
          </table:table-cell>
          <table:table-cell office:value-type="string">
            <text:p>Champagne Extra Brut</text:p>
          </table:table-cell>
          <table:table-cell office:value-type="string">
            <text:p>Gosset</text:p>
          </table:table-cell>
          <table:table-cell office:value-type="float" office:value="33.484264">
            <text:p>33.4842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ee Montgolfier</text:p>
          </table:table-cell>
          <table:table-cell office:value-type="string">
            <text:p>Jacques Rousse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56scpe20kz7sp5akf</text:p>
          </table:table-cell>
          <table:table-cell office:value-type="string">
            <text:p>SPARKLING</text:p>
          </table:table-cell>
          <table:table-cell office:value-type="string">
            <text:p>Cuvée Montgolfiére Brut Champagne Grand Cru 'Verzenay'</text:p>
          </table:table-cell>
          <table:table-cell office:value-type="string">
            <text:p>Jacques Rousseaux</text:p>
          </table:table-cell>
          <table:table-cell office:value-type="float" office:value="40.6838">
            <text:p>40.68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</text:p>
          </table:table-cell>
          <table:table-cell office:value-type="string">
            <text:p>Joseph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8cd3ntw9ddfm3t9h8k</text:p>
          </table:table-cell>
          <table:table-cell office:value-type="string">
            <text:p>DESSERT</text:p>
          </table:table-cell>
          <table:table-cell office:value-type="string">
            <text:p>Ratafia de Champagne</text:p>
          </table:table-cell>
          <table:table-cell office:value-type="string">
            <text:p>Joseph Perrier</text:p>
          </table:table-cell>
          <table:table-cell office:value-type="float" office:value="34.974445">
            <text:p>34.97444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rug 171 Eme Edizione 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13524">
            <text:p>13524</text:p>
          </table:table-cell>
          <table:table-cell office:value-type="float" office:value="14">
            <text:p>14</text:p>
          </table:table-cell>
          <table:table-cell office:value-type="string">
            <text:p>Frigo Sala dx+tav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qnyk90y6srmhhr20cywjvzw</text:p>
          </table:table-cell>
          <table:table-cell office:value-type="string">
            <text:p>ROSE_SPARKLING</text:p>
          </table:table-cell>
          <table:table-cell office:value-type="string">
            <text:p>Champagne Rosé 34ème Édition Brut</text:p>
          </table:table-cell>
          <table:table-cell office:value-type="string">
            <text:p>Krug</text:p>
          </table:table-cell>
          <table:table-cell office:value-type="float" office:value="25.271992">
            <text:p>25.2719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urent Perrier</text:p>
          </table:table-cell>
          <table:table-cell office:value-type="string">
            <text:p>Laurent 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2950">
            <text:p>2950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a9g7h94g7d83rewpt3</text:p>
          </table:table-cell>
          <table:table-cell office:value-type="string">
            <text:p>WHITE</text:p>
          </table:table-cell>
          <table:table-cell office:value-type="string">
            <text:p>Cuvée Catherin Perrier Chardonnay</text:p>
          </table:table-cell>
          <table:table-cell office:value-type="string">
            <text:p>Jean Perrier</text:p>
          </table:table-cell>
          <table:table-cell office:value-type="float" office:value="24.913803">
            <text:p>24.9138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Exigence N°10 Gran Cru P.N E Ch.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6557">
            <text:p>6557</text:p>
          </table:table-cell>
          <table:table-cell office:value-type="float" office:value="4">
            <text:p>4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wpjqjgzs9wgfw6ar74</text:p>
          </table:table-cell>
          <table:table-cell office:value-type="string">
            <text:p>SPARKLING</text:p>
          </table:table-cell>
          <table:table-cell office:value-type="string">
            <text:p>Champagne Grand Cru Exigence No. 10 Brut</text:p>
          </table:table-cell>
          <table:table-cell office:value-type="string">
            <text:p>Legras &amp; Haas</text:p>
          </table:table-cell>
          <table:table-cell office:value-type="float" office:value="49.803986">
            <text:p>49.8039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'evidence Blanc De Blanc </text:p>
          </table:table-cell>
          <table:table-cell office:value-type="string">
            <text:p>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180">
            <text:p>4180</text:p>
          </table:table-cell>
          <table:table-cell office:value-type="float" office:value="6">
            <text:p>6</text:p>
          </table:table-cell>
          <table:table-cell office:value-type="string">
            <text:p>Frigo Sala dx+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611wqtr00ysd7z8gv5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Legras &amp; Haas</text:p>
          </table:table-cell>
          <table:table-cell office:value-type="float" office:value="44.746597">
            <text:p>44.7465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ristal </text:p>
          </table:table-cell>
          <table:table-cell office:value-type="string">
            <text:p>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32000">
            <text:p>32000</text:p>
          </table:table-cell>
          <table:table-cell office:value-type="float" office:value="16393">
            <text:p>16393</text:p>
          </table:table-cell>
          <table:table-cell office:value-type="float" office:value="11">
            <text:p>11</text:p>
          </table:table-cell>
          <table:table-cell office:value-type="string">
            <text:p>Frigo Sala dx+totem+tav10</text:p>
          </table:table-cell>
          <table:table-cell office:value-type="string">
            <text:p>Fornitore: Friend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t1m4jw7wrm83pbwtn</text:p>
          </table:table-cell>
          <table:table-cell office:value-type="string">
            <text:p>SPARKLING</text:p>
          </table:table-cell>
          <table:table-cell office:value-type="string">
            <text:p>Champagne Cristal Vinothèque Brut</text:p>
          </table:table-cell>
          <table:table-cell office:value-type="string">
            <text:p>Louis Roederer</text:p>
          </table:table-cell>
          <table:table-cell office:value-type="float" office:value="40.148582">
            <text:p>40.1485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elle Epoque </text:p>
          </table:table-cell>
          <table:table-cell office:value-type="string">
            <text:p>Perrier Jou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000">
            <text:p>25000</text:p>
          </table:table-cell>
          <table:table-cell office:value-type="float" office:value="12950">
            <text:p>12950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tv3snjac55rc0g595r</text:p>
          </table:table-cell>
          <table:table-cell office:value-type="string">
            <text:p>SPARKLING</text:p>
          </table:table-cell>
          <table:table-cell office:value-type="string">
            <text:p>Réserve Belle Époque Champagne</text:p>
          </table:table-cell>
          <table:table-cell office:value-type="string">
            <text:p>Perrier-Jouët</text:p>
          </table:table-cell>
          <table:table-cell office:value-type="float" office:value="52.992638">
            <text:p>52.99263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hilipponnat Royal Non Dosè  (Pn+Ch+Pm)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3114">
            <text:p>3114</text:p>
          </table:table-cell>
          <table:table-cell office:value-type="float" office:value="1">
            <text:p>1</text:p>
          </table:table-cell>
          <table:table-cell office:value-type="string">
            <text:p>Frigo Sala dx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3dw1mz9w5ezwc97av</text:p>
          </table:table-cell>
          <table:table-cell office:value-type="string">
            <text:p>SPARKLING</text:p>
          </table:table-cell>
          <table:table-cell office:value-type="string">
            <text:p>Champagne Royale Réserve Non Dosé</text:p>
          </table:table-cell>
          <table:table-cell office:value-type="string">
            <text:p>Philipponnat</text:p>
          </table:table-cell>
          <table:table-cell office:value-type="float" office:value="38.272408">
            <text:p>38.27240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hilipponnat Royal Reserve Brut  (Pn+Ch+Pm)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2868">
            <text:p>2868</text:p>
          </table:table-cell>
          <table:table-cell office:value-type="float" office:value="2">
            <text:p>2</text:p>
          </table:table-cell>
          <table:table-cell office:value-type="string">
            <text:p>Frigo Sala dx+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3nx7n95vw12dcynhy</text:p>
          </table:table-cell>
          <table:table-cell office:value-type="string">
            <text:p>SPARKLING</text:p>
          </table:table-cell>
          <table:table-cell office:value-type="string">
            <text:p>Champagne Royale Réserve Brut</text:p>
          </table:table-cell>
          <table:table-cell office:value-type="string">
            <text:p>Philipponnat</text:p>
          </table:table-cell>
          <table:table-cell office:value-type="float" office:value="37.08995">
            <text:p>37.089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l Roger Brut Réserv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3032">
            <text:p>3032</text:p>
          </table:table-cell>
          <table:table-cell office:value-type="float" office:value="2">
            <text:p>2</text:p>
          </table:table-cell>
          <table:table-cell office:value-type="string">
            <text:p>totem+tav10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cbtrxfra499jsfa2z0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Pol Roger</text:p>
          </table:table-cell>
          <table:table-cell office:value-type="float" office:value="36.904976">
            <text:p>36.9049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ol Roger Rosè Vintage Millesime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dmpbe7tzvxcphqce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Pol Roger</text:p>
          </table:table-cell>
          <table:table-cell office:value-type="float" office:value="36.44234">
            <text:p>36.442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aittinger Cuvee Prestige </text:p>
          </table:table-cell>
          <table:table-cell office:value-type="string">
            <text:p>Taitt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3114">
            <text:p>3114</text:p>
          </table:table-cell>
          <table:table-cell office:value-type="float" office:value="1">
            <text:p>1</text:p>
          </table:table-cell>
          <table:table-cell office:value-type="string">
            <text:p>totem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m11rs6z6r4yhqx5x1</text:p>
          </table:table-cell>
          <table:table-cell office:value-type="string">
            <text:p>SPARKLING</text:p>
          </table:table-cell>
          <table:table-cell office:value-type="string">
            <text:p>Champagne Cuvée Prestige Brut</text:p>
          </table:table-cell>
          <table:table-cell office:value-type="string">
            <text:p>Taittinger</text:p>
          </table:table-cell>
          <table:table-cell office:value-type="float" office:value="34.224823">
            <text:p>34.224823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ra Sancti Viti</text:p>
          </table:table-cell>
          <table:table-cell office:value-type="string">
            <text:p>Bagnar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snac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Macinatoio di Panzano</text:p>
          </table:table-cell>
          <table:table-cell office:value-type="string">
            <text:p>Bandi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Collezione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ando </text:p>
          </table:table-cell>
          <table:table-cell office:value-type="string">
            <text:p>Brandol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885">
            <text:p>1885</text:p>
          </table:table-cell>
          <table:table-cell office:value-type="float" office:value="12">
            <text:p>12</text:p>
          </table:table-cell>
          <table:table-cell office:value-type="string">
            <text:p>s2+bar006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iesling</text:p>
          </table:table-cell>
          <table:table-cell office:value-type="string">
            <text:p>Calatr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600">
            <text:p>3600</text:p>
          </table:table-cell>
          <table:table-cell office:value-type="float" office:value="1311">
            <text:p>1311</text:p>
          </table:table-cell>
          <table:table-cell office:value-type="float" office:value="3">
            <text:p>3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or </text:p>
          </table:table-cell>
          <table:table-cell office:value-type="string">
            <text:p>Campe Dh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12">
            <text:p>12</text:p>
          </table:table-cell>
          <table:table-cell office:value-type="string">
            <text:p>tav10-top+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iosfera Catarratto Igp</text:p>
          </table:table-cell>
          <table:table-cell office:value-type="string">
            <text:p>Pelleg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500">
            <text:p>2500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string">
            <text:p>Frigo Sala sx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gnolo</text:p>
          </table:table-cell>
          <table:table-cell office:value-type="string">
            <text:p>Zorzetti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1311">
            <text:p>1311</text:p>
          </table:table-cell>
          <table:table-cell office:value-type="float" office:value="5">
            <text:p>5</text:p>
          </table:table-cell>
          <table:table-cell office:value-type="string">
            <text:p>s2+bar007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lumbus </text:p>
          </table:table-cell>
          <table:table-cell office:value-type="string">
            <text:p>Bozzon Emi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tav10-top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Form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rigo friulani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- Vigna del Rolat</text:p>
          </table:table-cell>
          <table:table-cell office:value-type="string">
            <text:p>Racc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229">
            <text:p>1229</text:p>
          </table:table-cell>
          <table:table-cell office:value-type="float" office:value="5">
            <text:p>5</text:p>
          </table:table-cell>
          <table:table-cell office:value-type="string">
            <text:p>Frigo friulani+tav10-top</text:p>
          </table:table-cell>
          <table:table-cell office:value-type="string">
            <text:p>Fornitore: TOL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2]); &quot;&quot;; 1)"/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Il Vermut Cannabis</text:p>
          </table:table-cell>
          <table:table-cell office:value-type="string">
            <text:p>Ermes Botani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>
            <text:p>Fornitore: Ermes Botanic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3]); &quot;&quot;; 1)"/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Fine de Cognac</text:p>
          </table:table-cell>
          <table:table-cell office:value-type="string">
            <text:p>Henness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4]); &quot;&quot;; 1)"/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Etiqueta Negra - Solera 23)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5]); &quot;&quot;; 1)"/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Riserva Limitada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6]); &quot;&quot;; 1)"/>
          <table:table-cell office:value-type="string"/>
          <table:table-cell office:value-type="string"/>
          <table:table-cell office:value-type="string">
            <text:p>SPIRITS</text:p>
          </table:table-cell>
          <table:table-cell office:value-type="string">
            <text:p>XO Solera Gran Riserva </text:p>
          </table:table-cell>
          <table:table-cell office:value-type="string">
            <text:p>Zaca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7]); &quot;&quot;; 1)"/>
          <table:table-cell office:value-type="string"/>
          <table:table-cell office:value-type="string"/>
          <table:table-cell office:value-type="string"/>
          <table:table-cell office:value-type="string">
            <text:p>Cisgnanum</text:p>
          </table:table-cell>
          <table:table-cell office:value-type="string">
            <text:p>Il Mong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em+s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